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h1 align="center"&gt; khu_sensor &lt;/h1&gt;</text:p>
      <text:p text:style-name="Standard"/>
      <text:p text:style-name="Standard">--- <text:s/></text:p>
      <text:p text:style-name="Standard"/>
      <text:p text:style-name="Standard">khu_sensor is a module on a FPGA board that communicates with MPR121 and ADS1292 and sends sensing data to PC through RS232. <text:s/></text:p>
      <text:p text:style-name="Standard"/>
      <text:p text:style-name="Standard">---</text:p>
      <text:p text:style-name="Standard"/>
      <text:p text:style-name="Standard">## Contents</text:p>
      <text:p text:style-name="Standard">* [Introduction](#Introduction)</text:p>
      <text:p text:style-name="Standard"><text:s text:c="2"/>- [Prerequisites](#Prerequisites)</text:p>
      <text:p text:style-name="Standard"><text:s text:c="2"/>- [Block_Diagram](#Block_Diagram)</text:p>
      <text:p text:style-name="Standard"><text:s text:c="2"/>- [How khu_sensor works](#Operation_Manual)</text:p>
      <text:p text:style-name="Standard">* [Modules](#Modules)</text:p>
      <text:p text:style-name="Standard"><text:tab/>- [khu_sensor_top](#khu_sensor_top)</text:p>
      <text:p text:style-name="Standard"><text:s text:c="2"/>- [mpr121_controller](#mpr121_controller.v)</text:p>
      <text:p text:style-name="Standard"><text:tab/>- [ads1292_controller](#ads1292_controller)</text:p>
      <text:p text:style-name="Standard"><text:tab/> <text:s/>+ [spi_master](#spi_master)</text:p>
      <text:p text:style-name="Standard"/>
      <text:p text:style-name="Standard"><text:tab/> <text:s/>+ [i2c_master](#i2c_master)</text:p>
      <text:p text:style-name="Standard"><text:tab/>- [sensor_core](#sensor_core)</text:p>
      <text:p text:style-name="Standard"><text:tab/>- [uart_controller](#uart_controller)</text:p>
      <text:p text:style-name="Standard"><text:tab/> <text:s/>+ [uart_rx](#uart_rx)</text:p>
      <text:p text:style-name="Standard"><text:tab/> <text:s/>+ [uart_tx](#uart_tx)</text:p>
      <text:p text:style-name="Standard">* [Reference](#Reference)</text:p>
      <text:p text:style-name="Standard"><text:s text:c="2"/>- [mpr121_controller](#Reference_mpr121_controller)</text:p>
      <text:p text:style-name="Standard"><text:s text:c="2"/>- [ads1292_controller](#Reference_ads1292_controller)</text:p>
      <text:p text:style-name="Standard"><text:s text:c="2"/>- [sensor_core](#Reference_sensor_core)</text:p>
      <text:p text:style-name="Standard"><text:s text:c="2"/>- [uart_controller](#Reference_uart_controller)</text:p>
      <text:p text:style-name="Standard"/>
      <text:p text:style-name="Standard">---</text:p>
      <text:p text:style-name="Standard"/>
      <text:p text:style-name="Standard">## Introduction</text:p>
      <text:p text:style-name="Standard"/>
      <text:p text:style-name="Standard">### Prerequisites</text:p>
      <text:p text:style-name="Standard"/>
      <text:p text:style-name="Standard">- Quartus II (Version 15.0)</text:p>
      <text:p text:style-name="Standard">- Altera DE2-115 Board (Cyclone IV E, EP4CE115F29C7)</text:p>
      <text:p text:style-name="Standard">- USB-Blaster</text:p>
      <text:p text:style-name="Standard">- RS232</text:p>
      <text:p text:style-name="Standard">- MPR121 (FreeScale) (Touch Sensor)</text:p>
      <text:p text:style-name="Standard">- ADS1292 (Texas Instrument) (ECG Sensor)</text:p>
      <text:p text:style-name="Standard">- Program which can be transmitted or received bytes by Serial port <text:s/></text:p>
      <text:p text:style-name="Standard"><text:s text:c="2"/>// In this repository, we have Qt5 program(khu_sensor_ui) to control FPGA. <text:s text:c="2"/></text:p>
      <text:p text:style-name="Standard"><text:s text:c="2"/>(or SerialPacketAnalysisSystem.exe that only operates on Windows) <text:s text:c="2"/></text:p>
      <text:p text:style-name="Standard"><text:s text:c="2"/>**_Caution_** : **Qt5 Program is not fully implemented yet.**</text:p>
      <text:p text:style-name="Standard"/>
      <text:p text:style-name="Standard">### Block_Diagram</text:p>
      <text:p text:style-name="Standard"><text:soft-page-break/>![Block Diagram](./Reference/khu_sensor/khu_sensor_blockdiagram.png)</text:p>
      <text:p text:style-name="Standard"/>
      <text:p text:style-name="Standard">### Operation_Manual</text:p>
      <text:p text:style-name="Standard">For operating the module you must make sure that all wires and cables is connected with your FPGA board correctly. <text:s/></text:p>
      <text:p text:style-name="Standard">(you can modify Pin Assignments through Quartus.) <text:s/></text:p>
      <text:p text:style-name="Standard"/>
      <text:p text:style-name="Standard">First, Compare to our PIN Asssignment. <text:s/></text:p>
      <text:p text:style-name="Standard">![GPIO_PinSet](./Reference/DE2-115/GPIO_PinSet.png) <text:s/></text:p>
      <text:p text:style-name="Standard"/>
      <text:p text:style-name="Standard">|MPR121|||ADS1292|||</text:p>
      <text:p text:style-name="Standard">|----|----|----|----|----|----|</text:p>
      <text:p text:style-name="Standard">|VIN|5V||VCC|3.3V||</text:p>
      <text:p text:style-name="Standard">|GND|GND||DGND|GND||</text:p>
      <text:p text:style-name="Standard">|SCL|GPIO\[8\]|AD15|SCLK|GPIO\[26\]|AG22|</text:p>
      <text:p text:style-name="Standard">|SDA|GPIO\[9\]|AE15|DOUT(MISO)|GPIO\[27\]|AE24|</text:p>
      <text:p text:style-name="Standard">||||DIN(MOSI)|GPIO\[28\]|AH22|</text:p>
      <text:p text:style-name="Standard">||||DRDYN|GPIO\[29\]|AF26|</text:p>
      <text:p text:style-name="Standard">||||PWDN/RESETN|GPIO\[30\]|AE20|</text:p>
      <text:p text:style-name="Standard">||||START|GPIO\[31\]|AG23|</text:p>
      <text:p text:style-name="Standard">||||CSN|GPIO\[32\]|AF20|</text:p>
      <text:p text:style-name="Standard"/>
      <text:p text:style-name="Standard">#### Steps</text:p>
      <text:p text:style-name="Standard"/>
      <text:p text:style-name="Standard">1. send 'R'(8'h52) to the FPGA Board through Serial communication Program what you use.</text:p>
      <text:p text:style-name="Standard"/>
      <text:p text:style-name="Standard">2. receive [data](./Reference/khu_sensor/Packet_Definition.pptx) from FPGA <text:s/></text:p>
      <text:p text:style-name="Standard"/>
      <text:p text:style-name="Standard"><text:s text:c="2"/>- **MPR121**</text:p>
      <text:p text:style-name="Standard"><text:s text:c="2"/>![MPR121_Packet_Definition](./Reference/khu_sensor/MPR121_Packet_Definition.jpeg) <text:s/></text:p>
      <text:p text:style-name="Standard"/>
      <text:p text:style-name="Standard"><text:s text:c="2"/>- **MPR121 Data Process** <text:s/></text:p>
      <text:p text:style-name="Standard"><text:s text:c="4"/>- MPR121 Data : {24'hBB0xxx} (xxx is ELE11~0 12 bits. MSB is ELE11 and LSB is ELE0) <text:s/></text:p>
      <text:p text:style-name="Standard"/>
      <text:p text:style-name="Standard"><text:s text:c="4"/>- If data is processed in the bits form in your program, you do not need to convert them to analyze which Electrode is touched. <text:s/></text:p>
      <text:p text:style-name="Standard"/>
      <text:p text:style-name="Standard"><text:s text:c="4"/>- However, If data is processed in the hex form in your program, you should convert them. <text:s/></text:p>
      <text:p text:style-name="Standard"/>
      <text:p text:style-name="Standard"><text:s text:c="6"/>In our Qt5 Program</text:p>
      <text:p text:style-name="Standard"><text:s text:c="6"/>```cpp</text:p>
      <text:p text:style-name="Standard"><text:s text:c="6"/>QBitArray mpr_bits((t_Data.count())*8);</text:p>
      <text:p text:style-name="Standard"/>
      <text:p text:style-name="Standard"><text:s text:c="6"/>// Convert from QByteArray to QBitArray</text:p>
      <text:p text:style-name="Standard"><text:s text:c="6"/>for(int i=0; i&lt;t_Data.count(); i++) {</text:p>
      <text:p text:style-name="Standard"><text:s text:c="8"/>for(int b=0; b&lt;8; b++) {</text:p>
      <text:p text:style-name="Standard"><text:s text:c="10"/>mpr_bits.setBit(mpr_bits.count()-1-(i*8+b), t_Data.at(i)&amp;(1&lt;&lt;(7-b)) );</text:p>
      <text:p text:style-name="Standard"><text:s text:c="8"/>}</text:p>
      <text:p text:style-name="Standard"><text:s text:c="6"/>}</text:p>
      <text:p text:style-name="Standard"><text:soft-page-break/><text:s text:c="6"/>/*</text:p>
      <text:p text:style-name="Standard"><text:s text:c="6"/>mpr_bits.at(0) -&gt; ELE0</text:p>
      <text:p text:style-name="Standard"><text:s text:c="6"/>mpr_bits.at(1) -&gt; ELE1</text:p>
      <text:p text:style-name="Standard"><text:s text:c="6"/>mpr_bits.at(2) -&gt; ELE2</text:p>
      <text:p text:style-name="Standard"><text:s text:c="6"/>mpr_bits.at(3) -&gt; ELE3</text:p>
      <text:p text:style-name="Standard"><text:s text:c="6"/>mpr_bits.at(4) -&gt; ELE4</text:p>
      <text:p text:style-name="Standard"><text:s text:c="6"/>mpr_bits.at(5) -&gt; ELE5</text:p>
      <text:p text:style-name="Standard"><text:s text:c="6"/>mpr_bits.at(6) -&gt; ELE6</text:p>
      <text:p text:style-name="Standard"><text:s text:c="6"/>mpr_bits.at(7) -&gt; ELE7</text:p>
      <text:p text:style-name="Standard"><text:s text:c="6"/>mpr_bits.at(8) -&gt; ELE8</text:p>
      <text:p text:style-name="Standard"><text:s text:c="6"/>mpr_bits.at(9) -&gt; ELE9</text:p>
      <text:p text:style-name="Standard"><text:s text:c="6"/>mpr_bits.at(10) -&gt; ELE10</text:p>
      <text:p text:style-name="Standard"><text:s text:c="6"/>mpr_bits.at(11) -&gt; ELE11</text:p>
      <text:p text:style-name="Standard"><text:s text:c="6"/>*/</text:p>
      <text:p text:style-name="Standard"><text:s text:c="6"/>```</text:p>
      <text:p text:style-name="Standard"/>
      <text:p text:style-name="Standard"/>
      <text:p text:style-name="Standard"><text:s text:c="2"/>- **ADS1292**</text:p>
      <text:p text:style-name="Standard"><text:s text:c="2"/>![ADS1292_Packet_Definition](./Reference/khu_sensor/ADS1292_Packet_Definition.jpeg) <text:s/></text:p>
      <text:p text:style-name="Standard"/>
      <text:p text:style-name="Standard"><text:s text:c="2"/>- **ADS1292 Data Process** <text:s/></text:p>
      <text:p text:style-name="Standard"><text:s text:c="4"/>- ADS1292 Data : {32'hAAxxxxxx} (ADS1292 data is 3byte and MSB(sign) is left) <text:s/></text:p>
      <text:p text:style-name="Standard"/>
      <text:p text:style-name="Standard"><text:s text:c="4"/>- ADS1292 Data need to calculate to convert signed integer.</text:p>
      <text:p text:style-name="Standard"/>
      <text:p text:style-name="Standard"><text:s text:c="6"/>In our Qt5 Program</text:p>
      <text:p text:style-name="Standard"><text:s text:c="6"/>```cpp</text:p>
      <text:p text:style-name="Standard"><text:s text:c="6"/>// t_Data is serial data which excluded header(0xBB)</text:p>
      <text:p text:style-name="Standard"><text:s text:c="6"/>// MSB is index 0</text:p>
      <text:p text:style-name="Standard"><text:s text:c="6"/>data1c = t_Data.at(0);</text:p>
      <text:p text:style-name="Standard"><text:s text:c="6"/>data2c = t_Data.at(1);</text:p>
      <text:p text:style-name="Standard"><text:s text:c="6"/>data3c = t_Data.at(2);</text:p>
      <text:p text:style-name="Standard"/>
      <text:p text:style-name="Standard"><text:s text:c="6"/>if(t_Data.at(0) &gt; 0x7F){</text:p>
      <text:p text:style-name="Standard"><text:s text:c="10"/>data1c = ~data1c;</text:p>
      <text:p text:style-name="Standard"><text:s text:c="10"/>data2c = ~data2c;</text:p>
      <text:p text:style-name="Standard"><text:s text:c="10"/>data3c = ~data3c;</text:p>
      <text:p text:style-name="Standard"/>
      <text:p text:style-name="Standard"><text:s text:c="10"/>data1l = ((unsigned int)(data1c&lt;&lt;8)&lt;&lt;8);</text:p>
      <text:p text:style-name="Standard"><text:s text:c="10"/>data2l = (unsigned int)(data2c&lt;&lt;8);</text:p>
      <text:p text:style-name="Standard"><text:s text:c="10"/>data3l = (unsigned int)(data3c);</text:p>
      <text:p text:style-name="Standard"/>
      <text:p text:style-name="Standard"><text:s text:c="10"/>ADS_Data = data1l|data2l|data3l;</text:p>
      <text:p text:style-name="Standard"><text:s text:c="10"/>ADS_Data += 1;</text:p>
      <text:p text:style-name="Standard"><text:s text:c="10"/>ADS_Data = -ADS_Data;</text:p>
      <text:p text:style-name="Standard"><text:s text:c="8"/>} else {</text:p>
      <text:p text:style-name="Standard"><text:s text:c="10"/>data1l = ((unsigned int)(data1c&lt;&lt;8)&lt;&lt;8);</text:p>
      <text:p text:style-name="Standard"><text:s text:c="10"/>data2l = (unsigned int)(data2c&lt;&lt;8);</text:p>
      <text:p text:style-name="Standard"><text:s text:c="10"/>data3l = (unsigned int)(data3c);</text:p>
      <text:p text:style-name="Standard"><text:soft-page-break/><text:s text:c="10"/>ADS_Data = data1l|data2l|data3l;</text:p>
      <text:p text:style-name="Standard"><text:s text:c="8"/>}</text:p>
      <text:p text:style-name="Standard"><text:s text:c="8"/>```</text:p>
      <text:p text:style-name="Standard"><text:s text:c="8"/>or</text:p>
      <text:p text:style-name="Standard"><text:s text:c="8"/>```</text:p>
      <text:p text:style-name="Standard"><text:s text:c="8"/>ECG_Data = (data[0]&lt;&lt;16)|(data[1]&lt;&lt;8)|(data[2]);</text:p>
      <text:p text:style-name="Standard"><text:s text:c="8"/>```</text:p>
      <text:p text:style-name="Standard"><text:s text:c="4"/>- If you want to obtain more clear ECG_data, you should implement Notch Filter(BSP)(Band Stop Filter), Low Pass Filter(LPF) and High Pass Filter(HPF). Data must be filtered in order of Notch Filter, LPF, HPF. <text:s/></text:p>
      <text:p text:style-name="Standard"/>
      <text:p text:style-name="Standard"><text:s text:c="4"/>||Notch Filter(BSP)|LPF|HPF|</text:p>
      <text:p text:style-name="Standard"><text:s text:c="4"/>|----|----|----|----|</text:p>
      <text:p text:style-name="Standard"><text:s text:c="4"/>|Sampling&lt;br&gt;Frequency(Hz)|250|250|250|</text:p>
      <text:p text:style-name="Standard"><text:s text:c="4"/>|Cut-off/Middle&lt;br&gt;Frequency(Hz)|60|10|5|</text:p>
      <text:p text:style-name="Standard"/>
      <text:p text:style-name="Standard"/>
      <text:p text:style-name="Standard"/>
      <text:p text:style-name="Standard">3. If you want to stop the module, send 'S'(8'h53) to the FPGA Board through Serial communication Program what you use.</text:p>
      <text:p text:style-name="Standard"/>
      <text:p text:style-name="Standard">---</text:p>
      <text:p text:style-name="Standard"/>
      <text:p text:style-name="Standard">## Modules</text:p>
      <text:p text:style-name="Standard"/>
      <text:p text:style-name="Standard">### khu_sensor_top.v</text:p>
      <text:p text:style-name="Standard">khu_sensor_top is the top module of khu_sensor. The module assigns pins of fpga to wire and register. These pins are used to communicate with ADS1292(SPI), MPR121(I2C), PC(UART). <text:s/></text:p>
      <text:p text:style-name="Standard"/>
      <text:p text:style-name="Standard"/>
      <text:p text:style-name="Standard">#### Port Lists</text:p>
      <text:p text:style-name="Standard"/>
      <text:p text:style-name="Standard">###### SYSTEM I/0</text:p>
      <text:p text:style-name="Standard">* **input** CLOCK_50M // PIN_Y2</text:p>
      <text:p text:style-name="Standard"><text:s text:c="2"/>- The DE2-115 board includes one oscillator that produces 50 MHz clock signal.</text:p>
      <text:p text:style-name="Standard"><text:s text:c="2"/>- It is main clock of our modules.</text:p>
      <text:p text:style-name="Standard"/>
      <text:p text:style-name="Standard"/>
      <text:p text:style-name="Standard">* **input** KEY_0 // KEY[0] - PIN_M23</text:p>
      <text:p text:style-name="Standard"><text:s text:c="2"/>- when it is pressed, voltage level is going to be Low(0)</text:p>
      <text:p text:style-name="Standard"><text:s text:c="2"/>- It is main RSTN(Negative Reset) of our modules</text:p>
      <text:p text:style-name="Standard"/>
      <text:p text:style-name="Standard"/>
      <text:p text:style-name="Standard">* **output** [17:0] LEDR , [7:0]LEDG</text:p>
      <text:p text:style-name="Standard"><text:s text:c="2"/>|LEDG|PIN|LEDR|PIN|</text:p>
      <text:p text:style-name="Standard"><text:s text:c="2"/>|----|----|----|----|</text:p>
      <text:p text:style-name="Standard"><text:s text:c="2"/>|LEDG[0]|E21|LEDR[0]|G19|</text:p>
      <text:p text:style-name="Standard"><text:s text:c="2"/>|LEDG[1]|E22|LEDR[1]|F19|</text:p>
      <text:p text:style-name="Standard"><text:s text:c="2"/>|LEDG[2]|E25|LEDR[2]|E19|</text:p>
      <text:p text:style-name="Standard"><text:soft-page-break/><text:s text:c="2"/>|LEDG[3]|E24|LEDR[3]|F21|</text:p>
      <text:p text:style-name="Standard"><text:s text:c="2"/>|LEDG[4]|H21|LEDR[4]|F18|</text:p>
      <text:p text:style-name="Standard"><text:s text:c="2"/>|LEDG[5]|G20|LEDR[5]|E18|</text:p>
      <text:p text:style-name="Standard"><text:s text:c="2"/>|LEDG[6]|G22|LEDR[6]|J19|</text:p>
      <text:p text:style-name="Standard"><text:s text:c="2"/>|LEDG[7]|G21|LEDR[7]|H19|</text:p>
      <text:p text:style-name="Standard"><text:s text:c="2"/>|||LEDR[8]|J17|</text:p>
      <text:p text:style-name="Standard"><text:s text:c="2"/>|||LEDR[9]|G17|</text:p>
      <text:p text:style-name="Standard"><text:s text:c="2"/>|||LEDR[10]|J15|</text:p>
      <text:p text:style-name="Standard"><text:s text:c="2"/>|||LEDR[11]|H16|</text:p>
      <text:p text:style-name="Standard"><text:s text:c="2"/>|||LEDR[12]|J16|</text:p>
      <text:p text:style-name="Standard"><text:s text:c="2"/>|||LEDR[13]|H17|</text:p>
      <text:p text:style-name="Standard"><text:s text:c="2"/>|||LEDR[14]|F15|</text:p>
      <text:p text:style-name="Standard"><text:s text:c="2"/>|||LEDR[15]|G15|</text:p>
      <text:p text:style-name="Standard"><text:s text:c="2"/>|||LEDR[16]|G16|</text:p>
      <text:p text:style-name="Standard"><text:s text:c="2"/>|||LEDR[17]|H15|</text:p>
      <text:p text:style-name="Standard"/>
      <text:p text:style-name="Standard"><text:s text:c="2"/>- LEDG[0] indicates initial setting of chips(MPR121, ADS1292) is done.</text:p>
      <text:p text:style-name="Standard"><text:s text:c="2"/>- LEDG[1] indicates register setting of chips(MPR121, ADS1292) is done.</text:p>
      <text:p text:style-name="Standard"><text:s text:c="2"/>- LEDG[2] indicates that sensor_core is running.</text:p>
      <text:p text:style-name="Standard"><text:s text:c="2"/>- LEDR[11:0] indicates which MPR121 Electrodes are touched.</text:p>
      <text:p text:style-name="Standard"><text:s text:c="2"/>- LEDR[16] indicates that error of MPR121 is occured.</text:p>
      <text:p text:style-name="Standard"><text:s text:c="2"/>- LEDR[17] indicates that sensor_core is busy.</text:p>
      <text:p text:style-name="Standard"/>
      <text:p text:style-name="Standard"/>
      <text:p text:style-name="Standard">###### RS232</text:p>
      <text:p text:style-name="Standard">* **input** UART_RXD // PIN_G12</text:p>
      <text:p text:style-name="Standard"><text:s text:c="2"/>- UART_RX of RS232 cable which receives data from PC</text:p>
      <text:p text:style-name="Standard"/>
      <text:p text:style-name="Standard"/>
      <text:p text:style-name="Standard">* **output** UART_TXD // PIN_G9</text:p>
      <text:p text:style-name="Standard"><text:s text:c="2"/>- UART_TX of RS232 cable which transmits data to PC</text:p>
      <text:p text:style-name="Standard"/>
      <text:p text:style-name="Standard"/>
      <text:p text:style-name="Standard">###### DUT IO: MPR121 (I2C)</text:p>
      <text:p text:style-name="Standard">* **inout** MPR121_SCL // GPIO[8] - PIN_AD15</text:p>
      <text:p text:style-name="Standard"><text:s text:c="2"/>- I2C Clock</text:p>
      <text:p text:style-name="Standard"/>
      <text:p text:style-name="Standard">* **inout** MPR121_SDA // GPIO[9] - PIN_AE15</text:p>
      <text:p text:style-name="Standard"><text:s text:c="2"/>- I2C Data</text:p>
      <text:p text:style-name="Standard"/>
      <text:p text:style-name="Standard"/>
      <text:p text:style-name="Standard">###### DUT IO: ADS1292 (SPI)</text:p>
      <text:p text:style-name="Standard"/>
      <text:p text:style-name="Standard">* **output** ADS1292_SCLK // GPIO[26] - PIN_AG22</text:p>
      <text:p text:style-name="Standard"><text:s text:c="2"/>- SPI Clock</text:p>
      <text:p text:style-name="Standard"/>
      <text:p text:style-name="Standard"/>
      <text:p text:style-name="Standard">* **output** ADS1292_MISO // GPIO[27] - PIN_AE24</text:p>
      <text:p text:style-name="Standard"><text:s text:c="2"/>- SPI data from ADS1292 - Master input Slave output (read)</text:p>
      <text:p text:style-name="Standard"><text:soft-page-break/></text:p>
      <text:p text:style-name="Standard"/>
      <text:p text:style-name="Standard">* **output** ADS1292_MOSI // GPIO[28] - PIN_AH22</text:p>
      <text:p text:style-name="Standard"><text:s text:c="2"/>- SPI data to ADS1292 - Master Output Slave Input (write)</text:p>
      <text:p text:style-name="Standard"/>
      <text:p text:style-name="Standard"/>
      <text:p text:style-name="Standard">* **output** ADS1292_DRDY // GPIO[29] - PIN_AF26</text:p>
      <text:p text:style-name="Standard"><text:s text:c="2"/>- This port indicates that new conversion data are ready when its value is Low(0).</text:p>
      <text:p text:style-name="Standard"/>
      <text:p text:style-name="Standard"/>
      <text:p text:style-name="Standard">* **output** ADS1292_RESET // GPIO[30] - PIN_AE20</text:p>
      <text:p text:style-name="Standard"><text:s text:c="2"/>- Power-down or ADS1292 reset</text:p>
      <text:p text:style-name="Standard"><text:s text:c="2"/>- active Low(0)</text:p>
      <text:p text:style-name="Standard"/>
      <text:p text:style-name="Standard"/>
      <text:p text:style-name="Standard">* **output** ADS1292_START // GPIO[31] - PIN_AG23</text:p>
      <text:p text:style-name="Standard"><text:s text:c="2"/>- begin the data conversion</text:p>
      <text:p text:style-name="Standard"/>
      <text:p text:style-name="Standard"/>
      <text:p text:style-name="Standard">* **output** ADS1292_CSN // GPIO[32] - PIN_AF20</text:p>
      <text:p text:style-name="Standard"><text:s text:c="2"/>- chip select to communicate</text:p>
      <text:p text:style-name="Standard"><text:s text:c="2"/>- active low</text:p>
      <text:p text:style-name="Standard"/>
      <text:p text:style-name="Standard">_If you want to obtain more specific information, refer to [DE2-115](./Reference/DE2-115/DE2-115.pdf)_</text:p>
      <text:p text:style-name="Standard"/>
      <text:p text:style-name="Standard">---</text:p>
      <text:p text:style-name="Standard">### mpr121_controller.v</text:p>
      <text:p text:style-name="Standard">mpr121_controller is the module which controls MPR121 chip operation. It offers Read and Write register operation through I2C communication.</text:p>
      <text:p text:style-name="Standard">**this module must use in tandem with i2c_master.v**</text:p>
      <text:p text:style-name="Standard"/>
      <text:p text:style-name="Standard">#### Port Lists</text:p>
      <text:p text:style-name="Standard"/>
      <text:p text:style-name="Standard">##### input</text:p>
      <text:p text:style-name="Standard"/>
      <text:p text:style-name="Standard">* i_CLK</text:p>
      <text:p text:style-name="Standard"><text:s text:c="2"/>- main clock</text:p>
      <text:p text:style-name="Standard"/>
      <text:p text:style-name="Standard"/>
      <text:p text:style-name="Standard">* i_RSTN <text:s text:c="6"/></text:p>
      <text:p text:style-name="Standard"><text:s text:c="3"/>- reset the mpr121_controller module</text:p>
      <text:p text:style-name="Standard"><text:s text:c="3"/>- active Low(0)</text:p>
      <text:p text:style-name="Standard"/>
      <text:p text:style-name="Standard"/>
      <text:p text:style-name="Standard">* [7:0] i_MPR121_REG_ADDR</text:p>
      <text:p text:style-name="Standard"><text:s text:c="2"/>- MPR121 Register Address to write or read</text:p>
      <text:p text:style-name="Standard"/>
      <text:p text:style-name="Standard"/>
      <text:p text:style-name="Standard"><text:soft-page-break/>* [7:0] i_MPR121_DATA_IN</text:p>
      <text:p text:style-name="Standard"><text:s text:c="2"/>- data to write on MPR121 Register</text:p>
      <text:p text:style-name="Standard"/>
      <text:p text:style-name="Standard"/>
      <text:p text:style-name="Standard">* i_MPR121_WRITE_ENABLE</text:p>
      <text:p text:style-name="Standard"><text:s text:c="2"/>- start writing operation</text:p>
      <text:p text:style-name="Standard"/>
      <text:p text:style-name="Standard"/>
      <text:p text:style-name="Standard">* i_MPR121_READ_ENABLE</text:p>
      <text:p text:style-name="Standard"><text:s text:c="2"/>- start reading operation</text:p>
      <text:p text:style-name="Standard"/>
      <text:p text:style-name="Standard"/>
      <text:p text:style-name="Standard">##### output</text:p>
      <text:p text:style-name="Standard"/>
      <text:p text:style-name="Standard">* [7:0] o_MPR121_DATA_OUT</text:p>
      <text:p text:style-name="Standard"><text:s text:c="2"/>- register data which is read from MPR121</text:p>
      <text:p text:style-name="Standard"/>
      <text:p text:style-name="Standard"/>
      <text:p text:style-name="Standard">* o_MPR121_INIT_SET</text:p>
      <text:p text:style-name="Standard"><text:s text:c="2"/>- flag that soft reset of MPR121 is done.</text:p>
      <text:p text:style-name="Standard"><text:s text:c="2"/>- The soft reset does not effect the i2c_master module, but make MPR121 same as POR(Power On Reset).</text:p>
      <text:p text:style-name="Standard"/>
      <text:p text:style-name="Standard"/>
      <text:p text:style-name="Standard">* o_MPR121_BUSY</text:p>
      <text:p text:style-name="Standard"><text:s text:c="2"/>- busy flag that mpr121_controller is either on writing or reading operation</text:p>
      <text:p text:style-name="Standard"/>
      <text:p text:style-name="Standard"/>
      <text:p text:style-name="Standard">* o_MPR121_FAIL</text:p>
      <text:p text:style-name="Standard"><text:s text:c="2"/>- flag that unexpected error is occurred during process <text:s text:c="8"/></text:p>
      <text:p text:style-name="Standard"/>
      <text:p text:style-name="Standard"/>
      <text:p text:style-name="Standard">##### inout</text:p>
      <text:p text:style-name="Standard">* I2C_SCL</text:p>
      <text:p text:style-name="Standard"><text:s text:c="2"/>- I2C Clock</text:p>
      <text:p text:style-name="Standard"/>
      <text:p text:style-name="Standard"/>
      <text:p text:style-name="Standard">* I2C_SDA</text:p>
      <text:p text:style-name="Standard"><text:s text:c="2"/>- I2C Data</text:p>
      <text:p text:style-name="Standard"/>
      <text:p text:style-name="Standard">#### Operation_Manual</text:p>
      <text:p text:style-name="Standard"/>
      <text:p text:style-name="Standard">##### Write Register</text:p>
      <text:p text:style-name="Standard">* put in 8bits Register Address you want to write to i_MPR121_REG_ADDR.</text:p>
      <text:p text:style-name="Standard"/>
      <text:p text:style-name="Standard">* put in 8bits Register Data to i_MPR121_DATA_IN.</text:p>
      <text:p text:style-name="Standard"/>
      <text:p text:style-name="Standard">* set i_MPR121_WRITE_ENABLE High(1). <text:s/></text:p>
      <text:p text:style-name="Standard"><text:soft-page-break/><text:s text:c="2"/>_Caution : Do not set i_MPR121_WRITE_ENABLE and i_MPR121_READ_ENABLE High(1) at the same time._ <text:s/></text:p>
      <text:p text:style-name="Standard"/>
      <text:p text:style-name="Standard">* The above three operations must be performed simultaneously or you should put in register address and data before setting i_MPR121_WRITE_ENABLE High(1). <text:s/></text:p>
      <text:p text:style-name="Standard"/>
      <text:p text:style-name="Standard">* **Make sure that set i_MPR121_WRITE_ENABLE Low(0) before the end of Writing operation.**</text:p>
      <text:p text:style-name="Standard"/>
      <text:p text:style-name="Standard">* o_MPR121_BUSY goes High(1) at next clock after setting i_MPR121_WRITE_ENABLE High(1).</text:p>
      <text:p text:style-name="Standard"/>
      <text:p text:style-name="Standard">* o_MPR121_BUSY goes Low(0) after finishing writing operation.</text:p>
      <text:p text:style-name="Standard"/>
      <text:p text:style-name="Standard">##### Read Register</text:p>
      <text:p text:style-name="Standard">* put in 8bits Register Address you want to read to i_MPR121_REG_ADDR.</text:p>
      <text:p text:style-name="Standard"/>
      <text:p text:style-name="Standard">* set i_MPR121_READ_ENABLE High(1). <text:s/></text:p>
      <text:p text:style-name="Standard"><text:s text:c="2"/>_Caution : Do not set i_MPR121_WRITE_ENABLE and i_MPR121_READ_ENABLE High(1) at the same time._ <text:s/></text:p>
      <text:p text:style-name="Standard"/>
      <text:p text:style-name="Standard">* The above two operations must be performed simultaneously or you should put in register address before setting i_MPR121_READ_ENABLE High(1). <text:s/></text:p>
      <text:p text:style-name="Standard"/>
      <text:p text:style-name="Standard">* **Make sure that set i_MPR121_READ_ENABLE Low(0) before the end of Reading operation.**</text:p>
      <text:p text:style-name="Standard"/>
      <text:p text:style-name="Standard">* o_MPR121_BUSY goes High(1) at next clock after setting i_MPR121_READ_ENABLE High(1).</text:p>
      <text:p text:style-name="Standard"/>
      <text:p text:style-name="Standard">* o_MPR121_BUSY goes Low(0) after finishing reading operation.</text:p>
      <text:p text:style-name="Standard"/>
      <text:p text:style-name="Standard">* After receiving 8bits register data from MPR121, the data is stored on o_MPR121_DATA_OUT.</text:p>
      <text:p text:style-name="Standard"/>
      <text:p text:style-name="Standard"/>
      <text:p text:style-name="Standard">_If you want to obtain more specific information and operation, refer to [Reference/mpr121_controller](#Reference_mpr121_controller)_</text:p>
      <text:p text:style-name="Standard"/>
      <text:p text:style-name="Standard">---</text:p>
      <text:p text:style-name="Standard"/>
      <text:p text:style-name="Standard">### ads1292_controller.v</text:p>
      <text:p text:style-name="Standard">ads1292_controller is the module which controls ADS1292 chip operation. It offers Read, Write register operation and Measuring Bio-potential through SPI communication.</text:p>
      <text:p text:style-name="Standard">**this module must use in tandem with spi_master.v**</text:p>
      <text:p text:style-name="Standard"/>
      <text:p text:style-name="Standard">#### Port Lists</text:p>
      <text:p text:style-name="Standard"/>
      <text:p text:style-name="Standard">##### input</text:p>
      <text:p text:style-name="Standard"/>
      <text:p text:style-name="Standard">* i_CLK</text:p>
      <text:p text:style-name="Standard"><text:s text:c="2"/>- main clock</text:p>
      <text:p text:style-name="Standard"/>
      <text:p text:style-name="Standard"/>
      <text:p text:style-name="Standard"><text:soft-page-break/>* i_RSTN <text:s text:c="6"/></text:p>
      <text:p text:style-name="Standard"><text:s text:c="3"/>- reset the ads1292_controller module</text:p>
      <text:p text:style-name="Standard"><text:s text:c="3"/>- active Low(0)</text:p>
      <text:p text:style-name="Standard"/>
      <text:p text:style-name="Standard"/>
      <text:p text:style-name="Standard">* [2:0] i_ADS1292_CONTROL</text:p>
      <text:p text:style-name="Standard"><text:s text:c="2"/>- ads1292_controller's mode</text:p>
      <text:p text:style-name="Standard"/>
      <text:p text:style-name="Standard"/>
      <text:p text:style-name="Standard">* [7:0] i_ADS1292_COMMAND</text:p>
      <text:p text:style-name="Standard"><text:s text:c="2"/>- command byte to control ADS1292</text:p>
      <text:p text:style-name="Standard"><text:s text:c="2"/>- used only in SYSCMD mode</text:p>
      <text:p text:style-name="Standard"/>
      <text:p text:style-name="Standard"/>
      <text:p text:style-name="Standard">* [7:0] i_ADS1292_REG_ADDR</text:p>
      <text:p text:style-name="Standard"><text:s text:c="2"/>- ADS1292 Register Address to write or read</text:p>
      <text:p text:style-name="Standard"/>
      <text:p text:style-name="Standard"/>
      <text:p text:style-name="Standard">* [7:0] i_ADS1292_DATA_IN</text:p>
      <text:p text:style-name="Standard"><text:s text:c="2"/>- data to write on ADS1292 Register</text:p>
      <text:p text:style-name="Standard"/>
      <text:p text:style-name="Standard"/>
      <text:p text:style-name="Standard">* i_SPI_MISO</text:p>
      <text:p text:style-name="Standard"><text:s text:c="2"/>- SPI data from ADS1292 - Master input Slave output (read)</text:p>
      <text:p text:style-name="Standard"/>
      <text:p text:style-name="Standard"/>
      <text:p text:style-name="Standard">* i_ADS1292_DRDY</text:p>
      <text:p text:style-name="Standard"><text:s text:c="2"/>- falling edge when conversion data is ready</text:p>
      <text:p text:style-name="Standard"><text:s text:c="2"/>- flag that indicates module should start to read 72bits data</text:p>
      <text:p text:style-name="Standard"/>
      <text:p text:style-name="Standard"/>
      <text:p text:style-name="Standard">##### output</text:p>
      <text:p text:style-name="Standard"/>
      <text:p text:style-name="Standard">* [71:0] o_ADS1292_DATA_OUT <text:s text:c="2"/></text:p>
      <text:p text:style-name="Standard"><text:s text:c="2"/>- In RDATAC mode, 72bits Bio-potential data</text:p>
      <text:p text:style-name="Standard"><text:s text:c="2"/>- In RREG mode, o_ADS1292_DATA_OUT[7:0] is the register data</text:p>
      <text:p text:style-name="Standard"/>
      <text:p text:style-name="Standard">* o_ADS1292_INIT_SET <text:s text:c="2"/></text:p>
      <text:p text:style-name="Standard"><text:s text:c="2"/>- flag that initial reset of ADS1292 is done.</text:p>
      <text:p text:style-name="Standard"><text:s text:c="2"/>- The reset does not effect the spi_master module, but make ADS1292 initial state and <text:s text:c="2"/>being on SDATAC mode.</text:p>
      <text:p text:style-name="Standard"/>
      <text:p text:style-name="Standard">* o_ADS1292_DATA_READY <text:s/></text:p>
      <text:p text:style-name="Standard"><text:s text:c="2"/>-In RDATAC mode, <text:s/>flag that 72 bits data was all read and be ready to use.</text:p>
      <text:p text:style-name="Standard"/>
      <text:p text:style-name="Standard"/>
      <text:p text:style-name="Standard">* o_ADS1292_BUSY</text:p>
      <text:p text:style-name="Standard"><text:s text:c="2"/>- busy flag that ads1292_controller is either on writing or reading operation</text:p>
      <text:p text:style-name="Standard"/>
      <text:p text:style-name="Standard"><text:soft-page-break/></text:p>
      <text:p text:style-name="Standard">* o_SPI_CLK <text:s text:c="2"/></text:p>
      <text:p text:style-name="Standard"><text:s text:c="2"/>- SPI Clock <text:s text:c="7"/></text:p>
      <text:p text:style-name="Standard"/>
      <text:p text:style-name="Standard"/>
      <text:p text:style-name="Standard">* o_SPI_MOSI</text:p>
      <text:p text:style-name="Standard"><text:s text:c="2"/>- SPI data to ADS - Master Output Slave Input (write)</text:p>
      <text:p text:style-name="Standard"/>
      <text:p text:style-name="Standard"/>
      <text:p text:style-name="Standard">* o_ADS1292_RESET <text:s text:c="2"/></text:p>
      <text:p text:style-name="Standard"><text:s text:c="2"/>- Power-down or ADS1292 reset</text:p>
      <text:p text:style-name="Standard"><text:s text:c="2"/>- active Low(0)</text:p>
      <text:p text:style-name="Standard"/>
      <text:p text:style-name="Standard"/>
      <text:p text:style-name="Standard">* o_ADS1292_START <text:s/></text:p>
      <text:p text:style-name="Standard"><text:s text:c="2"/>- begin the data conversion</text:p>
      <text:p text:style-name="Standard"/>
      <text:p text:style-name="Standard"/>
      <text:p text:style-name="Standard">* o_SPI_CSN <text:s text:c="2"/></text:p>
      <text:p text:style-name="Standard"><text:s text:c="2"/>- chip select to communicate</text:p>
      <text:p text:style-name="Standard"><text:s text:c="2"/>- active low</text:p>
      <text:p text:style-name="Standard"/>
      <text:p text:style-name="Standard">#### Operation_Manual</text:p>
      <text:p text:style-name="Standard"/>
      <text:p text:style-name="Standard">##### Write SPI Command</text:p>
      <text:p text:style-name="Standard">* put in 8bits Command Byte you want to control to i_ADS1292_COMMAND.</text:p>
      <text:p text:style-name="Standard"/>
      <text:p text:style-name="Standard">* set i_ADS1292_CONTROL to 3'b001. <text:s text:c="2"/></text:p>
      <text:p text:style-name="Standard"/>
      <text:p text:style-name="Standard">* These operations must be performed at the same time or you should put in Command Byte before setting i_ADS1292_CONTROL to 3'b001. <text:s/></text:p>
      <text:p text:style-name="Standard"/>
      <text:p text:style-name="Standard">* **Make sure that put in 3'b111 to i_ADS1292_CONTROL before the end of Writing Command operation.**</text:p>
      <text:p text:style-name="Standard"/>
      <text:p text:style-name="Standard">* o_ADS1292_BUSY goes High(1) at next two clocks after setting i_ADS1292_CONTROL to 3'b010.</text:p>
      <text:p text:style-name="Standard"/>
      <text:p text:style-name="Standard">* o_ADS1292_BUSY goes Low(0) after finishing writing command operation.</text:p>
      <text:p text:style-name="Standard"/>
      <text:p text:style-name="Standard">##### Write Register</text:p>
      <text:p text:style-name="Standard">* put in 8bits Register Address you want to write to i_ADS1292_REG_ADDR.</text:p>
      <text:p text:style-name="Standard"/>
      <text:p text:style-name="Standard">* put in 8bits Register Data to i_ADS1292_DATA_IN. <text:s text:c="2"/></text:p>
      <text:p text:style-name="Standard"/>
      <text:p text:style-name="Standard">* set i_ADS1292_CONTROL to 3'b010.</text:p>
      <text:p text:style-name="Standard"/>
      <text:p text:style-name="Standard">* These operations must be performed at the same time or you should put in Register Address and Register Data before setting i_ADS1292_CONTROL to 3'b010. <text:s/></text:p>
      <text:p text:style-name="Standard"/>
      <text:p text:style-name="Standard"><text:soft-page-break/>* **Make sure that put in 3'b111 to i_ADS1292_CONTROL <text:s/>before the end of Writing Register operation.**</text:p>
      <text:p text:style-name="Standard"/>
      <text:p text:style-name="Standard">* o_ADS1292_BUSY goes High(1) at next two clocks after setting i_ADS1292_CONTROL to 3'b011.</text:p>
      <text:p text:style-name="Standard"/>
      <text:p text:style-name="Standard">* o_ADS1292_BUSY goes Low(0) after finishing writing register operation.</text:p>
      <text:p text:style-name="Standard"/>
      <text:p text:style-name="Standard">##### Read Register</text:p>
      <text:p text:style-name="Standard">* put in 8bits Register Address you want to read to i_ADS1292_REG_ADDR.</text:p>
      <text:p text:style-name="Standard"/>
      <text:p text:style-name="Standard">* set i_ADS1292_CONTROL to 3'b011.</text:p>
      <text:p text:style-name="Standard"/>
      <text:p text:style-name="Standard">* These operations must be performed at the same time or you should put in Register Address e before setting i_ADS1292_CONTROL to 3'b011. <text:s/></text:p>
      <text:p text:style-name="Standard"/>
      <text:p text:style-name="Standard">* **Make sure that put in 3'b111 to i_ADS1292_CONTROL <text:s/>before the end of Reading Register operation.**</text:p>
      <text:p text:style-name="Standard"/>
      <text:p text:style-name="Standard">* o_ADS1292_BUSY goes High(1) at next two clocks after setting i_ADS1292_CONTROL to 3'b011.</text:p>
      <text:p text:style-name="Standard"/>
      <text:p text:style-name="Standard">* o_ADS1292_BUSY goes Low(0) after finishing writing register operation.</text:p>
      <text:p text:style-name="Standard"/>
      <text:p text:style-name="Standard">* After receiving 8bits register data from ADS1292, the data is stored on o_ADS1292_DATA_OUT[7:0].</text:p>
      <text:p text:style-name="Standard"/>
      <text:p text:style-name="Standard">##### Read Bio-potential Data</text:p>
      <text:p text:style-name="Standard"/>
      <text:p text:style-name="Standard">* set i_ADS1292_CONTROL to 3'b100.</text:p>
      <text:p text:style-name="Standard"/>
      <text:p text:style-name="Standard">* o_ADS1292_BUSY goes High(1) at next two clocks after setting i_ADS1292_CONTROL to 3'b100.</text:p>
      <text:p text:style-name="Standard"/>
      <text:p text:style-name="Standard">* After receiving 72bits conversion data from ADS1292, o_ADS1292_DATA_READY is pulled High(1) and the data is stored on o_ADS1292_DATA_OUT.</text:p>
      <text:p text:style-name="Standard"><text:s text:c="2"/>_Caution : data is only worthy when o_ADS1292_DATA_OUT is High(1)_</text:p>
      <text:p text:style-name="Standard"/>
      <text:p text:style-name="Standard">* o_ADS1292_DATA_READY goes Low(0) when two clocks passed after being pulled up o_ADS1292_DATA_READY to High(1).</text:p>
      <text:p text:style-name="Standard"/>
      <text:p text:style-name="Standard">##### Stop Bio-potential Data</text:p>
      <text:p text:style-name="Standard"/>
      <text:p text:style-name="Standard">* set i_ADS1292_CONTROL to 3'b101.</text:p>
      <text:p text:style-name="Standard"/>
      <text:p text:style-name="Standard">* o_ADS1292_BUSY goes Low(0) after finishing Reading Bio-potential Data. (RDATAC mode only can be finished by setting SDATAC mode)</text:p>
      <text:p text:style-name="Standard"/>
      <text:p text:style-name="Standard">* **Recommendation : You should put in 3'b111 to i_ADS1292_CONTROL before the end of Writing SDATAC Command byte operation.** <text:s/></text:p>
      <text:p text:style-name="Standard"><text:s text:c="2"/>**Even if you do not set i_ADS1292_CONTROL to 3'b111, ads1292_controller will not go other Mode** <text:s/></text:p>
      <text:p text:style-name="Standard"><text:soft-page-break/></text:p>
      <text:p text:style-name="Standard"/>
      <text:p text:style-name="Standard">_If you want to obtain more specific information and operation, refer to [Reference/ads1292_controller](#Reference_ads1292_controller)_</text:p>
      <text:p text:style-name="Standard"/>
      <text:p text:style-name="Standard">---</text:p>
      <text:p text:style-name="Standard"/>
      <text:p text:style-name="Standard">### sensor_core.v</text:p>
      <text:p text:style-name="Standard">sensor core is the pivot module on this project. It controls mpr121_controller, ads1292_controller, uart_controller comprehensively.</text:p>
      <text:p text:style-name="Standard">It process Command which received from UART_RX of uart_controller, and make that mpr121_controller and ads1292_controller operates specific task.</text:p>
      <text:p text:style-name="Standard">Furthermore, when sensor_core is perceived a flag that data is ready to be sent, It impose uart_controller to transmit data which is from mpr121_controller and ads1292_controller to PC.</text:p>
      <text:p text:style-name="Standard">**this module cannot use independent** <text:s/></text:p>
      <text:p text:style-name="Standard">**you must use with all Source File(mpr121_controller.v, ads1292_controller.v, uart_controller.v ...)**</text:p>
      <text:p text:style-name="Standard"/>
      <text:p text:style-name="Standard">#### Port Lists</text:p>
      <text:p text:style-name="Standard"/>
      <text:p text:style-name="Standard"/>
      <text:p text:style-name="Standard"/>
      <text:p text:style-name="Standard">// System connection with MPR121 data</text:p>
      <text:p text:style-name="Standard">output reg [11:0] o_MPR121_TOUCH_STATUS,</text:p>
      <text:p text:style-name="Standard">output reg o_MPR121_ERROR,</text:p>
      <text:p text:style-name="Standard"/>
      <text:p text:style-name="Standard">// ADS1292</text:p>
      <text:p text:style-name="Standard">input [71:0] i_ADS1292_DATA_OUT, // read data from ADS1292</text:p>
      <text:p text:style-name="Standard">output reg [2:0] o_ADS1292_CONTROL, // ADS1292 Control</text:p>
      <text:p text:style-name="Standard">output reg [7:0] o_ADS1292_COMMAND, // ADS1292 SPI command</text:p>
      <text:p text:style-name="Standard">output reg [7:0] o_ADS1292_REG_ADDR, // ADS1292 register address</text:p>
      <text:p text:style-name="Standard">output reg [7:0] o_ADS1292_DATA_IN, // data to write in ADS1292 register</text:p>
      <text:p text:style-name="Standard">input i_ADS1292_INIT_SET, // signal that start to read data in RDATAC mode</text:p>
      <text:p text:style-name="Standard">input i_ADS1292_DATA_READY, // In Read data continue mode, <text:s/>flag that 72 bits data is ready</text:p>
      <text:p text:style-name="Standard">input i_ADS1292_BUSY,</text:p>
      <text:p text:style-name="Standard"/>
      <text:p text:style-name="Standard">// System I/O</text:p>
      <text:p text:style-name="Standard">output reg o_CHIP_SET,</text:p>
      <text:p text:style-name="Standard">output reg o_RUN_SET,</text:p>
      <text:p text:style-name="Standard">output reg o_CORE_BUSY,</text:p>
      <text:p text:style-name="Standard">input wire i_CLK,</text:p>
      <text:p text:style-name="Standard">input wire i_RST</text:p>
      <text:p text:style-name="Standard">##### uart_controller</text:p>
      <text:p text:style-name="Standard"/>
      <text:p text:style-name="Standard">* **output** [31:0] o_UART_DATA_TX</text:p>
      <text:p text:style-name="Standard"><text:s text:c="2"/>- tx data which send to PC</text:p>
      <text:p text:style-name="Standard"/>
      <text:p text:style-name="Standard"/>
      <text:p text:style-name="Standard">* **output** o_UART_DATA_TX_VALID</text:p>
      <text:p text:style-name="Standard"><text:s text:c="2"/>- tx data is valid</text:p>
      <text:p text:style-name="Standard"><text:soft-page-break/><text:s text:c="2"/>- A flag which means that It is okay to send o_UART_DATA_TX via UART_TXD</text:p>
      <text:p text:style-name="Standard"/>
      <text:p text:style-name="Standard"/>
      <text:p text:style-name="Standard">* **input** i_UART_DATA_TX_READY</text:p>
      <text:p text:style-name="Standard"><text:s text:c="2"/>- tx is Ready for next byte</text:p>
      <text:p text:style-name="Standard"><text:s text:c="2"/>- A flag which means that uart_controller finish TX tasks and is possible to send other byte.</text:p>
      <text:p text:style-name="Standard"/>
      <text:p text:style-name="Standard"/>
      <text:p text:style-name="Standard">* **input** [15:0] i_UART_DATA_RX <text:s/></text:p>
      <text:p text:style-name="Standard"><text:s text:c="2"/>- rx data which receive from PC</text:p>
      <text:p text:style-name="Standard"/>
      <text:p text:style-name="Standard"/>
      <text:p text:style-name="Standard">* **input** i_UART_DATA_RX_VALID</text:p>
      <text:p text:style-name="Standard"><text:s text:c="2"/>- rx data is valid</text:p>
      <text:p text:style-name="Standard"><text:s text:c="2"/>- A flag which means that Rx data is fully received and can be used</text:p>
      <text:p text:style-name="Standard"><text:s text:c="2"/>// MPR121</text:p>
      <text:p text:style-name="Standard"><text:s text:c="2"/>input [7:0] i_MPR121_DATA_OUT, <text:s/>// received data from MPR121 (read data)</text:p>
      <text:p text:style-name="Standard"><text:s text:c="2"/>output reg [7:0] o_MPR121_REG_ADDR, <text:s text:c="2"/>// transmitted register address to MPR121 (write data)</text:p>
      <text:p text:style-name="Standard"><text:s text:c="2"/>output reg [7:0] o_MPR121_DATA_IN, <text:s/>// transmitted data to MPR121 (write data)</text:p>
      <text:p text:style-name="Standard"><text:s text:c="2"/>output reg o_MPR121_WRITE_ENABLE,</text:p>
      <text:p text:style-name="Standard"><text:s text:c="2"/>output reg o_MPR121_READ_ENABLE,</text:p>
      <text:p text:style-name="Standard"><text:s text:c="2"/>input i_MPR121_INIT_SET,</text:p>
      <text:p text:style-name="Standard"><text:s text:c="2"/>input i_MPR121_BUSY,</text:p>
      <text:p text:style-name="Standard"><text:s text:c="2"/>input i_MPR121_FAIL,</text:p>
      <text:p text:style-name="Standard"/>
      <text:p text:style-name="Standard">##### MPR121 <text:s text:c="4"/></text:p>
      <text:p text:style-name="Standard">* **input** [7:0] i_MPR121_DATA_OUT</text:p>
      <text:p text:style-name="Standard"><text:s text:c="2"/>- received register data from MPR121 (read data)</text:p>
      <text:p text:style-name="Standard"><text:s text:c="2"/>* alternately recieve touch status from sensor **0~7** and **8~11** <text:s text:c="4"/></text:p>
      <text:p text:style-name="Standard"/>
      <text:p text:style-name="Standard"/>
      <text:p text:style-name="Standard">* **output** [7:0] o_MPR121_REG_ADDR</text:p>
      <text:p text:style-name="Standard"><text:s text:c="2"/>- transmitted register address of MPR121 to write or read (write or read data)</text:p>
      <text:p text:style-name="Standard"/>
      <text:p text:style-name="Standard"/>
      <text:p text:style-name="Standard">* **output** [7:0] o_MPR121_DATA_IN[7:0] : data to write on specific MPR address</text:p>
      <text:p text:style-name="Standard"><text:s text:c="2"/>- transmitted register data to MPR121 (write data)</text:p>
      <text:p text:style-name="Standard"/>
      <text:p text:style-name="Standard"/>
      <text:p text:style-name="Standard">* **output** o_MPR121_WRITE_ENABLE <text:s/></text:p>
      <text:p text:style-name="Standard"><text:s text:c="4"/>- start/enable writing operation <text:s text:c="10"/></text:p>
      <text:p text:style-name="Standard"/>
      <text:p text:style-name="Standard"/>
      <text:p text:style-name="Standard">* **output** o_MPR121_READ_ENABLE <text:s text:c="5"/></text:p>
      <text:p text:style-name="Standard"><text:s text:c="4"/>- start/enable reading operation <text:s text:c="6"/></text:p>
      <text:p text:style-name="Standard"/>
      <text:p text:style-name="Standard"/>
      <text:p text:style-name="Standard">##### System connection with MPR121 data <text:s text:c="5"/></text:p>
      <text:p text:style-name="Standard"><text:s text:c="2"/>* o_MPR121_TOUCH_STATUS <text:s text:c="7"/></text:p>
      <text:p text:style-name="Standard"><text:soft-page-break/><text:s text:c="4"/>* o_MPR121_TOUCH_STATUS[11:8] : touch sensor 8~11 status <text:s text:c="6"/></text:p>
      <text:p text:style-name="Standard"><text:s text:c="4"/>* o_MPR121_TOUCH_STATUS[7:0] : touch sensor 0~7 status <text:s text:c="6"/></text:p>
      <text:p text:style-name="Standard"><text:s text:c="2"/>* o_MPR121_ERROR <text:s text:c="6"/></text:p>
      <text:p text:style-name="Standard"><text:s text:c="4"/>* 1'b1: LEDR[16] light on <text:s text:c="3"/></text:p>
      <text:p text:style-name="Standard">* i_MPR121_INIT_SET <text:s text:c="5"/></text:p>
      <text:p text:style-name="Standard"><text:s text:c="2"/>* 1'b1 : initiation code successfully passed to MPR <text:s text:c="5"/></text:p>
      <text:p text:style-name="Standard">* i_MPR121_BUSY <text:s text:c="6"/></text:p>
      <text:p text:style-name="Standard"><text:s text:c="2"/>* 1'b1 : MPR either on WRITE or READ state <text:s text:c="6"/></text:p>
      <text:p text:style-name="Standard">* i_MPR121_FAIL <text:s text:c="4"/></text:p>
      <text:p text:style-name="Standard"><text:s text:c="2"/>* 1'b1 : unexpected error occured during process <text:s text:c="8"/></text:p>
      <text:p text:style-name="Standard"/>
      <text:p text:style-name="Standard">##### ADS1292 <text:s text:c="5"/></text:p>
      <text:p text:style-name="Standard">* i_ADS1292_DATA_OUT <text:s text:c="6"/></text:p>
      <text:p text:style-name="Standard"><text:s text:c="2"/>* i_ADS1292_DATA_OUT[71:48] : ADS status data <text:s text:c="5"/></text:p>
      <text:p text:style-name="Standard"><text:s text:c="2"/>* i_ADS1292_DATA_OUT[47:24] ; ADS CH1 data <text:s text:c="5"/></text:p>
      <text:p text:style-name="Standard"><text:s text:c="2"/>* i_ADS1292_DATA_OUT[23:0] : ADS CH2 data <text:s text:c="9"/></text:p>
      <text:p text:style-name="Standard">* i_ADS1292_INIT_SET <text:s text:c="6"/></text:p>
      <text:p text:style-name="Standard"><text:s text:c="2"/>* 1'b1 : initiation code successfully passed to ADS <text:s text:c="6"/></text:p>
      <text:p text:style-name="Standard">* i_ADS1292_DATA_READY <text:s text:c="5"/></text:p>
      <text:p text:style-name="Standard"><text:s text:c="2"/>* 1'b1 : **i_ADS1292_DATA_OUT[71:0]** are ready to be passed by ADS <text:s text:c="6"/></text:p>
      <text:p text:style-name="Standard">* i_ADS1292_BUSY <text:s text:c="6"/></text:p>
      <text:p text:style-name="Standard"><text:s text:c="2"/>* 1'b1 : ADS either on WRITE or READ state <text:s text:c="5"/></text:p>
      <text:p text:style-name="Standard">* i_ADS1292_FAIL <text:s text:c="4"/></text:p>
      <text:p text:style-name="Standard"><text:s text:c="2"/>* 1'b1 : unexpected error occured during process <text:s text:c="5"/></text:p>
      <text:p text:style-name="Standard"/>
      <text:p text:style-name="Standard">##### System I/O <text:s text:c="5"/></text:p>
      <text:p text:style-name="Standard">* i_CLK : 25MHz clock <text:s text:c="3"/></text:p>
      <text:p text:style-name="Standard">* i_RST <text:s text:c="6"/></text:p>
      <text:p text:style-name="Standard"><text:s text:c="3"/>* 1'b1 : reset all process <text:s text:c="5"/></text:p>
      <text:p text:style-name="Standard"/>
      <text:p text:style-name="Standard"/>
      <text:p text:style-name="Standard">### Output <text:s text:c="6"/></text:p>
      <text:p text:style-name="Standard">##### UART Controller <text:s text:c="7"/></text:p>
      <text:p text:style-name="Standard"/>
      <text:p text:style-name="Standard">##### MPR121 <text:s text:c="4"/></text:p>
      <text:p text:style-name="Standard"/>
      <text:p text:style-name="Standard"/>
      <text:p text:style-name="Standard">##### ADS1292 <text:s text:c="5"/></text:p>
      <text:p text:style-name="Standard">* o_ADS1292_CONTROL [2:0] <text:s text:c="12"/></text:p>
      <text:p text:style-name="Standard"><text:s text:c="2"/>* 3'b001 : ADS on system command <text:s/>mode <text:s text:c="5"/></text:p>
      <text:p text:style-name="Standard"><text:s text:c="2"/>* 3'b010 : ADS on write register mode <text:s text:c="5"/></text:p>
      <text:p text:style-name="Standard"><text:s text:c="2"/>* 3'b011 : ADS on read register mode <text:s text:c="5"/></text:p>
      <text:p text:style-name="Standard"><text:s text:c="2"/>* 3'b100 : ADS on read data continuously mode <text:s text:c="9"/></text:p>
      <text:p text:style-name="Standard"><text:s text:c="2"/>* 3'b101 : ADS on stop data continuously mode <text:s text:c="6"/></text:p>
      <text:p text:style-name="Standard"><text:s text:c="2"/>* 3'b111 : ADS on send dummy mode <text:s text:c="7"/></text:p>
      <text:p text:style-name="Standard">* o_ADS1292_COMMAND [7:0] : send user defined command according to **o_ADS1292_CONTROL[2:0]** <text:s text:c="5"/></text:p>
      <text:p text:style-name="Standard">* o_ADS1292_REG_ADDR [7:0] : specific register address of ADS to write or read <text:s text:c="6"/></text:p>
      <text:p text:style-name="Standard">* o_ADS1292_DATA_IN[ [7:0] : data to write on specific ADS address <text:s text:c="4"/></text:p>
      <text:p text:style-name="Standard"><text:soft-page-break/></text:p>
      <text:p text:style-name="Standard">##### System I/O <text:s text:c="5"/></text:p>
      <text:p text:style-name="Standard">* o_CHIP_SET <text:s text:c="6"/></text:p>
      <text:p text:style-name="Standard"><text:s text:c="2"/>* 1'b1 : <text:s/>both MPR and ADS chip set done <text:s text:c="6"/></text:p>
      <text:p text:style-name="Standard">* o_RUN_SET <text:s text:c="6"/></text:p>
      <text:p text:style-name="Standard"><text:s text:c="2"/>* 1'b1 : both MPR and ADS run set done <text:s text:c="9"/></text:p>
      <text:p text:style-name="Standard">* o_CORE_BUSY <text:s text:c="7"/></text:p>
      <text:p text:style-name="Standard"><text:s text:c="2"/>* 1'b1 : both MPR and ADS on reading data state</text:p>
      <text:p text:style-name="Standard"/>
      <text:p text:style-name="Standard"/>
      <text:p text:style-name="Standard">#### Operation_Manual</text:p>
      <text:p text:style-name="Standard"/>
      <text:p text:style-name="Standard">##### Write SPI Command</text:p>
      <text:p text:style-name="Standard">* put in 8bits Command Byte you want to control to i_ADS1292_COMMAND.</text:p>
      <text:p text:style-name="Standard"/>
      <text:p text:style-name="Standard">* set i_ADS1292_CONTROL to 3'b001. <text:s text:c="2"/></text:p>
      <text:p text:style-name="Standard"/>
      <text:p text:style-name="Standard">* These operations must be performed at the same time or you should put in Command Byte before setting i_ADS1292_CONTROL to 3'b001. <text:s/></text:p>
      <text:p text:style-name="Standard"/>
      <text:p text:style-name="Standard">* **Make sure that put in 3'b111 to i_ADS1292_CONTROL before the end of Writing Command operation.**</text:p>
      <text:p text:style-name="Standard"/>
      <text:p text:style-name="Standard">* o_ADS1292_BUSY goes High(1) at next two clocks after setting i_ADS1292_CONTROL to 3'b010.</text:p>
      <text:p text:style-name="Standard"/>
      <text:p text:style-name="Standard">* o_ADS1292_BUSY goes Low(0) after finishing writing command operation.</text:p>
      <text:p text:style-name="Standard"/>
      <text:p text:style-name="Standard">##### Write Register</text:p>
      <text:p text:style-name="Standard">* put in 8bits Register Address you want to write to i_ADS1292_REG_ADDR.</text:p>
      <text:p text:style-name="Standard"/>
      <text:p text:style-name="Standard">* put in 8bits Register Data to i_ADS1292_DATA_IN. <text:s text:c="2"/></text:p>
      <text:p text:style-name="Standard"/>
      <text:p text:style-name="Standard">* set i_ADS1292_CONTROL to 3'b010.</text:p>
      <text:p text:style-name="Standard"/>
      <text:p text:style-name="Standard">* These operations must be performed at the same time or you should put in Register Address and Register Data before setting i_ADS1292_CONTROL to 3'b010. <text:s/></text:p>
      <text:p text:style-name="Standard"/>
      <text:p text:style-name="Standard">* **Make sure that put in 3'b111 to i_ADS1292_CONTROL <text:s/>before the end of Writing Register operation.**</text:p>
      <text:p text:style-name="Standard"/>
      <text:p text:style-name="Standard">* o_ADS1292_BUSY goes High(1) at next two clocks after setting i_ADS1292_CONTROL to 3'b011.</text:p>
      <text:p text:style-name="Standard"/>
      <text:p text:style-name="Standard">* o_ADS1292_BUSY goes Low(0) after finishing writing register operation.</text:p>
      <text:p text:style-name="Standard"/>
      <text:p text:style-name="Standard">##### Read Register</text:p>
      <text:p text:style-name="Standard">* put in 8bits Register Address you want to read to i_ADS1292_REG_ADDR.</text:p>
      <text:p text:style-name="Standard"/>
      <text:p text:style-name="Standard">* set i_ADS1292_CONTROL to 3'b011.</text:p>
      <text:p text:style-name="Standard"/>
      <text:p text:style-name="Standard"><text:soft-page-break/>* These operations must be performed at the same time or you should put in Register Address e before setting i_ADS1292_CONTROL to 3'b011. <text:s/></text:p>
      <text:p text:style-name="Standard"/>
      <text:p text:style-name="Standard">* **Make sure that put in 3'b111 to i_ADS1292_CONTROL <text:s/>before the end of Reading Register operation.**</text:p>
      <text:p text:style-name="Standard"/>
      <text:p text:style-name="Standard">* o_ADS1292_BUSY goes High(1) at next two clocks after setting i_ADS1292_CONTROL to 3'b011.</text:p>
      <text:p text:style-name="Standard"/>
      <text:p text:style-name="Standard">* o_ADS1292_BUSY goes Low(0) after finishing writing register operation.</text:p>
      <text:p text:style-name="Standard"/>
      <text:p text:style-name="Standard">* After receiving 8bits register data from ADS1292, the data is stored on o_ADS1292_DATA_OUT[7:0].</text:p>
      <text:p text:style-name="Standard"/>
      <text:p text:style-name="Standard">##### Read Bio-potential Data</text:p>
      <text:p text:style-name="Standard"/>
      <text:p text:style-name="Standard">* set i_ADS1292_CONTROL to 3'b100.</text:p>
      <text:p text:style-name="Standard"/>
      <text:p text:style-name="Standard">* o_ADS1292_BUSY goes High(1) at next two clocks after setting i_ADS1292_CONTROL to 3'b100.</text:p>
      <text:p text:style-name="Standard"/>
      <text:p text:style-name="Standard">* After receiving 72bits conversion data from ADS1292, o_ADS1292_DATA_READY is pulled High(1) and the data is stored on o_ADS1292_DATA_OUT.</text:p>
      <text:p text:style-name="Standard"><text:s text:c="2"/>_Caution : data is only worthy when o_ADS1292_DATA_OUT is High(1)_</text:p>
      <text:p text:style-name="Standard"/>
      <text:p text:style-name="Standard">* o_ADS1292_DATA_READY goes Low(0) when two clocks passed after being pulled up o_ADS1292_DATA_READY to High(1).</text:p>
      <text:p text:style-name="Standard"/>
      <text:p text:style-name="Standard">##### Stop Bio-potential Data</text:p>
      <text:p text:style-name="Standard"/>
      <text:p text:style-name="Standard">* set i_ADS1292_CONTROL to 3'b101.</text:p>
      <text:p text:style-name="Standard"/>
      <text:p text:style-name="Standard">* o_ADS1292_BUSY goes Low(0) after finishing Reading Bio-potential Data. (RDATAC mode only can be finished by setting SDATAC mode)</text:p>
      <text:p text:style-name="Standard"/>
      <text:p text:style-name="Standard">* **Recommendation : You should put in 3'b111 to i_ADS1292_CONTROL before the end of Writing SDATAC Command byte operation.** <text:s/></text:p>
      <text:p text:style-name="Standard"><text:s text:c="2"/>**Even if you do not set i_ADS1292_CONTROL to 3'b111, ads1292_controller will not go other Mode** <text:s/></text:p>
      <text:p text:style-name="Standard"/>
      <text:p text:style-name="Standard"/>
      <text:p text:style-name="Standard">_If you want to obtain more specific information and operation, refer to [Reference/ads1292_controller](#Reference_ads1292_controller)_</text:p>
      <text:p text:style-name="Standard"/>
      <text:p text:style-name="Standard">---</text:p>
      <text:p text:style-name="Standard"/>
      <text:p text:style-name="Standard">### uart_controller.v</text:p>
      <text:p text:style-name="Standard">sensor core is the pivot module on this project. It controls mpr121_controller, ads1292_controller, uart_controller comprehensively.</text:p>
      <text:p text:style-name="Standard">It process Command which received from UART_RX of uart_controller, and make that mpr121_controller and ads1292_controller operates specific task.</text:p>
      <text:p text:style-name="Standard"><text:soft-page-break/>Furthermore, when sensor_core is perceived a flag that data is ready to be sent, It impose uart_controller to transmit data which is from mpr121_controller and ads1292_controller to PC.</text:p>
      <text:p text:style-name="Standard">**this module cannot use independent** <text:s/></text:p>
      <text:p text:style-name="Standard">**you must use with all Source File(mpr121_controller.v, ads1292_controller.v, uart_controller.v ...)**</text:p>
      <text:p text:style-name="Standard"/>
      <text:p text:style-name="Standard">## Reference</text:p>
      <text:p text:style-name="Standard"/>
      <text:p text:style-name="Standard">### Reference_mpr121_controller</text:p>
      <text:p text:style-name="Standard"/>
      <text:p text:style-name="Standard">**[MPR121_DataSheet](./Reference/MPR121/MPR121.pdf)**</text:p>
      <text:p text:style-name="Standard"/>
      <text:p text:style-name="Standard"/>
      <text:p text:style-name="Standard">####MPR121 Register Map <text:s/></text:p>
      <text:p text:style-name="Standard"/>
      <text:p text:style-name="Standard">|Register Name|Address|Value|Description| <text:s/></text:p>
      <text:p text:style-name="Standard">|----|----|----|----|</text:p>
      <text:p text:style-name="Standard">|ELE0-ELE7 Touch Status|8'h00||read only|</text:p>
      <text:p text:style-name="Standard">|ELE8-ELE11 Touch Status|8'h01||read only|</text:p>
      <text:p text:style-name="Standard">|Maximum Half Delta Rising(MHDR)|8'h2B|8'h01|d|</text:p>
      <text:p text:style-name="Standard">|Noise Half Delta Amount Rising(NHDAR)|8'h2C|8'h01|d|</text:p>
      <text:p text:style-name="Standard">|Noise Count Limit Rising(NCLR)|8'h2D|8'h0E|d|</text:p>
      <text:p text:style-name="Standard">|Filter Delay Count Limit Rising(FDLR)|8'h2E|8'h00|d|</text:p>
      <text:p text:style-name="Standard">|Maximum Half Delta Falling(MHDF)|8'h2F|8'h01|d|</text:p>
      <text:p text:style-name="Standard">|Noise Half Delta Amount Falling(NHDAF)|8'h30|8'h05|d|</text:p>
      <text:p text:style-name="Standard">|Noise Count Limit Falling(NCLF)|8'h31|8'h01||</text:p>
      <text:p text:style-name="Standard">|Filter Delay Count Limit Falling(FDLF)|8'h32|8'h00||</text:p>
      <text:p text:style-name="Standard">|Noise Half Delta Amount Touched(NHDAT)|8'h33|8'h00||</text:p>
      <text:p text:style-name="Standard">|Noise Count Limit Touched(NCLT)|8'h34|8'h00||</text:p>
      <text:p text:style-name="Standard">|Filter Delay Count Limit Touched(FDLT)|8'h35|8'h00||</text:p>
      <text:p text:style-name="Standard">|Debounce Touch &amp; Release|8'h5B|8'h00||</text:p>
      <text:p text:style-name="Standard">|Filter/Global CDC Configuration|8'h5C|8'h10||</text:p>
      <text:p text:style-name="Standard">|Filter/Global CDT Configuration|8'h5D|8'h20||</text:p>
      <text:p text:style-name="Standard">|Electrode Configuration|8'h5E|8'h8F||</text:p>
      <text:p text:style-name="Standard">|Soft Reset|8'h80|8'h63||</text:p>
      <text:p text:style-name="Standard">|AUTO-CONFIG Control 0|8'h7B|8'h0B||</text:p>
      <text:p text:style-name="Standard">|AUTO-CONFIG Control 1|8'h7C|||</text:p>
      <text:p text:style-name="Standard">|AUTO-CONFIG Up-Side Limit|8'h7D|8'h9C||</text:p>
      <text:p text:style-name="Standard">|AUTO-CONFIG Low-Side Limit|8'h7E|8'h65||</text:p>
      <text:p text:style-name="Standard">|AUTO-CONFIG Target Level|8'h7F|8'h8C||</text:p>
      <text:p text:style-name="Standard"/>
      <text:p text:style-name="Standard"/>
      <text:p text:style-name="Standard">**not busy** <text:s text:c="2"/></text:p>
      <text:p text:style-name="Standard">SDA, SCL all high <text:s text:c="2"/></text:p>
      <text:p text:style-name="Standard">**busy** <text:s text:c="2"/></text:p>
      <text:p text:style-name="Standard">Start : 'Start' is change point of state when SDA changes from high to low. <text:s text:c="4"/></text:p>
      <text:p text:style-name="Standard">Stop : 'Stop' is change point of state when SDA changes from high to low.</text:p>
      <text:p text:style-name="Standard"/>
      <text:p text:style-name="Standard">## i2c_master</text:p>
      <text:p text:style-name="Standard">```verilog</text:p>
      <text:p text:style-name="Standard"><text:soft-page-break/></text:p>
      <text:p text:style-name="Standard">Read</text:p>
      <text:p text:style-name="Standard"><text:s text:c="4"/>__ <text:s text:c="3"/>___ ___ ___ ___ ___ ___ ___ <text:s text:c="8"/>___ ___ ___ ___ ___ ___ ___ ___ <text:s text:c="4"/>___ ___ ___ ___ ___ ___ ___ ___ <text:s text:c="7"/>__</text:p>
      <text:p text:style-name="Standard">sda <text:s text:c="2"/>\__/_6_X_5_X_4_X_3_X_2_X_1_X_0_\_R___A_/_7_X_6_X_5_X_4_X_3_X_2_X_1_X_0_\_A_/_7_X_6_X_5_X_4_X_3_X_2_X_1_X_0_\_A____/</text:p>
      <text:p text:style-name="Standard"><text:s text:c="4"/>____ <text:s text:c="2"/>_ <text:s text:c="2"/>_ <text:s text:c="2"/>_ <text:s text:c="2"/>_ <text:s text:c="2"/>_ <text:s text:c="2"/>_ <text:s text:c="2"/>_ <text:s text:c="2"/>_ <text:s text:c="2"/>_ <text:s text:c="2"/>_ <text:s text:c="2"/>_ <text:s text:c="2"/>_ <text:s text:c="2"/>_ <text:s text:c="2"/>_ <text:s text:c="2"/>_ <text:s text:c="2"/>_ <text:s text:c="2"/>_ <text:s text:c="2"/>_ <text:s text:c="2"/>_ <text:s text:c="2"/>_ <text:s text:c="2"/>_ <text:s text:c="2"/>_ <text:s text:c="2"/>_ <text:s text:c="2"/>_ <text:s text:c="2"/>_ <text:s text:c="2"/>_ <text:s text:c="2"/>_ <text:s text:c="2"/>____</text:p>
      <text:p text:style-name="Standard">scl <text:s/>ST \_/ \_/ \_/ \_/ \_/ \_/ \_/ \_/ \_/ \_/ \_/ \_/ \_/ \_/ \_/ \_/ \_/ \_/ \_/ \_/ \_/ \_/ \_/ \_/ \_/ \_/ \_/ \_/ SP</text:p>
      <text:p text:style-name="Standard"/>
      <text:p text:style-name="Standard">Write</text:p>
      <text:p text:style-name="Standard"><text:s text:c="4"/>__ <text:s text:c="3"/>___ ___ ___ ___ ___ ___ ___ ___ <text:s text:c="4"/>___ ___ ___ ___ ___ ___ ___ ___ <text:s text:c="4"/>___ ___ ___ ___ ___ ___ ___ ___ ___ <text:s text:c="3"/>__</text:p>
      <text:p text:style-name="Standard">sda <text:s text:c="2"/>\__/_6_X_5_X_4_X_3_X_2_X_1_X_0_/ W \_A_/_7_X_6_X_5_X_4_X_3_X_2_X_1_X_0_\_A_/_7_X_6_X_5_X_4_X_3_X_2_X_1_X_0_/ N \__/</text:p>
      <text:p text:style-name="Standard"><text:s text:c="4"/>____ <text:s text:c="2"/>_ <text:s text:c="2"/>_ <text:s text:c="2"/>_ <text:s text:c="2"/>_ <text:s text:c="2"/>_ <text:s text:c="2"/>_ <text:s text:c="2"/>_ <text:s text:c="2"/>_ <text:s text:c="2"/>_ <text:s text:c="2"/>_ <text:s text:c="2"/>_ <text:s text:c="2"/>_ <text:s text:c="2"/>_ <text:s text:c="2"/>_ <text:s text:c="2"/>_ <text:s text:c="2"/>_ <text:s text:c="2"/>_ <text:s text:c="2"/>_ <text:s text:c="2"/>_ <text:s text:c="2"/>_ <text:s text:c="2"/>_ <text:s text:c="2"/>_ <text:s text:c="2"/>_ <text:s text:c="2"/>_ <text:s text:c="2"/>_ <text:s text:c="2"/>_ <text:s text:c="2"/>_ <text:s text:c="2"/>____</text:p>
      <text:p text:style-name="Standard">scl <text:s/>ST \_/ \_/ \_/ \_/ \_/ \_/ \_/ \_/ \_/ \_/ \_/ \_/ \_/ \_/ \_/ \_/ \_/ \_/ \_/ \_/ \_/ \_/ \_/ \_/ \_/ \_/ \_/ \_/ SP</text:p>
      <text:p text:style-name="Standard"/>
      <text:p text:style-name="Standard">```</text:p>
      <text:p text:style-name="Standard"/>
      <text:p text:style-name="Standard">### Input</text:p>
      <text:p text:style-name="Standard">* cmd_address[6:0]</text:p>
      <text:p text:style-name="Standard"><text:s text:c="2"/>* MPR121 Slave Address</text:p>
      <text:p text:style-name="Standard"><text:s text:c="2"/>* set to 7'b1011_010(0x5A) - ADDR pin connect to Ground</text:p>
      <text:p text:style-name="Standard">* cmd_start</text:p>
      <text:p text:style-name="Standard"><text:s text:c="2"/>* 1'b1 : i2c start</text:p>
      <text:p text:style-name="Standard">* cmd_read</text:p>
      <text:p text:style-name="Standard"><text:s text:c="2"/>* 1'b1 : i2c read (send 0)</text:p>
      <text:p text:style-name="Standard">* cmd_write</text:p>
      <text:p text:style-name="Standard"><text:s text:c="2"/>* 1'b1 : i2c write (send 1)</text:p>
      <text:p text:style-name="Standard">* cmd_write_multiple</text:p>
      <text:p text:style-name="Standard"><text:s text:c="2"/>* 1'b1 : i2c write multiple (until data_in_last)</text:p>
      <text:p text:style-name="Standard">* cmd_stop</text:p>
      <text:p text:style-name="Standard"><text:s text:c="2"/>* 1'b1 : i2c stop</text:p>
      <text:p text:style-name="Standard">* cmd_valid</text:p>
      <text:p text:style-name="Standard"><text:s text:c="2"/>* 1'b1 : command valid</text:p>
      <text:p text:style-name="Standard">* data_in[7:0]</text:p>
      <text:p text:style-name="Standard"><text:s text:c="2"/>* 1 byte data to MPR121 - i2c(master input)</text:p>
      <text:p text:style-name="Standard">* data_in_valid</text:p>
      <text:p text:style-name="Standard"><text:s text:c="2"/>* valid of input data byte</text:p>
      <text:p text:style-name="Standard">* data_in_last</text:p>
      <text:p text:style-name="Standard"><text:s text:c="2"/>* flag of last data to write (using for write multiple)</text:p>
      <text:p text:style-name="Standard">* data_out_ready</text:p>
      <text:p text:style-name="Standard"><text:s text:c="2"/>* ready flag which indicate status that Slave finish to read 1 byte data</text:p>
      <text:p text:style-name="Standard">* prescale[15:0] <text:s text:c="5"/></text:p>
      <text:p text:style-name="Standard"><text:s text:c="2"/>* set to 16'd125 <text:s text:c="3"/></text:p>
      <text:p text:style-name="Standard"><text:s text:c="4"/>* set prescale to 1/4 of the minimum clock period in units of input i_CLK cycles</text:p>
      <text:p text:style-name="Standard"><text:s text:c="4"/>* prescale = Fclk / (FI2Cclk * 4) = 50M / (100k * 4) = 125</text:p>
      <text:p text:style-name="Standard">* stop_on_idle</text:p>
      <text:p text:style-name="Standard"><text:s text:c="2"/>* set to 1'b1 - automatically issue stop when command input is not valid</text:p>
      <text:p text:style-name="Standard"><text:soft-page-break/></text:p>
      <text:p text:style-name="Standard"/>
      <text:p text:style-name="Standard">### Output</text:p>
      <text:p text:style-name="Standard">* cmd_ready</text:p>
      <text:p text:style-name="Standard"><text:s text:c="2"/>* ready to operate command</text:p>
      <text:p text:style-name="Standard">* data_in_ready</text:p>
      <text:p text:style-name="Standard"><text:s text:c="2"/>* ready flag which indicate status that Master can receive data byte to write when Master finish to write previous data sent</text:p>
      <text:p text:style-name="Standard">* data_out[7:0]</text:p>
      <text:p text:style-name="Standard"><text:s text:c="2"/>* 1 byte data from MPR121 - i2c(master output)</text:p>
      <text:p text:style-name="Standard">* data_out_valid</text:p>
      <text:p text:style-name="Standard"><text:s text:c="2"/>* valid of output data byte</text:p>
      <text:p text:style-name="Standard">* data_out_last</text:p>
      <text:p text:style-name="Standard"><text:s text:c="2"/>* flag of last data to read (In general, we don't know how much long data is)</text:p>
      <text:p text:style-name="Standard">* missed_ack</text:p>
      <text:p text:style-name="Standard"><text:s text:c="2"/>* check nack</text:p>
      <text:p text:style-name="Standard"/>
      <text:p text:style-name="Standard"/>
      <text:p text:style-name="Standard"/>
      <text:p text:style-name="Standard"/>
      <text:p text:style-name="Standard">### Reference_ads1292_controller</text:p>
      <text:p text:style-name="Standard"/>
      <text:p text:style-name="Standard">**[ADS1292_DataSheet](./Reference/ADS1292/ADS1292.pdf)**</text:p>
      <text:p text:style-name="Standard"/>
      <text:p text:style-name="Standard">####ADS1292 Mode</text:p>
      <text:p text:style-name="Standard"/>
      <text:p text:style-name="Standard">**ADS1292 Control Cases: (User defined) (exclude other mode in [data sheet](./Reference/ADS1292/ADS1292.pdf))**</text:p>
      <text:p text:style-name="Standard">|Mode|i_ADS1292_CONTROL|Description| <text:s/></text:p>
      <text:p text:style-name="Standard">|----|----|----|</text:p>
      <text:p text:style-name="Standard">|IDLE|3'b000|Idle state before Reset the Chip(POR)|</text:p>
      <text:p text:style-name="Standard">|System control|3'b001|8'h02|Write Command&lt;br&gt;use i_ADS1292_COMMAND, do not use i_ADS1292_REG_ADDR|</text:p>
      <text:p text:style-name="Standard">|Write Register|3'b010|8'hA0 |Write data on Register&lt;br&gt;use i_ADS1292_REG_ADDR, do not use i_ADS1292_COMMAND|</text:p>
      <text:p text:style-name="Standard">|Read Register|3'b011|8'h10 |Read data from Register&lt;br&gt;use i_ADS1292_REG_ADDR, do not use i_ADS1292_COMMAND|</text:p>
      <text:p text:style-name="Standard">|Read Data Continue|3'b100|8'h02 |Read Bio-potential Data&lt;br&gt;only worked by control bit|</text:p>
      <text:p text:style-name="Standard">|Stop Read Data Continue|3'b101|8'h00 |Stop Reading Bio-potential Data&lt;br&gt;only worked if controller is rdatac_mode, and worked by control bits|</text:p>
      <text:p text:style-name="Standard">|Dummy|3'b111|8'h63 |do nothing|</text:p>
      <text:p text:style-name="Standard"/>
      <text:p text:style-name="Standard">_**ADS1292 offers Multi-byte Write or Read, but we only write or read only one register**_</text:p>
      <text:p text:style-name="Standard"/>
      <text:p text:style-name="Standard">####ADS1292 Command</text:p>
      <text:p text:style-name="Standard"/>
      <text:p text:style-name="Standard">**ADS1292 COMMAND Cases: (exclude other mode in [data sheet](./Reference/ADS1292/ADS1292.pdf))**</text:p>
      <text:p text:style-name="Standard">|Command|i_ADS1292_COMMAND|Description| <text:s/></text:p>
      <text:p text:style-name="Standard"><text:soft-page-break/>|----|----|----|</text:p>
      <text:p text:style-name="Standard">|RESET|8'h02|This command resets the digital filter cycle and returns all register settings to the default values|</text:p>
      <text:p text:style-name="Standard">|START|3'b001|8'h02|This opcode starts data conversions|</text:p>
      <text:p text:style-name="Standard">|STOP|3'b010|8'hA0 |This opcode stops data conversions|</text:p>
      <text:p text:style-name="Standard">|RDATAC|3'b011|8'h10 |This opcode enables the output of conversion data on each DRDY_N without the need to issue subsequent read</text:p>
      <text:p text:style-name="Standard">data opcodes.|</text:p>
      <text:p text:style-name="Standard">|SDATAC|3'b100|8'h02 |This opcode cancels the Read Data Continuous mode|</text:p>
      <text:p text:style-name="Standard"/>
      <text:p text:style-name="Standard">_**If you put in STATR, STOP, RESET Commands to i_ADS1292_COMMAND, These Commands are controlled by pins, not sending command byte**_</text:p>
      <text:p text:style-name="Standard"/>
      <text:p text:style-name="Standard">####ADS1292 Register Map <text:s/></text:p>
      <text:p text:style-name="Standard"/>
      <text:p text:style-name="Standard">|Register Name|Address|Value|Description| <text:s/></text:p>
      <text:p text:style-name="Standard">|----|----|----|----|</text:p>
      <text:p text:style-name="Standard">|ID|8'h00||read only|</text:p>
      <text:p text:style-name="Standard">|CONFIG1|8'h01|8'h02||</text:p>
      <text:p text:style-name="Standard">|CONFIG2|8'h02|8'hA0 ||</text:p>
      <text:p text:style-name="Standard">|LOFF|8'h03|8'h10 ||</text:p>
      <text:p text:style-name="Standard">|CH1SET|8'h04|8'h02 ||</text:p>
      <text:p text:style-name="Standard">|CH2SET|8'h05|8'h00 ||</text:p>
      <text:p text:style-name="Standard">|RLD_SENS|8'h06|8'h63 ||</text:p>
      <text:p text:style-name="Standard">|LOFF_SENS|8'h07|8'h0F ||</text:p>
      <text:p text:style-name="Standard">|LOFF_STAT|8'h08|8'h00 ||</text:p>
      <text:p text:style-name="Standard">|RESP1|8'h09|8'h02 ||</text:p>
      <text:p text:style-name="Standard">|RESP2|8'h0A|8'h03 ||</text:p>
      <text:p text:style-name="Standard">|GPIO|8'h0B|8'h00||</text:p>
      <text:p text:style-name="Standard"/>
      <text:p text:style-name="Standard">[1. How ADS works](#how-ads-works)</text:p>
      <text:p text:style-name="Standard"/>
      <text:p text:style-name="Standard">[2. How ADS stops](#how-ads-stops)</text:p>
      <text:p text:style-name="Standard"/>
      <text:p text:style-name="Standard">[3. How to run MPR ](#how-mpr-works)</text:p>
      <text:p text:style-name="Standard"/>
      <text:p text:style-name="Standard">[4. Module Detail](#module-detail)</text:p>
      <text:p text:style-name="Standard"/>
      <text:p text:style-name="Standard">- - -</text:p>
      <text:p text:style-name="Standard"/>
      <text:p text:style-name="Standard"># How ADS works</text:p>
      <text:p text:style-name="Standard"/>
      <text:p text:style-name="Standard"/>
      <text:p text:style-name="Standard"><text:s/>Through wire **UART_RXD** from PC, <text:s/>8 kind of controls are available.(list below)</text:p>
      <text:p text:style-name="Standard"/>
      <text:p text:style-name="Standard">|| Command | byte |</text:p>
      <text:p text:style-name="Standard">|---| ---|---|</text:p>
      <text:p text:style-name="Standard">|1|UART_SG_MPR_SEND_DATA| 8'h4D |</text:p>
      <text:p text:style-name="Standard">|2|UART_SG_MPR_READ_REG| 8'h6D |</text:p>
      <text:p text:style-name="Standard"><text:soft-page-break/>|3|UART_SG_ADS_SEND_DATA| 8'h41 |</text:p>
      <text:p text:style-name="Standard">|4|UART_SG_ADS_READ_REG| 8'h61 |</text:p>
      <text:p text:style-name="Standard">|5|UART_SG_RUN| 8'h52 |</text:p>
      <text:p text:style-name="Standard">|6|UART_SG_STOP| 8'h53 |</text:p>
      <text:p text:style-name="Standard">|7|UART_SG_ADS_FINISH| 8'h46 |</text:p>
      <text:p text:style-name="Standard">|8|UART_SG_MPR_FINISH| 8'h66 |</text:p>
      <text:p text:style-name="Standard"/>
      <text:p text:style-name="Standard">But just by sending 8'h52 which is **RUN** , precedure of setting register and exporting output begins automatically. So this README.md will only treat **Run** mode</text:p>
      <text:p text:style-name="Standard"/>
      <text:p text:style-name="Standard">Getting 8'h52 through [uart_rx.v](#uart_rx.v), **w_uart_data_ra_valid** becomes 1'b1 for a cycle and satifies condition</text:p>
      <text:p text:style-name="Standard"><text:s text:c="3"/>* **w_uart_data_ra_valid : let FPGA know just got finished receiving data through uart completely**</text:p>
      <text:p text:style-name="Standard"/>
      <text:p text:style-name="Standard">```verilog</text:p>
      <text:p text:style-name="Standard"/>
      <text:p text:style-name="Standard">//uart_controller.v</text:p>
      <text:p text:style-name="Standard"/>
      <text:p text:style-name="Standard">if(w_uart_data_rx_valid) begin</text:p>
      <text:p text:style-name="Standard"><text:s text:c="14"/>if(w_uart_data_rx == UART_SG_RUN) begin</text:p>
      <text:p text:style-name="Standard"><text:s text:c="16"/>o_UART_DATA_RX[15:8] &lt;= w_uart_data_rx;</text:p>
      <text:p text:style-name="Standard"><text:s text:c="16"/>o_UART_DATA_RX_VALID &lt;= 1'b1;</text:p>
      <text:p text:style-name="Standard"><text:s text:c="16"/>r_pstate &lt;= ST_IDLE;</text:p>
      <text:p text:style-name="Standard"><text:s text:c="14"/>end</text:p>
      <text:p text:style-name="Standard"/>
      <text:p text:style-name="Standard">```</text:p>
      <text:p text:style-name="Standard"/>
      <text:p text:style-name="Standard">**w_uart_data_rx, w_uart_data_rx_valid** from uart_controller.v will initiate ***sensor core*** <text:s text:c="2"/></text:p>
      <text:p text:style-name="Standard">Inside sensor core, 3 parts(**uart, sensor core, ads1292**) will have it's own sequential logic</text:p>
      <text:p text:style-name="Standard"/>
      <text:p text:style-name="Standard">&gt; uart SL: as a result of ***ST_UART_RX***, reg **r_run_mode** &lt;=1'b1 and reg **r_ads_read_start** &lt;=1'b1. <text:s text:c="2"/></text:p>
      <text:p text:style-name="Standard">&gt; sensor core SL: handle [chip set](#chip-set) and [run set](#run-set) <text:s text:c="2"/></text:p>
      <text:p text:style-name="Standard">&gt; ads1292 SL : <text:s/>details of **chip set** and **run set** are executed here</text:p>
      <text:p text:style-name="Standard"/>
      <text:p text:style-name="Standard">First, initiate [chip set](#chip-set) process. when chip set success, FPGA gets **r_ads_chip_set_done&lt;=1'h1** (at sensor_core) <text:s text:c="4"/></text:p>
      <text:p text:style-name="Standard">This will make **o_CHIP_SET&lt;=1b'1**(meaning chip setting is done) and allows to move sensor core state to ***ST_CORE_STANDBY***. <text:s text:c="2"/></text:p>
      <text:p text:style-name="Standard">```verilog</text:p>
      <text:p text:style-name="Standard">ST_CORE_STANDBY:</text:p>
      <text:p text:style-name="Standard"><text:s text:c="2"/>begin</text:p>
      <text:p text:style-name="Standard"><text:s text:c="4"/>if(r_run_mode) begin</text:p>
      <text:p text:style-name="Standard"><text:s text:c="6"/>if(!r_ads_run_set_done) r_ads_run_set &lt;= 1'b1;</text:p>
      <text:p text:style-name="Standard"><text:s text:c="6"/>else r_ads_is_reading &lt;= 1'b1;</text:p>
      <text:p text:style-name="Standard"><text:s text:c="4"/>end</text:p>
      <text:p text:style-name="Standard"><text:s text:c="2"/>end</text:p>
      <text:p text:style-name="Standard">```</text:p>
      <text:p text:style-name="Standard"><text:soft-page-break/></text:p>
      <text:p text:style-name="Standard">Second, as **r_ads_is_reading** from 'sensor_core SL' becomes **1'b1**, ads1292 SL start [run_set](#run-set) process. <text:s text:c="4"/></text:p>
      <text:p text:style-name="Standard">When **Run-set** is done, sensor core will recieve **i_ADS1292_DATA_READY** high(1'b1) and **i_ADS1292_DATA_OUT[71:0] and this will make **o_CORE_BUSY** high(1) <text:s text:c="2"/></text:p>
      <text:p text:style-name="Standard"/>
      <text:p text:style-name="Standard">Third, at state ***ST_ADS_RDATAC_INIT, ST_ADS_RDATAC_DATA_PROCESS***, due to condition satisfaction, assign **r_ads_data_convert[31:0],r_ads_data_send_ready** <text:s text:c="3"/></text:p>
      <text:p text:style-name="Standard"><text:s text:c="3"/>* **r_ads_data_convert[31:0] ** : {8b'0, i_ADS1292_DATA_OUT[23:16], i_ADS1292_DATA_OUT[15:8], i_ADS1292_DATA_OUT[7:0]} <text:s text:c="3"/></text:p>
      <text:p text:style-name="Standard"><text:s text:c="3"/>* **r_ads_data_send_ready** : finished assign neccessary data (In our case, CH2 data which is 24 bits), <text:s text:c="2"/></text:p>
      <text:p text:style-name="Standard"/>
      <text:p text:style-name="Standard">Fourth, at UART SL state ***ST_UART_STANDBY*** , export data **o_UART_DATA_TX[39:0], o_UART_DATA_TX_VALID** to **uart_controller.v**</text:p>
      <text:p text:style-name="Standard"><text:s text:c="3"/>* **o_UART_DATA_TX_VALID** : signal that inititate uart_tx <text:s text:c="3"/></text:p>
      <text:p text:style-name="Standard"><text:s text:c="3"/>* **o_UART_DATA_TX[39:0] ** : {UART_SG_ADS_SEND_DATA, r_ads_data_convert} <text:s text:c="3"/></text:p>
      <text:p text:style-name="Standard"><text:s text:c="6"/>* UART_SG_ADS_SEND_DATA : in our code it is 8'h41, it will just work as header for PC</text:p>
      <text:p text:style-name="Standard"/>
      <text:p text:style-name="Standard">Fifth, as **o_UART_DATA_TX_VALID** goes high(1) send data through [uart_tx](#uart-tx.v)</text:p>
      <text:p text:style-name="Standard"/>
      <text:p text:style-name="Standard">Then from now on, process after **Run set** will repeated and keep export 72bits data to sensor core!!. <text:s text:c="4"/></text:p>
      <text:p text:style-name="Standard">And It is technically everything you need to know to Run ADS!! <text:s text:c="4"/></text:p>
      <text:p text:style-name="Standard"/>
      <text:p text:style-name="Standard">- - -</text:p>
      <text:p text:style-name="Standard"/>
      <text:p text:style-name="Standard"># How ADS stops</text:p>
      <text:p text:style-name="Standard"/>
      <text:p text:style-name="Standard">The way ADS stop is very similiar to the way ADS works. <text:s/></text:p>
      <text:p text:style-name="Standard"/>
      <text:p text:style-name="Standard">From PC, send 8bit data <text:s/>8'h53 to give stop signal to FPGA <text:s text:c="4"/></text:p>
      <text:p text:style-name="Standard">Of course, stop signal is supposed to import while ADS is running( **i_CORE_BUSY** on high(1) state)</text:p>
      <text:p text:style-name="Standard"/>
      <text:p text:style-name="Standard">This stop signal will effect all three SL inside <text:s/>**sensor_core.v**, and most important SL is ADS SL!! <text:s text:c="4"/></text:p>
      <text:p text:style-name="Standard"><text:s text:c="3"/>* <text:s/>**uart** : assign all **r_run_mode, r_ads_read_start** low(0) <text:s text:c="3"/></text:p>
      <text:p text:style-name="Standard"><text:s text:c="3"/>* <text:s/>**sensor core** : assign **r_ads_run_set, r_ads_is_reading** low(0) <text:s text:c="4"/></text:p>
      <text:p text:style-name="Standard"/>
      <text:p text:style-name="Standard">As I mentioned, ADS is currently on running mode, so state of ADS SL should be either **ST_ADS_RDATAC_INIT** or **ST_ADS_RDATAC_DATA_PROCESS** <text:s text:c="3"/></text:p>
      <text:p text:style-name="Standard">at state **ST_ADS_RDATAC_INIT**, because **r_ads_run_set** is low(0) next state will be ***ST_ADS_STOP***</text:p>
      <text:p text:style-name="Standard"/>
      <text:p text:style-name="Standard">Then, **o_RUN_SDATAC** control command goes to ***ads1292_controller.v*** <text:s text:c="4"/></text:p>
      <text:p text:style-name="Standard">Again, ADS is currently on running mode, state at ADS1292_controller.v should be either **ST_RDATAC_WAIT_DRDY, ~ ~ ~**.</text:p>
      <text:p text:style-name="Standard"/>
      <text:p text:style-name="Standard">```verilog</text:p>
      <text:p text:style-name="Standard"><text:soft-page-break/></text:p>
      <text:p text:style-name="Standard">ST_RDATAC_WAIT_DRDY:</text:p>
      <text:p text:style-name="Standard">begin</text:p>
      <text:p text:style-name="Standard"><text:tab/>o_ADS1292_RDATAC_READY &lt;= 1'b0; // wait 2 clock to turn off since sensor_core's clock is 25MHz-YHM</text:p>
      <text:p text:style-name="Standard"><text:tab/>if(i_ADS1292_DRDY) begin</text:p>
      <text:p text:style-name="Standard"><text:tab/><text:tab/>if(r_lstate == ST_RDATAC_INIT) r_pstate &lt;= ST_RDATAC_WAIT_SETTILING_TIME;</text:p>
      <text:p text:style-name="Standard"><text:tab/><text:tab/>else r_pstate &lt;= ST_RDATAC_WAIT_DRDY_PULSE;</text:p>
      <text:p text:style-name="Standard"><text:tab/>end else begin</text:p>
      <text:p text:style-name="Standard"><text:tab/><text:tab/>if (r_sdatac_mode) r_pstate &lt;= ST_SDATAC_INIT;</text:p>
      <text:p text:style-name="Standard"><text:tab/><text:tab/>else r_pstate &lt;= ST_RDATAC_WAIT_DRDY;</text:p>
      <text:p text:style-name="Standard"><text:tab/>end</text:p>
      <text:p text:style-name="Standard">end</text:p>
      <text:p text:style-name="Standard">```</text:p>
      <text:p text:style-name="Standard"/>
      <text:p text:style-name="Standard"/>
      <text:p text:style-name="Standard"/>
      <text:p text:style-name="Standard">After this, ads1292_controller.v will send command using MOSI communication. <text:s text:c="3"/></text:p>
      <text:p text:style-name="Standard">&gt; <text:s text:c="3"/>while on move to ***ST_SYS_SENDCMD*** for MOSI, you'll easily see **if(i_ADS1292_DRDY) r_pstate &lt;= ST_RDATAC_WAIT_DRDY** code <text:s text:c="3"/></text:p>
      <text:p text:style-name="Standard">&gt; <text:s text:c="3"/>this code is added to consider keep out zone of DRDY pulse. <text:s text:c="3"/></text:p>
      <text:p text:style-name="Standard"/>
      <text:p text:style-name="Standard">When command is sent, to tell FPGA about the status, export **o_ADS1292_START, o_ADS1292_RDATAC_READY,o_ADS1929_BUSY, o_SPI_CSN** <text:s text:c="3"/></text:p>
      <text:p text:style-name="Standard"><text:s text:c="2"/>* o_ADS1292_START: &lt;- 1'b0 turned off the device <text:s text:c="3"/></text:p>
      <text:p text:style-name="Standard"><text:s text:c="2"/>* o_ADS1292_READY: &lt;- 1'b0 device not ready to work <text:s text:c="4"/></text:p>
      <text:p text:style-name="Standard"><text:s text:c="2"/>* o_ADS1292_BUSY: &lt;- 1'b0 device ready to do anything <text:s text:c="3"/></text:p>
      <text:p text:style-name="Standard"><text:s text:c="2"/>* o_SPI_CSN: &lt;- 1'b1 <text:s/>In condition Chip Select high device can not get any command. <text:s text:c="3"/></text:p>
      <text:p text:style-name="Standard"><text:s text:c="4"/>* **Before taking CSN high always wait 4 * t_clk(512kHz) == t_MOD or more cycles.</text:p>
      <text:p text:style-name="Standard"/>
      <text:p text:style-name="Standard">That's technically all for stopping ADS. sensor core stays idle until new command issued from PC <text:s text:c="2"/></text:p>
      <text:p text:style-name="Standard"/>
      <text:p text:style-name="Standard"># How MPR Works</text:p>
      <text:p text:style-name="Standard"/>
      <text:p text:style-name="Standard">**pretty much same with ADS procedures, so skipped **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 - -</text:p>
      <text:p text:style-name="Standard">- - -</text:p>
      <text:p text:style-name="Standard"/>
      <text:p text:style-name="Standard">## Chip Set</text:p>
      <text:p text:style-name="Standard"/>
      <text:p text:style-name="Standard">as a result of ***ST_CORE_START*** from sensor_core.v and code below, chip set begins <text:s text:c="2"/></text:p>
      <text:p text:style-name="Standard"/>
      <text:p text:style-name="Standard"><text:soft-page-break/>```verilog</text:p>
      <text:p text:style-name="Standard"/>
      <text:p text:style-name="Standard">always @ ( posedge i_CLK, posedge i_RST ) begin</text:p>
      <text:p text:style-name="Standard"><text:tab/><text:tab/>if(i_RST) o_CHIP_SET &lt;= 1'b0;</text:p>
      <text:p text:style-name="Standard"><text:tab/><text:tab/>else o_CHIP_SET &lt;= r_mpr_chip_set_done &amp; r_ads_chip_set_done;</text:p>
      <text:p text:style-name="Standard"><text:tab/>end</text:p>
      <text:p text:style-name="Standard"/>
      <text:p text:style-name="Standard">```</text:p>
      <text:p text:style-name="Standard"/>
      <text:p text:style-name="Standard">Default setting of registers are below (check detail description at ADS1292 datasheet)</text:p>
      <text:p text:style-name="Standard"/>
      <text:p text:style-name="Standard">| Address | Name | Data|</text:p>
      <text:p text:style-name="Standard">|---|---|---|</text:p>
      <text:p text:style-name="Standard"/>
      <text:p text:style-name="Standard"/>
      <text:p text:style-name="Standard">#### Procedure</text:p>
      <text:p text:style-name="Standard"/>
      <text:p text:style-name="Standard">1. At state ***ST_ADS_SETTING***, assign **r_asd_first_param, r_ads_second_param** <text:s text:c="4"/></text:p>
      <text:p text:style-name="Standard"><text:s text:c="3"/>* **r_ads_first_param** : 8 bits representing **address** of register to set <text:s text:c="3"/></text:p>
      <text:p text:style-name="Standard"><text:s text:c="3"/>* **r_ads_second_param** : 8 bits representing **data** to set at designated register <text:s text:c="5"/></text:p>
      <text:p text:style-name="Standard"/>
      <text:p text:style-name="Standard">2. outputs of sensor core(**o_ADS1292_CONTROL, o_ADS1292_REG_ADDR, o_ADS1292_DATA_IN**) goes to ads1292_controller<text:tab/> </text:p>
      <text:p text:style-name="Standard"><text:s text:c="3"/>* **o_ADS1292_COMMAND** : default value for this reg is 1'b0, but later when using command input for wakeup and standby, no need for this</text:p>
      <text:p text:style-name="Standard"/>
      <text:p text:style-name="Standard"/>
      <text:p text:style-name="Standard">3. Inside the [ads1292_controller](#ads1929_controller.v), send 3 bytes data using SPI [MOSI](#mosi) comunication <text:s text:c="3"/></text:p>
      <text:p text:style-name="Standard"><text:s text:c="3"/>* First Byte: 010r rrrr <text:s text:c="3"/></text:p>
      <text:p text:style-name="Standard"><text:s text:c="5"/>* 010: meaning **write** <text:s text:c="3"/></text:p>
      <text:p text:style-name="Standard"><text:s text:c="5"/>* r rrrr: address of register <text:s text:c="3"/></text:p>
      <text:p text:style-name="Standard"><text:s text:c="3"/>* Seconde Byte: 0000_0000</text:p>
      <text:p text:style-name="Standard"><text:s text:c="5"/>* meaning how many continuous register we will set start from r rrrr (available: 0~9) <text:s text:c="3"/></text:p>
      <text:p text:style-name="Standard"><text:s text:c="5"/>(we will write data to register one by one) <text:s text:c="4"/></text:p>
      <text:p text:style-name="Standard"><text:s text:c="3"/>* Third Byte: 8 bit default data users wanna set</text:p>
      <text:p text:style-name="Standard"/>
      <text:p text:style-name="Standard"/>
      <text:p text:style-name="Standard">4. After MOSI SPI communication, wait 4/(t_clk==512kHz) = 4/512k clocks for CSN to go high.</text:p>
      <text:p text:style-name="Standard"><text:s text:c="3"/>* we are using 50M clock for FPGA, so at least wait (4/512k)/(1/50M)=390.625 cycles for CSN</text:p>
      <text:p text:style-name="Standard"/>
      <text:p text:style-name="Standard"/>
      <text:p text:style-name="Standard">5. Setting data is done and export **o_ADS1292_Busy, o_SPI_CSN** to let FPGA know it's finished.</text:p>
      <text:p text:style-name="Standard"><text:s text:c="3"/>* **o_ADS1292_Busy** : whether ADS is working on something(YES=&gt;1'b1, NO=&gt;1'b0) <text:s text:c="3"/></text:p>
      <text:p text:style-name="Standard"><text:s text:c="3"/>* **o_SPI_CSN** : whether we are working on this specfic chip(YES=&gt;1'b0, NO=&gt;1'b1) <text:s text:c="3"/></text:p>
      <text:p text:style-name="Standard"/>
      <text:p text:style-name="Standard"/>
      <text:p text:style-name="Standard">6. Sensor_core.v will get **i_ADS1929_Busy** 1'b0 and start chip setting with next register. <text:s text:c="5"/></text:p>
      <text:p text:style-name="Standard"/>
      <text:p text:style-name="Standard"><text:soft-page-break/>```verilog</text:p>
      <text:p text:style-name="Standard">ST_ADS_WREG_CONFIRM:</text:p>
      <text:p text:style-name="Standard">begin</text:p>
      <text:p text:style-name="Standard"><text:tab/>o_ADS1292_CONTROL &lt;= ADS_CB_IDLE;</text:p>
      <text:p text:style-name="Standard"><text:tab/>if(i_ADS1292_BUSY) r_ads_pstate &lt;= ST_ADS_WREG_CONFIRM;</text:p>
      <text:p text:style-name="Standard"><text:tab/>else begin</text:p>
      <text:p text:style-name="Standard"><text:tab/>~~if (r_ads_lstate == ST_ADS_SETTING)~~ r_ads_pstate &lt;= ST_ADS_SETTING;</text:p>
      <text:p text:style-name="Standard"><text:tab/>end</text:p>
      <text:p text:style-name="Standard">end</text:p>
      <text:p text:style-name="Standard">```</text:p>
      <text:p text:style-name="Standard"/>
      <text:p text:style-name="Standard">7. when all registers setting are done let FPGA know it by making **r_ads_chip_set_done** high(1'b1)</text:p>
      <text:p text:style-name="Standard"/>
      <text:p text:style-name="Standard"/>
      <text:p text:style-name="Standard"/>
      <text:p text:style-name="Standard">---</text:p>
      <text:p text:style-name="Standard"/>
      <text:p text:style-name="Standard">## Run set</text:p>
      <text:p text:style-name="Standard"/>
      <text:p text:style-name="Standard">As **r_ads_is_reading** becomes 1'b1 at ***sensor_core.v*** Run set Initiates</text:p>
      <text:p text:style-name="Standard"/>
      <text:p text:style-name="Standard">There are two methods of getting data, using RDATA and RDATAC <text:s text:c="2"/></text:p>
      <text:p text:style-name="Standard"><text:s text:c="2"/>* RDATA: read data once when requested <text:s text:c="3"/></text:p>
      <text:p text:style-name="Standard"><text:s text:c="2"/>* RDATAC: read data continuously once requested</text:p>
      <text:p text:style-name="Standard"/>
      <text:p text:style-name="Standard">Our source is using **RDATAC** so far. <text:s/>~~might later fixed~~</text:p>
      <text:p text:style-name="Standard"/>
      <text:p text:style-name="Standard">Also, we need to start ads1292 before running, this can be done by either command or pin</text:p>
      <text:p text:style-name="Standard"><text:s text:c="2"/>* Command: send START command and keep START pin low(0) until the STOP command is issued</text:p>
      <text:p text:style-name="Standard"><text:s text:c="2"/>* Pin: set Start pin High(1)</text:p>
      <text:p text:style-name="Standard"/>
      <text:p text:style-name="Standard">Our source are using Pin way.</text:p>
      <text:p text:style-name="Standard"/>
      <text:p text:style-name="Standard">#### Procedure</text:p>
      <text:p text:style-name="Standard"/>
      <text:p text:style-name="Standard">1. At ads1292 Sequential Logic state ***ST_ADS_RUN***, export **o_ADS1292_CONTROL&lt;=ADS_CB_RDATAC** control signal.</text:p>
      <text:p text:style-name="Standard"/>
      <text:p text:style-name="Standard">2. Control signal goes into ***ads1292_controller.v*** and begin **r_rdatac_mode** .</text:p>
      <text:p text:style-name="Standard"/>
      <text:p text:style-name="Standard">3. At state ***ST_SYSCMD_INIT***, begin [MOSI](#mosi) communication with **r_spi_data_in, r_spi_data_in_valid** <text:s text:c="3"/></text:p>
      <text:p text:style-name="Standard"><text:s text:c="2"/>* **r_spi_data_in** : FPGA will shoot 8'h10( Byte representing RDATAC)</text:p>
      <text:p text:style-name="Standard"><text:s text:c="2"/>* **r_spi_data_in_valid** : Triggering clock for SPI communication.</text:p>
      <text:p text:style-name="Standard"/>
      <text:p text:style-name="Standard">4. At state **ST_SYSCMD_SEND_CMD**, wait till MOSI SPI communication ends.<text:tab/> <text:s text:c="2"/></text:p>
      <text:p text:style-name="Standard"><text:s text:c="2"/>* **i_ADS1292_DRDY** : FPGA is trying to send data, so stays low(0) <text:s/></text:p>
      <text:p text:style-name="Standard"/>
      <text:p text:style-name="Standard">```verilog</text:p>
      <text:p text:style-name="Standard"><text:soft-page-break/>ST_SYSCMD_SEND_CMD:</text:p>
      <text:p text:style-name="Standard"><text:tab/>begin</text:p>
      <text:p text:style-name="Standard"><text:tab/>if(r_lstate != ST_SDATAC_INIT) begin</text:p>
      <text:p text:style-name="Standard"><text:tab/><text:tab/>if(!w_spi_data_in_ready) begin</text:p>
      <text:p text:style-name="Standard"><text:tab/><text:tab/><text:tab/>r_spi_data_in_valid &lt;= 1'b0;</text:p>
      <text:p text:style-name="Standard"><text:tab/><text:tab/><text:tab/>r_pstate &lt;= ST_SYSCMD_SEND_CMD;</text:p>
      <text:p text:style-name="Standard"><text:tab/><text:tab/>end else begin</text:p>
      <text:p text:style-name="Standard"><text:tab/><text:tab/><text:tab/>if(r_lstate != ST_RDATAC_INIT) r_lstate &lt;= ST_SYSCMD_SEND_CMD;</text:p>
      <text:p text:style-name="Standard"><text:tab/><text:tab/><text:tab/>r_pstate &lt;= ST_SPI_SELECT;</text:p>
      <text:p text:style-name="Standard"><text:tab/><text:tab/>end</text:p>
      <text:p text:style-name="Standard"><text:tab/>end else begin</text:p>
      <text:p text:style-name="Standard"><text:tab/><text:tab/>if(i_ADS1292_DRDY) r_pstate &lt;= ST_RDATAC_WAIT_DRDY;<text:tab/><text:tab/>//DRDY is mapped to pin!!! from ADS</text:p>
      <text:p text:style-name="Standard"><text:tab/><text:tab/>else begin</text:p>
      <text:p text:style-name="Standard"><text:tab/><text:tab/><text:tab/>if(!w_spi_data_in_ready) begin</text:p>
      <text:p text:style-name="Standard"><text:tab/><text:tab/><text:tab/><text:tab/>r_spi_data_in_valid &lt;= 1'b0;</text:p>
      <text:p text:style-name="Standard"><text:tab/><text:tab/><text:tab/><text:tab/>r_pstate &lt;= ST_SYSCMD_SEND_CMD;</text:p>
      <text:p text:style-name="Standard"><text:tab/><text:tab/><text:tab/>end else r_pstate &lt;= ST_SPI_SELECT;</text:p>
      <text:p text:style-name="Standard"><text:tab/><text:tab/>end</text:p>
      <text:p text:style-name="Standard"><text:tab/>end</text:p>
      <text:p text:style-name="Standard">end</text:p>
      <text:p text:style-name="Standard">```</text:p>
      <text:p text:style-name="Standard"/>
      <text:p text:style-name="Standard">5. Next, at ***ST_RDATAC_WAIT_DRDY*** state, because <text:s/>current **r_lstate** is ***ST_RDATAC_INIT***, moves to ***ST_RDATAC_WAIT_SETTLING_TIME***</text:p>
      <text:p text:style-name="Standard"/>
      <text:p text:style-name="Standard"/>
      <text:p text:style-name="Standard">&lt;p align="center"&gt;</text:p>
      <text:p text:style-name="Standard"><text:s text:c="2"/>&lt;img width="600" height="200" src="./reference/Image/settling_time.PNG"&gt;</text:p>
      <text:p text:style-name="Standard">&lt;/p&gt;</text:p>
      <text:p text:style-name="Standard"/>
      <text:p text:style-name="Standard"/>
      <text:p text:style-name="Standard">5-1. The time needed for converter to output fully settled data when **START** pin goes high is called **Settling time** <text:s/>(need <text:s/>once when OPCODE changes)</text:p>
      <text:p text:style-name="Standard"><text:s text:c="2"/>* In our case, we setted **LOFF STAT** 8'b0F and **CONFIG1[2:0]** 3'b010 <text:s text:c="2"/></text:p>
      <text:p text:style-name="Standard"><text:s text:c="5"/>* CONFIG[2:0] == 3'b010 : settling time will be **1028 x t_mod** <text:s/>with one t_mod uncertainty</text:p>
      <text:p text:style-name="Standard"><text:s text:c="5"/>* LOFF STAT[7]=CLK_DIV == 0 : t_mod = 4 x t_clk, default f_clk is 512 kHz -&gt; f_mod = f_clk / 4</text:p>
      <text:p text:style-name="Standard"/>
      <text:p text:style-name="Standard">5-2. So, according to **5-1** and we are using 50M kHz for general, cycle needed can be calculated <text:s text:c="5"/></text:p>
      <text:p text:style-name="Standard"><text:s text:c="2"/>* {(1028+2) x t_mod} / (1/ CLK_50M) = 1030 x ( 4 x (1 / 512 * 1000) ) * 50 * 1,000,000 = 402,338.6 <text:s text:c="3"/></text:p>
      <text:p text:style-name="Standard"><text:s text:c="4"/>* +2: Considering uncertainty</text:p>
      <text:p text:style-name="Standard"/>
      <text:p text:style-name="Standard">```verilog</text:p>
      <text:p text:style-name="Standard"/>
      <text:p text:style-name="Standard">ST_RDATAC_WAIT_SETTLING_TIME:</text:p>
      <text:p text:style-name="Standard">begin</text:p>
      <text:p text:style-name="Standard"><text:tab/>if(r_clk_counter &gt; 32'd402318) begin //402318</text:p>
      <text:p text:style-name="Standard"><text:soft-page-break/><text:tab/><text:tab/>r_clk_counter &lt;= 32'b0;</text:p>
      <text:p text:style-name="Standard"><text:tab/><text:tab/>r_pstate &lt;= ST_RDATAC_WAIT_SETTLED_DATA;</text:p>
      <text:p text:style-name="Standard"><text:tab/>end else begin</text:p>
      <text:p text:style-name="Standard"><text:tab/><text:tab/>r_clk_counter &lt;= r_clk_counter + 1'b1;</text:p>
      <text:p text:style-name="Standard"><text:tab/><text:tab/>r_pstate &lt;= ST_RDATAC_WAIT_SETTILING_TIME;</text:p>
      <text:p text:style-name="Standard"><text:tab/>end</text:p>
      <text:p text:style-name="Standard">end</text:p>
      <text:p text:style-name="Standard"/>
      <text:p text:style-name="Standard">```</text:p>
      <text:p text:style-name="Standard"/>
      <text:p text:style-name="Standard"/>
      <text:p text:style-name="Standard">6. After settling is done, wait for 3 t_DR for setted data to be done(at ***ST_RDATAC_WAIT_SETTLED_DATA*** state.) <text:s text:c="3"/></text:p>
      <text:p text:style-name="Standard"><text:s text:c="2"/>* <text:s/>Reference - ADS1292 - ADS1292.pdf p.31 Settling time <text:s text:c="5"/></text:p>
      <text:p text:style-name="Standard"><text:s text:c="6"/>&gt; Note that when START is held high and there is a step change in the input signal, it takes 3 t_DR for the filter to settle to the new value. <text:s text:c="4"/></text:p>
      <text:p text:style-name="Standard"><text:s text:c="6"/>&gt; Settled data are available on the fourth DRDY pulse.</text:p>
      <text:p text:style-name="Standard"/>
      <text:p text:style-name="Standard"/>
      <text:p text:style-name="Standard"/>
      <text:p text:style-name="Standard"/>
      <text:p text:style-name="Standard">7. Now, ads1292 is ready to export **DOUT** <text:s text:c="3"/></text:p>
      <text:p text:style-name="Standard"><text:s text:c="5"/>* **DOUT**: The data output pin (DOUT) is used with SCLK to read conversion and register data from ADS1292</text:p>
      <text:p text:style-name="Standard"><text:s text:c="5"/>* 24 status bits+ 24bits x 2 channels= 72 bits <text:s text:c="3"/></text:p>
      <text:p text:style-name="Standard"><text:s text:c="7"/>* MSB of DOUT data is clocked out on the first SCLK rising edge</text:p>
      <text:p text:style-name="Standard"><text:s text:c="7"/>* at RDATAC mode, DOUT output also indicates when new data are available</text:p>
      <text:p text:style-name="Standard"><text:s text:c="7"/>* **Status bits**: 1100 + LOFF_STAT[4:0] + GPIO[1:0] + 13'0s <text:s text:c="4"/></text:p>
      <text:p text:style-name="Standard"/>
      <text:p text:style-name="Standard">&lt;p align="center"&gt;</text:p>
      <text:p text:style-name="Standard"><text:s text:c="2"/>&lt;img width="400" height="200" src="./reference/Image/drdy_set.PNG"&gt;</text:p>
      <text:p text:style-name="Standard">&lt;/p&gt;</text:p>
      <text:p text:style-name="Standard"/>
      <text:p text:style-name="Standard"/>
      <text:p text:style-name="Standard"/>
      <text:p text:style-name="Standard">8. To get data from ADS through [MISO](#miso) , FPGA has to send **r_spi_data_in_valid** to initiate sclk. But there is minimum pulse time for **DRDY** staying high(1) which is t_mod</text:p>
      <text:p text:style-name="Standard"><text:s text:c="3"/>* **t_mod** : as mentioned earlier, f_mod== 4/ f_clk==4 / 512 kHz == 0.0000078125 <text:s text:c="3"/></text:p>
      <text:p text:style-name="Standard"><text:s text:c="7"/>* cycle needed for t_mod : (f_mod) / (1/50 MHz)=390.625 <text:s text:c="5"/></text:p>
      <text:p text:style-name="Standard"><text:s text:c="3"/>* **DRDY** : Signal telling new conversion data are ready <text:s text:c="4"/></text:p>
      <text:p text:style-name="Standard"><text:s text:c="6"/>* DRDY must returns high on the first SCLK falling edge <text:s text:c="3"/></text:p>
      <text:p text:style-name="Standard"><text:s text:c="6"/>* so when, 72bits are ready, DRDY becomes low(0)</text:p>
      <text:p text:style-name="Standard"/>
      <text:p text:style-name="Standard"/>
      <text:p text:style-name="Standard">&lt;p align="center"&gt;</text:p>
      <text:p text:style-name="Standard"><text:s text:c="2"/>&lt;img width="600" height="200" src="./reference/Image/drdy_sclk_relation.png" title="DRDY SCLK relation"&gt;</text:p>
      <text:p text:style-name="Standard">&lt;/p&gt;</text:p>
      <text:p text:style-name="Standard"/>
      <text:p text:style-name="Standard"><text:soft-page-break/>```verilog</text:p>
      <text:p text:style-name="Standard"/>
      <text:p text:style-name="Standard">ST_RDATAC_WAIT_DRDY_PULSE:</text:p>
      <text:p text:style-name="Standard">begin</text:p>
      <text:p text:style-name="Standard"><text:tab/>if(r_clk_counter &gt; 32'd391) begin</text:p>
      <text:p text:style-name="Standard"><text:tab/><text:tab/>if(i_ADS1292_RDATAC_READ_START) begin</text:p>
      <text:p text:style-name="Standard"><text:tab/><text:tab/><text:tab/>r_clk_counter &lt;= 32'b0;</text:p>
      <text:p text:style-name="Standard"><text:tab/><text:tab/><text:tab/>r_spi_data_in &lt;= 8'b0; // send dummy for reading</text:p>
      <text:p text:style-name="Standard"><text:tab/><text:tab/><text:tab/>r_spi_data_in_valid &lt;= 1'b1; // active sclk for reading</text:p>
      <text:p text:style-name="Standard"><text:tab/><text:tab/><text:tab/>r_pstate &lt;= ST_RDATAC_GET_DATA; // wait until read start High(1)</text:p>
      <text:p text:style-name="Standard"><text:tab/><text:tab/>end else r_pstate &lt;= ST_RDATAC_WAIT_DRDY_PULSE;</text:p>
      <text:p text:style-name="Standard"><text:tab/>end else begin</text:p>
      <text:p text:style-name="Standard"><text:tab/><text:tab/>r_clk_counter &lt;= r_clk_counter + 1'b1;</text:p>
      <text:p text:style-name="Standard"><text:tab/><text:tab/>r_pstate &lt;= ST_RDATAC_WAIT_DRDY_PULSE;</text:p>
      <text:p text:style-name="Standard"><text:tab/>end</text:p>
      <text:p text:style-name="Standard">end</text:p>
      <text:p text:style-name="Standard"/>
      <text:p text:style-name="Standard">```</text:p>
      <text:p text:style-name="Standard"/>
      <text:p text:style-name="Standard">9. Now ads1292 will continuously send data to FPGA and FPGA will get data through [MISO](#miso) communication <text:s text:c="3"/></text:p>
      <text:p text:style-name="Standard"><text:s text:c="2"/>* **Data Recieving State** : state ***ST_RDATAC_WAIT_DRDY_PULSE + ST_RDATAC_WAIT_SCLK***, initiate sending by giving signal **r_spi_data_in_valid** high(1) <text:s text:c="3"/></text:p>
      <text:p text:style-name="Standard"/>
      <text:p text:style-name="Standard">10. Every single state ***ST_RDATAC_WAIT_DRDY_PULSE, ST_RDATAC_WAIT_SCLK*** will give only 8 bits at one time, so at state ***ST_RDATAC_GET_DATA***, keep shift **w_spi_data_out** and fill 72 bits <text:s/><text:tab/> <text:s/></text:p>
      <text:p text:style-name="Standard"/>
      <text:p text:style-name="Standard">```verilog</text:p>
      <text:p text:style-name="Standard"/>
      <text:p text:style-name="Standard">ST_RDATAC_GET_DATA:</text:p>
      <text:p text:style-name="Standard">begin</text:p>
      <text:p text:style-name="Standard"><text:tab/>r_lstate &lt;= ST_RDATAC_GET_DATA;</text:p>
      <text:p text:style-name="Standard"><text:tab/>r_spi_data_in_valid &lt;= 1'b0;</text:p>
      <text:p text:style-name="Standard"><text:tab/>if(r_lstate != ST_SDATAC_INIT) begin</text:p>
      <text:p text:style-name="Standard"><text:tab/><text:tab/>if(w_spi_data_out_valid) begin</text:p>
      <text:p text:style-name="Standard"><text:tab/><text:tab/><text:tab/>o_ADS1292_DATA_OUT &lt;= {o_ADS1292_DATA_OUT[63:0], w_spi_data_out};</text:p>
      <text:p text:style-name="Standard"><text:tab/><text:tab/><text:tab/>if(r_data_counter &gt; 4'd7) begin // read 8 byte, since we already triggerd one byte sclk in ST_RDATAC_WAIT_DATA_SETTLING</text:p>
      <text:p text:style-name="Standard"><text:tab/><text:tab/><text:tab/><text:tab/>r_data_counter &lt;= 4'b0; // reset data counter</text:p>
      <text:p text:style-name="Standard"><text:tab/><text:tab/><text:tab/><text:tab/>o_ADS1292_RDATAC_READY &lt;= 1'b1; // data is ready</text:p>
      <text:p text:style-name="Standard"><text:tab/><text:tab/><text:tab/><text:tab/>r_pstate &lt;= ST_SPI_SELECT;</text:p>
      <text:p text:style-name="Standard"><text:tab/><text:tab/><text:tab/>end else r_pstate &lt;= ST_RDATAC_WAIT_SCLK;</text:p>
      <text:p text:style-name="Standard"><text:tab/><text:tab/>end else r_pstate &lt;= ST_RDATAC_GET_DATA;</text:p>
      <text:p text:style-name="Standard"><text:tab/>end else r_pstate &lt;= ST_SDATAC_INIT;</text:p>
      <text:p text:style-name="Standard">end</text:p>
      <text:p text:style-name="Standard">```</text:p>
      <text:p text:style-name="Standard"/>
      <text:p text:style-name="Standard"><text:soft-page-break/></text:p>
      <text:p text:style-name="Standard">11. When 72 bits are all filled, export output **o_ADS1292_DATA_OUT[71:0], o_ADS1292_RDATAC_READY** to sensor_core <text:s text:c="3"/></text:p>
      <text:p text:style-name="Standard"><text:s text:c="3"/>* **o_ADS1292_RDATAC_READY** : goes high(1) when 72bit data are all received</text:p>
      <text:p text:style-name="Standard"/>
      <text:p text:style-name="Standard"/>
      <text:p text:style-name="Standard">### Reference_sensor_core</text:p>
      <text:p text:style-name="Standard"/>
      <text:p text:style-name="Standard">* 8'hBB : <text:s/>send MPR sensor data <text:s text:c="7"/></text:p>
      <text:p text:style-name="Standard">* 8'hAA : send ADS sensor data <text:s text:c="6"/></text:p>
      <text:p text:style-name="Standard">* 8'h6D : send MPR register data <text:s text:c="5"/></text:p>
      <text:p text:style-name="Standard">* 8'h61 : send ADS register data</text:p>
      <text:p text:style-name="Standard">* 8'h6D : read setted data from MPR reg address **i_UART_DATA_RX[7:0]** <text:s text:c="12"/></text:p>
      <text:p text:style-name="Standard">* 8'h61 : read setted data from ADS reg address **i_UART_DATA_RX[7:0]** <text:s text:c="20"/></text:p>
      <text:p text:style-name="Standard">* 8'h52 : Alternately get bio_signal from MPR and ADS <text:s text:c="7"/></text:p>
      <text:p text:style-name="Standard">* 8'h53 : stop getting bio_signal from MPR and ADS <text:s text:c="5"/></text:p>
      <text:p text:style-name="Standard">* __8'h46 : ???__ <text:s text:c="4"/></text:p>
      <text:p text:style-name="Standard">* __8'h66 : ???__</text:p>
      <text:p text:style-name="Standard"/>
      <text:p text:style-name="Standard">## Modules</text:p>
      <text:p text:style-name="Standard"/>
      <text:p text:style-name="Standard">## khu_sensor_top</text:p>
      <text:p text:style-name="Standard">'khu_sensor_top' module assigns pins of fpga to parameters. The parameters are used to communicate with ADS1292(SPI), MPR121(I2C), PC(UART).</text:p>
      <text:p text:style-name="Standard"/>
      <text:p text:style-name="Standard">## ads1292_controller</text:p>
      <text:p text:style-name="Standard">'ads1292_controller' module directly communicates with ADS1292 sensor through spi_master. States are defined in this module, and parameters are set valid to each state. The parameters defiend by reference/ADS1292/ADS1292.pdf. <text:s text:c="7"/></text:p>
      <text:p text:style-name="Standard"/>
      <text:p text:style-name="Standard">### Input Port</text:p>
      <text:p text:style-name="Standard"/>
      <text:p text:style-name="Standard">* i_CLK</text:p>
      <text:p text:style-name="Standard"><text:s text:c="2"/>* 50MHz</text:p>
      <text:p text:style-name="Standard"/>
      <text:p text:style-name="Standard">* i_RSTN</text:p>
      <text:p text:style-name="Standard"><text:s text:c="2"/>* It is pulled low when reset button(KEY[0]) is clicked.</text:p>
      <text:p text:style-name="Standard"/>
      <text:p text:style-name="Standard">* [2:0] i_ADS1292_CONTROL : Decide ADS1292's mode <text:s text:c="4"/></text:p>
      <text:p text:style-name="Standard"><text:s text:c="2"/>* 3'b000 -&gt; IDLE mode <text:s text:c="5"/></text:p>
      <text:p text:style-name="Standard"><text:s text:c="2"/>* 3'b001 -&gt; SYSCMD mode <text:s text:c="5"/></text:p>
      <text:p text:style-name="Standard"><text:s text:c="2"/>* 3'b010 -&gt; WREG mode</text:p>
      <text:p text:style-name="Standard"><text:s text:c="2"/>* 3'b011 -&gt; RREG mode <text:s text:c="5"/></text:p>
      <text:p text:style-name="Standard"><text:s text:c="2"/>* 3'b100 -&gt; RDATAC mode <text:s text:c="5"/></text:p>
      <text:p text:style-name="Standard"><text:s text:c="2"/>* 3'b101 -&gt; SDATAC mode <text:s text:c="5"/></text:p>
      <text:p text:style-name="Standard"><text:s text:c="2"/>* 3'b111 -&gt; DUMMY mode <text:s text:c="5"/></text:p>
      <text:p text:style-name="Standard"/>
      <text:p text:style-name="Standard">* [7:0] i_ADS1292_COMMAND : Defined opcode command for setting ADS's state <text:s text:c="2"/></text:p>
      <text:p text:style-name="Standard"><text:s text:c="2"/>* 8'h06 -&gt; RESET <text:s text:c="7"/></text:p>
      <text:p text:style-name="Standard"><text:soft-page-break/><text:s text:c="2"/>* 8'h08 -&gt; START <text:s text:c="5"/></text:p>
      <text:p text:style-name="Standard"><text:s text:c="2"/>* 8'h0A -&gt; STOP <text:s text:c="5"/></text:p>
      <text:p text:style-name="Standard"><text:s text:c="2"/>* 8'h10 -&gt; RDATAC <text:s text:c="7"/></text:p>
      <text:p text:style-name="Standard"><text:s text:c="2"/>* 8'h11 -&gt; SDATAC <text:s text:c="6"/></text:p>
      <text:p text:style-name="Standard"/>
      <text:p text:style-name="Standard">* [7:0] i_ADS1292_REG_ADDR : Register address to write or read data <text:s text:c="2"/></text:p>
      <text:p text:style-name="Standard"><text:s text:c="2"/>* 8'h01 -&gt; CONFIG1 <text:s text:c="5"/></text:p>
      <text:p text:style-name="Standard"><text:s text:c="2"/>* 8'h02 -&gt; CONFIG2 <text:s text:c="10"/></text:p>
      <text:p text:style-name="Standard"><text:s text:c="2"/>* 8'h03 -&gt; LOFF <text:s text:c="9"/></text:p>
      <text:p text:style-name="Standard"><text:s text:c="2"/>* 8'h04 -&gt; CH1SET <text:s text:c="6"/></text:p>
      <text:p text:style-name="Standard"><text:s text:c="2"/>* 8'h05 -&gt; CH2SET <text:s text:c="8"/></text:p>
      <text:p text:style-name="Standard"><text:s text:c="2"/>* 8'h06 -&gt; RLD_SENS <text:s text:c="5"/></text:p>
      <text:p text:style-name="Standard"><text:s text:c="2"/>* 8'h07 -&gt; LOFF_SENS <text:s text:c="6"/></text:p>
      <text:p text:style-name="Standard"><text:s text:c="2"/>* 8'h08 -&gt; LOFF_STAT <text:s text:c="7"/></text:p>
      <text:p text:style-name="Standard"><text:s text:c="2"/>* 8'h09 -&gt; RESP1 <text:s text:c="7"/></text:p>
      <text:p text:style-name="Standard"><text:s text:c="2"/>* 8'h0A -&gt; RESP2 <text:s text:c="7"/></text:p>
      <text:p text:style-name="Standard"><text:s text:c="2"/>* 8'h0B -&gt; GPIO <text:s text:c="9"/></text:p>
      <text:p text:style-name="Standard"/>
      <text:p text:style-name="Standard">* [7:0] i_ADS1292_DATA_IN : Register data to be written in specific register <text:s text:c="2"/></text:p>
      <text:p text:style-name="Standard"><text:s text:c="2"/>* 8'h01 -&gt; written in CONFIG1 <text:s/></text:p>
      <text:p text:style-name="Standard"><text:s text:c="2"/>* 8'hE0 -&gt; written in CONFIG2 <text:s/></text:p>
      <text:p text:style-name="Standard"><text:s text:c="2"/>* 8'h10 -&gt; written in LOFF <text:s/></text:p>
      <text:p text:style-name="Standard"><text:s text:c="2"/>* 8'h00 -&gt; written in CH1SET <text:s/></text:p>
      <text:p text:style-name="Standard"><text:s text:c="2"/>* 8'h00 -&gt; written in CH2SET <text:s/></text:p>
      <text:p text:style-name="Standard"><text:s text:c="2"/>* 8'h2C -&gt; written in RLD_SENS <text:s/></text:p>
      <text:p text:style-name="Standard"><text:s text:c="2"/>* 8'h0E -&gt; written in vLOFF_SENS <text:s/></text:p>
      <text:p text:style-name="Standard"><text:s text:c="2"/>* 8'h00 -&gt; written in LOFF_STAT <text:s/></text:p>
      <text:p text:style-name="Standard"><text:s text:c="2"/>* 8'h02 -&gt; written in RESP1 <text:s/></text:p>
      <text:p text:style-name="Standard"><text:s text:c="2"/>* 8'h87 -&gt; written in RESP2 <text:s/></text:p>
      <text:p text:style-name="Standard"><text:s text:c="2"/>* 8'h00 -&gt; written in GPIO <text:s/></text:p>
      <text:p text:style-name="Standard"/>
      <text:p text:style-name="Standard">* i_SPI_MISO : 1bit data that ADS1292 sends to DE2-115 <text:s text:c="3"/></text:p>
      <text:p text:style-name="Standard"><text:s text:c="2"/>* Written data of register : In RREG mode <text:s text:c="5"/></text:p>
      <text:p text:style-name="Standard"><text:s text:c="2"/>* Conversion data (1bit out of 72bit) : In RDATAC mode <text:s text:c="5"/></text:p>
      <text:p text:style-name="Standard"/>
      <text:p text:style-name="Standard">* i_ADS1292_DRDY : 1bit data that ADS1292 sends to DE2-115 when <text:s/>conversion data ready <text:s text:c="2"/></text:p>
      <text:p text:style-name="Standard"><text:s text:c="2"/>* First 1'b0 -&gt; 1'b1 : Go High with start pin</text:p>
      <text:p text:style-name="Standard"><text:s text:c="2"/>* First 1'b1 -&gt; 1'b0 : Conversion data is ready</text:p>
      <text:p text:style-name="Standard"><text:s text:c="2"/>* Second 1'b0 -&gt; 1'b1 : Output conversion data</text:p>
      <text:p text:style-name="Standard"/>
      <text:p text:style-name="Standard">### Output Port</text:p>
      <text:p text:style-name="Standard"/>
      <text:p text:style-name="Standard">* reg [71:0] o_ADS1292_DATA_OUT <text:s text:c="2"/></text:p>
      <text:p text:style-name="Standard"><text:s text:c="2"/>* In RDATAC mode, a set of 1'bit i_SPI_MISO data. <text:s/></text:p>
      <text:p text:style-name="Standard"/>
      <text:p text:style-name="Standard">* reg o_ADS1292_INIT_SET <text:s text:c="2"/></text:p>
      <text:p text:style-name="Standard"><text:s text:c="2"/>* It is pulled high when ADS1292 wait for power-on reset. <text:s/></text:p>
      <text:p text:style-name="Standard"/>
      <text:p text:style-name="Standard">* reg o_ADS1292_DATA_READY <text:s text:c="2"/></text:p>
      <text:p text:style-name="Standard"><text:soft-page-break/><text:s text:c="2"/>* In RDATAC mode, it goes high when 72bit conversion data are ready <text:s/></text:p>
      <text:p text:style-name="Standard"/>
      <text:p text:style-name="Standard">* reg o_ADS1292_BUSY <text:s text:c="2"/></text:p>
      <text:p text:style-name="Standard"><text:s text:c="2"/>* It goes high when ADS1292 operates in a particular mode. <text:s/></text:p>
      <text:p text:style-name="Standard"/>
      <text:p text:style-name="Standard">* reg o_ADS1292_FAIL <text:s text:c="2"/></text:p>
      <text:p text:style-name="Standard"/>
      <text:p text:style-name="Standard">* [15:0] o_ads_reg_c <text:s text:c="2"/></text:p>
      <text:p text:style-name="Standard"><text:s text:c="2"/>* In RREG mode, o_ads_reg_c is the combination of r_ads_reg_a and r_ads_reg_b. <text:s/></text:p>
      <text:p text:style-name="Standard"><text:tab/>r_ads_reg_a is register address to read. <text:s/></text:p>
      <text:p text:style-name="Standard"><text:tab/>r_ads_reg_b is (number of registers to read at the same time) -1. <text:s/></text:p>
      <text:p text:style-name="Standard"/>
      <text:p text:style-name="Standard"><text:s text:c="4"/>* Example <text:s/></text:p>
      <text:p text:style-name="Standard"><text:tab/>If you want read CONFIG1, CONFIG2, LOFF at the same time, o_ads_reg_c &lt;= 0010000100000010. <text:s text:c="3"/></text:p>
      <text:p text:style-name="Standard"><text:tab/>If you want read LOFF only, o_ads_reg_c &lt;= 0010001100000000 <text:s/></text:p>
      <text:p text:style-name="Standard"/>
      <text:p text:style-name="Standard">* o_SPI_CLK <text:s text:c="2"/></text:p>
      <text:p text:style-name="Standard"><text:s text:c="2"/>* SCLK determined by CLKS_PER_HALF_BIT is assigned this port. <text:s/></text:p>
      <text:p text:style-name="Standard"><text:s text:c="2"/>* CLKS_PER_HALF_BIT is 25, so o_SPI_CLK &lt;= 1MHz (50M / (25 * 2)) <text:s/></text:p>
      <text:p text:style-name="Standard"/>
      <text:p text:style-name="Standard">* o_SPI_MOSI <text:s text:c="2"/></text:p>
      <text:p text:style-name="Standard"><text:s text:c="2"/>* It is 1bit piece of bits that DE2-115 sends to ADS1292, including opcode, register addree etc. <text:s/></text:p>
      <text:p text:style-name="Standard"/>
      <text:p text:style-name="Standard">* reg o_ADS1292_RESET <text:s text:c="2"/></text:p>
      <text:p text:style-name="Standard"><text:s text:c="2"/>* It is pulled high at idle mode, power on reset state. <text:s/></text:p>
      <text:p text:style-name="Standard"/>
      <text:p text:style-name="Standard">* reg o_ADS1292_START <text:s text:c="2"/></text:p>
      <text:p text:style-name="Standard"><text:s text:c="2"/>* It goes high when start pin is pulled high or in RDATAC mode.</text:p>
      <text:p text:style-name="Standard"/>
      <text:p text:style-name="Standard">* reg o_SPI_CSN <text:s text:c="2"/></text:p>
      <text:p text:style-name="Standard"><text:s text:c="2"/>* It remain low when ADS1292 communicate with master. <text:s/></text:p>
      <text:p text:style-name="Standard"><text:tab/> It goes high in idle mode or waiting specific state.</text:p>
      <text:p text:style-name="Standard"/>
      <text:p text:style-name="Standard"/>
      <text:p text:style-name="Standard"/>
      <text:p text:style-name="Standard"/>
      <text:p text:style-name="Standard"/>
      <text:p text:style-name="Standard">## sensor_core</text:p>
      <text:p text:style-name="Standard">### Input <text:s text:c="4"/></text:p>
      <text:p text:style-name="Standard">##### UART Controller <text:s text:c="3"/></text:p>
      <text:p text:style-name="Standard">* i_UART_DATA_TX_READY <text:s text:c="6"/></text:p>
      <text:p text:style-name="Standard"><text:s text:c="2"/>* 1'b1: either MPR121 or ADS1292 fully received Bio-signal <text:s text:c="4"/></text:p>
      <text:p text:style-name="Standard">* i_UART_DATA_RX[15:8] <text:s text:c="4"/></text:p>
      <text:p text:style-name="Standard"><text:s text:c="2"/>* 8'h6D : read setted data from MPR reg address **i_UART_DATA_RX[7:0]** <text:s text:c="12"/></text:p>
      <text:p text:style-name="Standard"><text:s text:c="2"/>* 8'h61 : read setted data from ADS reg address **i_UART_DATA_RX[7:0]** <text:s text:c="20"/></text:p>
      <text:p text:style-name="Standard"><text:s text:c="2"/>* 8'h52 : Alternately get bio_signal from MPR and ADS <text:s text:c="7"/></text:p>
      <text:p text:style-name="Standard"><text:s text:c="2"/>* 8'h53 : stop getting bio_signal from MPR and ADS <text:s text:c="5"/></text:p>
      <text:p text:style-name="Standard"><text:s text:c="2"/>* __8'h46 : ???__ <text:s text:c="4"/></text:p>
      <text:p text:style-name="Standard"><text:soft-page-break/><text:s text:c="2"/>* __8'h66 : ???__ <text:s text:c="4"/><text:tab/></text:p>
      <text:p text:style-name="Standard">* i_UART_DATA_RX_VALID <text:s text:c="9"/></text:p>
      <text:p text:style-name="Standard"><text:s text:c="2"/>* 1'b1: FPGA fully recieved single byte info from UART <text:s text:c="2"/></text:p>
      <text:p text:style-name="Standard"/>
      <text:p text:style-name="Standard">##### MPR121 <text:s text:c="4"/></text:p>
      <text:p text:style-name="Standard">* i_MPR121_DATA_OUT[7:0] <text:s text:c="9"/></text:p>
      <text:p text:style-name="Standard"><text:s text:c="2"/>* alternately recieve touch status from sensor **0~7** and **8~11** <text:s text:c="7"/></text:p>
      <text:p text:style-name="Standard">* i_MPR121_INIT_SET <text:s text:c="5"/></text:p>
      <text:p text:style-name="Standard"><text:s text:c="2"/>* 1'b1 : initiation code successfully passed to MPR <text:s text:c="5"/></text:p>
      <text:p text:style-name="Standard">* i_MPR121_BUSY <text:s text:c="6"/></text:p>
      <text:p text:style-name="Standard"><text:s text:c="2"/>* 1'b1 : MPR either on WRITE or READ state <text:s text:c="6"/></text:p>
      <text:p text:style-name="Standard">* i_MPR121_FAIL <text:s text:c="4"/></text:p>
      <text:p text:style-name="Standard"><text:s text:c="2"/>* 1'b1 : unexpected error occured during process <text:s text:c="8"/></text:p>
      <text:p text:style-name="Standard"/>
      <text:p text:style-name="Standard">##### ADS1292 <text:s text:c="5"/></text:p>
      <text:p text:style-name="Standard">* i_ADS1292_DATA_OUT <text:s text:c="6"/></text:p>
      <text:p text:style-name="Standard"><text:s text:c="2"/>* i_ADS1292_DATA_OUT[71:48] : ADS status data <text:s text:c="5"/></text:p>
      <text:p text:style-name="Standard"><text:s text:c="2"/>* i_ADS1292_DATA_OUT[47:24] ; ADS CH1 data <text:s text:c="5"/></text:p>
      <text:p text:style-name="Standard"><text:s text:c="2"/>* i_ADS1292_DATA_OUT[23:0] : ADS CH2 data <text:s text:c="9"/></text:p>
      <text:p text:style-name="Standard">* i_ADS1292_INIT_SET <text:s text:c="6"/></text:p>
      <text:p text:style-name="Standard"><text:s text:c="2"/>* 1'b1 : initiation code successfully passed to ADS <text:s text:c="6"/></text:p>
      <text:p text:style-name="Standard">* i_ADS1292_DATA_READY <text:s text:c="5"/></text:p>
      <text:p text:style-name="Standard"><text:s text:c="2"/>* 1'b1 : **i_ADS1292_DATA_OUT[71:0]** are ready to be passed by ADS <text:s text:c="6"/></text:p>
      <text:p text:style-name="Standard">* i_ADS1292_BUSY <text:s text:c="6"/></text:p>
      <text:p text:style-name="Standard"><text:s text:c="2"/>* 1'b1 : ADS either on WRITE or READ state <text:s text:c="5"/></text:p>
      <text:p text:style-name="Standard">* i_ADS1292_FAIL <text:s text:c="4"/></text:p>
      <text:p text:style-name="Standard"><text:s text:c="2"/>* 1'b1 : unexpected error occured during process <text:s text:c="5"/></text:p>
      <text:p text:style-name="Standard"/>
      <text:p text:style-name="Standard">##### System I/O <text:s text:c="5"/></text:p>
      <text:p text:style-name="Standard">* i_CLK : 25MHz clock <text:s text:c="3"/></text:p>
      <text:p text:style-name="Standard">* i_RST <text:s text:c="6"/></text:p>
      <text:p text:style-name="Standard"><text:s text:c="3"/>* 1'b1 : reset all process <text:s text:c="5"/></text:p>
      <text:p text:style-name="Standard"/>
      <text:p text:style-name="Standard"/>
      <text:p text:style-name="Standard">### Output <text:s text:c="6"/></text:p>
      <text:p text:style-name="Standard">##### UART Controller <text:s text:c="7"/></text:p>
      <text:p text:style-name="Standard">* o_UART_DATA_TX <text:s text:c="11"/></text:p>
      <text:p text:style-name="Standard"><text:s text:c="2"/>* o_UART_DATA_TX[79:72] <text:s text:c="6"/></text:p>
      <text:p text:style-name="Standard"><text:s text:c="7"/></text:p>
      <text:p text:style-name="Standard">* o_UART_DATA_TX_VALID <text:s text:c="5"/></text:p>
      <text:p text:style-name="Standard"><text:s text:c="3"/>* 1'b1 : 80bit data are fully recieved <text:s text:c="5"/></text:p>
      <text:p text:style-name="Standard"/>
      <text:p text:style-name="Standard">##### MPR121 <text:s text:c="4"/></text:p>
      <text:p text:style-name="Standard">* o_MPR121_REG_ADDR[7:0] : specific register address of MPR to write or read <text:s text:c="5"/></text:p>
      <text:p text:style-name="Standard">* o_MPR121_DATA_IN[7:0] : data to write on specific MPR address <text:s text:c="3"/></text:p>
      <text:p text:style-name="Standard">* o_MPR121_WRITE_ENABLE <text:s text:c="5"/></text:p>
      <text:p text:style-name="Standard"><text:s text:c="2"/>* 1'b1 : order MPR to be on write state <text:s text:c="10"/></text:p>
      <text:p text:style-name="Standard">* o_MPR121_READ_ENABLE <text:s text:c="5"/></text:p>
      <text:p text:style-name="Standard"><text:s text:c="2"/>* 1'b1 : order MPR to be on data recieve state <text:s text:c="6"/></text:p>
      <text:p text:style-name="Standard"><text:soft-page-break/></text:p>
      <text:p text:style-name="Standard">##### System connection with MPR121 data <text:s text:c="5"/></text:p>
      <text:p text:style-name="Standard">* o_MPR121_TOUCH_STATUS <text:s text:c="7"/></text:p>
      <text:p text:style-name="Standard"><text:s text:c="2"/>* o_MPR121_TOUCH_STATUS[11:8] : touch sensor 8~11 status <text:s text:c="6"/></text:p>
      <text:p text:style-name="Standard"><text:s text:c="2"/>* o_MPR121_TOUCH_STATUS[7:0] : touch sensor 0~7 status <text:s text:c="6"/></text:p>
      <text:p text:style-name="Standard">* o_MPR121_ERROR <text:s text:c="6"/></text:p>
      <text:p text:style-name="Standard"><text:s text:c="2"/>* 1'b1: LEDR[16] light on <text:s text:c="8"/></text:p>
      <text:p text:style-name="Standard"/>
      <text:p text:style-name="Standard">##### ADS1292 <text:s text:c="5"/></text:p>
      <text:p text:style-name="Standard">* o_ADS1292_CONTROL [2:0] <text:s text:c="12"/></text:p>
      <text:p text:style-name="Standard"><text:s text:c="2"/>* 3'b001 : ADS on system command <text:s/>mode <text:s text:c="5"/></text:p>
      <text:p text:style-name="Standard"><text:s text:c="2"/>* 3'b010 : ADS on write register mode <text:s text:c="5"/></text:p>
      <text:p text:style-name="Standard"><text:s text:c="2"/>* 3'b011 : ADS on read register mode <text:s text:c="5"/></text:p>
      <text:p text:style-name="Standard"><text:s text:c="2"/>* 3'b100 : ADS on read data continuously mode <text:s text:c="9"/></text:p>
      <text:p text:style-name="Standard"><text:s text:c="2"/>* 3'b101 : ADS on stop data continuously mode <text:s text:c="6"/></text:p>
      <text:p text:style-name="Standard"><text:s text:c="2"/>* 3'b111 : ADS on send dummy mode <text:s text:c="7"/></text:p>
      <text:p text:style-name="Standard">* o_ADS1292_COMMAND [7:0] : send user defined command according to **o_ADS1292_CONTROL[2:0]** <text:s text:c="5"/></text:p>
      <text:p text:style-name="Standard">* o_ADS1292_REG_ADDR [7:0] : specific register address of ADS to write or read <text:s text:c="6"/></text:p>
      <text:p text:style-name="Standard">* o_ADS1292_DATA_IN[ [7:0] : data to write on specific ADS address <text:s text:c="4"/></text:p>
      <text:p text:style-name="Standard"/>
      <text:p text:style-name="Standard">##### System I/O <text:s text:c="5"/></text:p>
      <text:p text:style-name="Standard">* o_CHIP_SET <text:s text:c="6"/></text:p>
      <text:p text:style-name="Standard"><text:s text:c="2"/>* 1'b1 : <text:s/>both MPR and ADS chip set done <text:s text:c="6"/></text:p>
      <text:p text:style-name="Standard">* o_RUN_SET <text:s text:c="6"/></text:p>
      <text:p text:style-name="Standard"><text:s text:c="2"/>* 1'b1 : both MPR and ADS run set done <text:s text:c="9"/></text:p>
      <text:p text:style-name="Standard">* o_CORE_BUSY <text:s text:c="7"/></text:p>
      <text:p text:style-name="Standard"><text:s text:c="2"/>* 1'b1 : both MPR and ADS on reading data state</text:p>
      <text:p text:style-name="Standard"/>
      <text:p text:style-name="Standard">## uart_controller</text:p>
      <text:p text:style-name="Standard"/>
      <text:p text:style-name="Standard">## sensor_core.v <text:s text:c="7"/></text:p>
      <text:p text:style-name="Standard">### Input <text:s text:c="4"/></text:p>
      <text:p text:style-name="Standard">##### UART Controller <text:s text:c="3"/></text:p>
      <text:p text:style-name="Standard">* i_UART_DATA_TX_READY <text:s text:c="6"/></text:p>
      <text:p text:style-name="Standard"><text:s text:c="2"/>* 1'b1: either MPR121 or ADS1292 fully received Bio-signal <text:s text:c="4"/></text:p>
      <text:p text:style-name="Standard">* i_UART_DATA_RX[15:8] <text:s text:c="4"/></text:p>
      <text:p text:style-name="Standard"><text:s text:c="2"/>* 8'h6D : read setted data from MPR reg address **i_UART_DATA_RX[7:0]** <text:s text:c="12"/></text:p>
      <text:p text:style-name="Standard"><text:s text:c="2"/>* 8'h61 : read setted data from ADS reg address **i_UART_DATA_RX[7:0]** <text:s text:c="20"/></text:p>
      <text:p text:style-name="Standard"><text:s text:c="2"/>* 8'h52 : Alternately get bio_signal from MPR and ADS <text:s text:c="7"/></text:p>
      <text:p text:style-name="Standard"><text:s text:c="2"/>* 8'h53 : stop getting bio_signal from MPR and ADS <text:s text:c="5"/></text:p>
      <text:p text:style-name="Standard"><text:s text:c="2"/>* __8'h46 : ???__ <text:s text:c="4"/></text:p>
      <text:p text:style-name="Standard"><text:s text:c="2"/>* __8'h66 : ???__ <text:s text:c="4"/><text:tab/></text:p>
      <text:p text:style-name="Standard">* i_UART_DATA_RX_VALID <text:s text:c="9"/></text:p>
      <text:p text:style-name="Standard"><text:s text:c="2"/>* 1'b1: FPGA fully recieved single byte info from UART <text:s text:c="2"/></text:p>
      <text:p text:style-name="Standard"/>
      <text:p text:style-name="Standard">##### MPR121 <text:s text:c="4"/></text:p>
      <text:p text:style-name="Standard">* i_MPR121_DATA_OUT[7:0] <text:s text:c="9"/></text:p>
      <text:p text:style-name="Standard"><text:s text:c="2"/>* alternately recieve touch status from sensor **0~7** and **8~11** <text:s text:c="7"/></text:p>
      <text:p text:style-name="Standard"><text:soft-page-break/>* i_MPR121_INIT_SET <text:s text:c="5"/></text:p>
      <text:p text:style-name="Standard"><text:s text:c="2"/>* 1'b1 : initiation code successfully passed to MPR <text:s text:c="5"/></text:p>
      <text:p text:style-name="Standard">* i_MPR121_BUSY <text:s text:c="6"/></text:p>
      <text:p text:style-name="Standard"><text:s text:c="2"/>* 1'b1 : MPR either on WRITE or READ state <text:s text:c="6"/></text:p>
      <text:p text:style-name="Standard">* i_MPR121_FAIL <text:s text:c="4"/></text:p>
      <text:p text:style-name="Standard"><text:s text:c="2"/>* 1'b1 : unexpected error occured during process <text:s text:c="8"/></text:p>
      <text:p text:style-name="Standard"/>
      <text:p text:style-name="Standard">##### ADS1292 <text:s text:c="5"/></text:p>
      <text:p text:style-name="Standard">* i_ADS1292_DATA_OUT <text:s text:c="6"/></text:p>
      <text:p text:style-name="Standard"><text:s text:c="2"/>* i_ADS1292_DATA_OUT[71:48] : ADS status data <text:s text:c="5"/></text:p>
      <text:p text:style-name="Standard"><text:s text:c="2"/>* i_ADS1292_DATA_OUT[47:24] ; ADS CH1 data <text:s text:c="5"/></text:p>
      <text:p text:style-name="Standard"><text:s text:c="2"/>* i_ADS1292_DATA_OUT[23:0] : ADS CH2 data <text:s text:c="9"/></text:p>
      <text:p text:style-name="Standard">* i_ADS1292_INIT_SET <text:s text:c="6"/></text:p>
      <text:p text:style-name="Standard"><text:s text:c="2"/>* 1'b1 : initiation code successfully passed to ADS <text:s text:c="6"/></text:p>
      <text:p text:style-name="Standard">* i_ADS1292_DATA_READY <text:s text:c="5"/></text:p>
      <text:p text:style-name="Standard"><text:s text:c="2"/>* 1'b1 : **i_ADS1292_DATA_OUT[71:0]** are ready to be passed by ADS <text:s text:c="6"/></text:p>
      <text:p text:style-name="Standard">* i_ADS1292_BUSY <text:s text:c="6"/></text:p>
      <text:p text:style-name="Standard"><text:s text:c="2"/>* 1'b1 : ADS either on WRITE or READ state <text:s text:c="5"/></text:p>
      <text:p text:style-name="Standard">* i_ADS1292_FAIL <text:s text:c="4"/></text:p>
      <text:p text:style-name="Standard"><text:s text:c="2"/>* 1'b1 : unexpected error occured during process <text:s text:c="5"/></text:p>
      <text:p text:style-name="Standard"/>
      <text:p text:style-name="Standard">##### System I/O <text:s text:c="5"/></text:p>
      <text:p text:style-name="Standard">* i_CLK : 25MHz clock <text:s text:c="3"/></text:p>
      <text:p text:style-name="Standard">* i_RST <text:s text:c="6"/></text:p>
      <text:p text:style-name="Standard"><text:s text:c="3"/>* 1'b1 : reset all process <text:s text:c="5"/></text:p>
      <text:p text:style-name="Standard"/>
      <text:p text:style-name="Standard"/>
      <text:p text:style-name="Standard">### Output <text:s text:c="6"/></text:p>
      <text:p text:style-name="Standard">##### UART Controller <text:s text:c="7"/></text:p>
      <text:p text:style-name="Standard">* o_UART_DATA_TX <text:s text:c="11"/></text:p>
      <text:p text:style-name="Standard"><text:s text:c="2"/>* o_UART_DATA_TX[79:72] <text:s text:c="6"/></text:p>
      <text:p text:style-name="Standard"><text:s text:c="4"/>* 8'hBB : <text:s/>send MPR sensor data <text:s text:c="7"/></text:p>
      <text:p text:style-name="Standard"><text:s text:c="4"/>* 8'hAA : send ADS sensor data <text:s text:c="6"/></text:p>
      <text:p text:style-name="Standard"><text:s text:c="4"/>* 8'h6D : send MPR register data <text:s text:c="5"/></text:p>
      <text:p text:style-name="Standard"><text:s text:c="4"/>* 8'h61 : send ADS register data <text:s text:c="7"/></text:p>
      <text:p text:style-name="Standard">* o_UART_DATA_TX_VALID <text:s text:c="5"/></text:p>
      <text:p text:style-name="Standard"><text:s text:c="3"/>* 1'b1 : 80bit data are fully recieved <text:s text:c="5"/></text:p>
      <text:p text:style-name="Standard"/>
      <text:p text:style-name="Standard">##### MPR121 <text:s text:c="4"/></text:p>
      <text:p text:style-name="Standard">* o_MPR121_REG_ADDR[7:0] : specific register address of MPR to write or read <text:s text:c="5"/></text:p>
      <text:p text:style-name="Standard">* o_MPR121_DATA_IN[7:0] : data to write on specific MPR address <text:s text:c="3"/></text:p>
      <text:p text:style-name="Standard">* o_MPR121_WRITE_ENABLE <text:s text:c="5"/></text:p>
      <text:p text:style-name="Standard"><text:s text:c="2"/>* 1'b1 : order MPR to be on write state <text:s text:c="10"/></text:p>
      <text:p text:style-name="Standard">* o_MPR121_READ_ENABLE <text:s text:c="5"/></text:p>
      <text:p text:style-name="Standard"><text:s text:c="2"/>* 1'b1 : order MPR to be on data recieve state <text:s text:c="6"/></text:p>
      <text:p text:style-name="Standard"/>
      <text:p text:style-name="Standard">##### System connection with MPR121 data <text:s text:c="5"/></text:p>
      <text:p text:style-name="Standard">* o_MPR121_TOUCH_STATUS <text:s text:c="7"/></text:p>
      <text:p text:style-name="Standard"><text:s text:c="2"/>* o_MPR121_TOUCH_STATUS[11:8] : touch sensor 8~11 status <text:s text:c="6"/></text:p>
      <text:p text:style-name="Standard"><text:soft-page-break/><text:s text:c="2"/>* o_MPR121_TOUCH_STATUS[7:0] : touch sensor 0~7 status <text:s text:c="6"/></text:p>
      <text:p text:style-name="Standard">* o_MPR121_ERROR <text:s text:c="6"/></text:p>
      <text:p text:style-name="Standard"><text:s text:c="2"/>* 1'b1: LEDR[16] light on <text:s text:c="8"/></text:p>
      <text:p text:style-name="Standard"/>
      <text:p text:style-name="Standard">##### ADS1292 <text:s text:c="5"/></text:p>
      <text:p text:style-name="Standard">* o_ADS1292_CONTROL [2:0] <text:s text:c="12"/></text:p>
      <text:p text:style-name="Standard"><text:s text:c="2"/>* 3'b001 : ADS on system command <text:s/>mode <text:s text:c="5"/></text:p>
      <text:p text:style-name="Standard"><text:s text:c="2"/>* 3'b010 : ADS on write register mode <text:s text:c="5"/></text:p>
      <text:p text:style-name="Standard"><text:s text:c="2"/>* 3'b011 : ADS on read register mode <text:s text:c="5"/></text:p>
      <text:p text:style-name="Standard"><text:s text:c="2"/>* 3'b100 : ADS on read data continuously mode <text:s text:c="9"/></text:p>
      <text:p text:style-name="Standard"><text:s text:c="2"/>* 3'b101 : ADS on stop data continuously mode <text:s text:c="6"/></text:p>
      <text:p text:style-name="Standard"><text:s text:c="2"/>* 3'b111 : ADS on send dummy mode <text:s text:c="7"/></text:p>
      <text:p text:style-name="Standard">* o_ADS1292_COMMAND [7:0] : send user defined command according to **o_ADS1292_CONTROL[2:0]** <text:s text:c="5"/></text:p>
      <text:p text:style-name="Standard">* o_ADS1292_REG_ADDR [7:0] : specific register address of ADS to write or read <text:s text:c="6"/></text:p>
      <text:p text:style-name="Standard">* o_ADS1292_DATA_IN[ [7:0] : data to write on specific ADS address <text:s text:c="4"/></text:p>
      <text:p text:style-name="Standard"/>
      <text:p text:style-name="Standard">##### System I/O <text:s text:c="5"/></text:p>
      <text:p text:style-name="Standard">* o_CHIP_SET <text:s text:c="6"/></text:p>
      <text:p text:style-name="Standard"><text:s text:c="2"/>* 1'b1 : <text:s/>both MPR and ADS chip set done <text:s text:c="6"/></text:p>
      <text:p text:style-name="Standard">* o_RUN_SET <text:s text:c="6"/></text:p>
      <text:p text:style-name="Standard"><text:s text:c="2"/>* 1'b1 : both MPR and ADS run set done <text:s text:c="9"/></text:p>
      <text:p text:style-name="Standard">* o_CORE_BUSY <text:s text:c="7"/></text:p>
      <text:p text:style-name="Standard"><text:s text:c="2"/>* 1'b1 : both MPR and ADS on reading data state <text:s text:c="18"/></text:p>
      <text:p text:style-name="Standard"/>
      <text:p text:style-name="Standard"/>
      <text:p text:style-name="Standard"/>
      <text:p text:style-name="Standard"/>
      <text:p text:style-name="Standard">## Prerequisites</text:p>
      <text:p text:style-name="Standard"/>
      <text:p text:style-name="Standard">- Quartus II (Version 15.0)</text:p>
      <text:p text:style-name="Standard">- DE2-115 Board (Cyclone IV E, EP4CE115F29C7)</text:p>
      <text:p text:style-name="Standard">- MPR121 (Touch Sensor)</text:p>
      <text:p text:style-name="Standard">- ADS1292 (ECG Sensors)</text:p>
      <text:p text:style-name="Standard"/>
      <text:p text:style-name="Standard"/>
      <text:p text:style-name="Standard">## BlockDiagram</text:p>
      <text:p text:style-name="Standard">![Block Diagram](khu_sensor_blockdiagram.png)</text:p>
      <text:p text:style-name="Standard"/>
      <text:p text:style-name="Standard"/>
      <text:p text:style-name="Standard">## Modules</text:p>
      <text:p text:style-name="Standard"/>
      <text:p text:style-name="Standard">## khu_sensor_top</text:p>
      <text:p text:style-name="Standard">'khu_sensor_top' module assigns pins of fpga to parameters. The parameters are used to communicate with ADS1292(SPI), MPR121(I2C), PC(UART).</text:p>
      <text:p text:style-name="Standard"/>
      <text:p text:style-name="Standard">## ads1292_controller</text:p>
      <text:p text:style-name="Standard"><text:soft-page-break/>'ads1292_controller' module directly communicates with ADS1292 sensor through spi_master. States are defined in this module, and parameters are set valid to each state. The parameters defiend by reference/ADS1292/ADS1292.pdf. <text:s text:c="7"/></text:p>
      <text:p text:style-name="Standard"/>
      <text:p text:style-name="Standard">### Input Port</text:p>
      <text:p text:style-name="Standard"/>
      <text:p text:style-name="Standard">* i_CLK</text:p>
      <text:p text:style-name="Standard"><text:s text:c="2"/>* 50MHz</text:p>
      <text:p text:style-name="Standard"/>
      <text:p text:style-name="Standard">* i_RSTN</text:p>
      <text:p text:style-name="Standard"><text:s text:c="2"/>* It is pulled low when reset button(KEY[0]) is clicked.</text:p>
      <text:p text:style-name="Standard"/>
      <text:p text:style-name="Standard">* [2:0] i_ADS1292_CONTROL : Decide ADS1292's mode <text:s text:c="4"/></text:p>
      <text:p text:style-name="Standard"><text:s text:c="2"/>* 3'b000 -&gt; IDLE mode <text:s text:c="5"/></text:p>
      <text:p text:style-name="Standard"><text:s text:c="2"/>* 3'b001 -&gt; SYSCMD mode <text:s text:c="5"/></text:p>
      <text:p text:style-name="Standard"><text:s text:c="2"/>* 3'b010 -&gt; WREG mode</text:p>
      <text:p text:style-name="Standard"><text:s text:c="2"/>* 3'b011 -&gt; RREG mode <text:s text:c="5"/></text:p>
      <text:p text:style-name="Standard"><text:s text:c="2"/>* 3'b100 -&gt; RDATAC mode <text:s text:c="5"/></text:p>
      <text:p text:style-name="Standard"><text:s text:c="2"/>* 3'b101 -&gt; SDATAC mode <text:s text:c="5"/></text:p>
      <text:p text:style-name="Standard"><text:s text:c="2"/>* 3'b111 -&gt; DUMMY mode <text:s text:c="5"/></text:p>
      <text:p text:style-name="Standard"/>
      <text:p text:style-name="Standard">* [7:0] i_ADS1292_COMMAND : Defined opcode command for setting ADS's state <text:s text:c="2"/></text:p>
      <text:p text:style-name="Standard"><text:s text:c="2"/>* 8'h06 -&gt; RESET <text:s text:c="7"/></text:p>
      <text:p text:style-name="Standard"><text:s text:c="2"/>* 8'h08 -&gt; START <text:s text:c="5"/></text:p>
      <text:p text:style-name="Standard"><text:s text:c="2"/>* 8'h0A -&gt; STOP <text:s text:c="5"/></text:p>
      <text:p text:style-name="Standard"><text:s text:c="2"/>* 8'h10 -&gt; RDATAC <text:s text:c="7"/></text:p>
      <text:p text:style-name="Standard"><text:s text:c="2"/>* 8'h11 -&gt; SDATAC <text:s text:c="6"/></text:p>
      <text:p text:style-name="Standard"/>
      <text:p text:style-name="Standard">* [7:0] i_ADS1292_REG_ADDR : Register address to write or read data <text:s text:c="2"/></text:p>
      <text:p text:style-name="Standard"><text:s text:c="2"/>* 8'h01 -&gt; CONFIG1 <text:s text:c="5"/></text:p>
      <text:p text:style-name="Standard"><text:s text:c="2"/>* 8'h02 -&gt; CONFIG2 <text:s text:c="10"/></text:p>
      <text:p text:style-name="Standard"><text:s text:c="2"/>* 8'h03 -&gt; LOFF <text:s text:c="9"/></text:p>
      <text:p text:style-name="Standard"><text:s text:c="2"/>* 8'h04 -&gt; CH1SET <text:s text:c="6"/></text:p>
      <text:p text:style-name="Standard"><text:s text:c="2"/>* 8'h05 -&gt; CH2SET <text:s text:c="8"/></text:p>
      <text:p text:style-name="Standard"><text:s text:c="2"/>* 8'h06 -&gt; RLD_SENS <text:s text:c="5"/></text:p>
      <text:p text:style-name="Standard"><text:s text:c="2"/>* 8'h07 -&gt; LOFF_SENS <text:s text:c="6"/></text:p>
      <text:p text:style-name="Standard"><text:s text:c="2"/>* 8'h08 -&gt; LOFF_STAT <text:s text:c="7"/></text:p>
      <text:p text:style-name="Standard"><text:s text:c="2"/>* 8'h09 -&gt; RESP1 <text:s text:c="7"/></text:p>
      <text:p text:style-name="Standard"><text:s text:c="2"/>* 8'h0A -&gt; RESP2 <text:s text:c="7"/></text:p>
      <text:p text:style-name="Standard"><text:s text:c="2"/>* 8'h0B -&gt; GPIO <text:s text:c="9"/></text:p>
      <text:p text:style-name="Standard"/>
      <text:p text:style-name="Standard">* [7:0] i_ADS1292_DATA_IN : Register data to be written in specific register <text:s text:c="2"/></text:p>
      <text:p text:style-name="Standard"><text:s text:c="2"/>* 8'h01 -&gt; written in CONFIG1 <text:s/></text:p>
      <text:p text:style-name="Standard"><text:s text:c="2"/>* 8'hE0 -&gt; written in CONFIG2 <text:s/></text:p>
      <text:p text:style-name="Standard"><text:s text:c="2"/>* 8'h10 -&gt; written in LOFF <text:s/></text:p>
      <text:p text:style-name="Standard"><text:s text:c="2"/>* 8'h00 -&gt; written in CH1SET <text:s/></text:p>
      <text:p text:style-name="Standard"><text:s text:c="2"/>* 8'h00 -&gt; written in CH2SET <text:s/></text:p>
      <text:p text:style-name="Standard"><text:s text:c="2"/>* 8'h2C -&gt; written in RLD_SENS <text:s/></text:p>
      <text:p text:style-name="Standard"><text:s text:c="2"/>* 8'h0E -&gt; written in vLOFF_SENS <text:s/></text:p>
      <text:p text:style-name="Standard"><text:soft-page-break/><text:s text:c="2"/>* 8'h00 -&gt; written in LOFF_STAT <text:s/></text:p>
      <text:p text:style-name="Standard"><text:s text:c="2"/>* 8'h02 -&gt; written in RESP1 <text:s/></text:p>
      <text:p text:style-name="Standard"><text:s text:c="2"/>* 8'h87 -&gt; written in RESP2 <text:s/></text:p>
      <text:p text:style-name="Standard"><text:s text:c="2"/>* 8'h00 -&gt; written in GPIO <text:s/></text:p>
      <text:p text:style-name="Standard"/>
      <text:p text:style-name="Standard">* i_SPI_MISO : 1bit data that ADS1292 sends to DE2-115 <text:s text:c="3"/></text:p>
      <text:p text:style-name="Standard"><text:s text:c="2"/>* Written data of register : In RREG mode <text:s text:c="5"/></text:p>
      <text:p text:style-name="Standard"><text:s text:c="2"/>* Conversion data (1bit out of 72bit) : In RDATAC mode <text:s text:c="5"/></text:p>
      <text:p text:style-name="Standard"/>
      <text:p text:style-name="Standard">* i_ADS1292_DRDY : 1bit data that ADS1292 sends to DE2-115 when <text:s/>conversion data ready <text:s text:c="2"/></text:p>
      <text:p text:style-name="Standard"><text:s text:c="2"/>* First 1'b0 -&gt; 1'b1 : Go High with start pin</text:p>
      <text:p text:style-name="Standard"><text:s text:c="2"/>* First 1'b1 -&gt; 1'b0 : Conversion data is ready</text:p>
      <text:p text:style-name="Standard"><text:s text:c="2"/>* Second 1'b0 -&gt; 1'b1 : Output conversion data</text:p>
      <text:p text:style-name="Standard"/>
      <text:p text:style-name="Standard">### Output Port</text:p>
      <text:p text:style-name="Standard"/>
      <text:p text:style-name="Standard">* reg [71:0] o_ADS1292_DATA_OUT <text:s text:c="2"/></text:p>
      <text:p text:style-name="Standard"><text:s text:c="2"/>* In RDATAC mode, a set of 1'bit i_SPI_MISO data. <text:s/></text:p>
      <text:p text:style-name="Standard"/>
      <text:p text:style-name="Standard">* reg o_ADS1292_INIT_SET <text:s text:c="2"/></text:p>
      <text:p text:style-name="Standard"><text:s text:c="2"/>* It is pulled high when ADS1292 wait for power-on reset. <text:s/></text:p>
      <text:p text:style-name="Standard"/>
      <text:p text:style-name="Standard">* reg o_ADS1292_DATA_READY <text:s text:c="2"/></text:p>
      <text:p text:style-name="Standard"><text:s text:c="2"/>* In RDATAC mode, it goes high when 72bit conversion data are ready <text:s/></text:p>
      <text:p text:style-name="Standard"/>
      <text:p text:style-name="Standard">* reg o_ADS1292_BUSY <text:s text:c="2"/></text:p>
      <text:p text:style-name="Standard"><text:s text:c="2"/>* It goes high when ADS1292 operates in a particular mode. <text:s/></text:p>
      <text:p text:style-name="Standard"/>
      <text:p text:style-name="Standard">* reg o_ADS1292_FAIL <text:s text:c="2"/></text:p>
      <text:p text:style-name="Standard"/>
      <text:p text:style-name="Standard">* [15:0] o_ads_reg_c <text:s text:c="2"/></text:p>
      <text:p text:style-name="Standard"><text:s text:c="2"/>* In RREG mode, o_ads_reg_c is the combination of r_ads_reg_a and r_ads_reg_b. <text:s/></text:p>
      <text:p text:style-name="Standard"><text:tab/>r_ads_reg_a is register address to read. <text:s/></text:p>
      <text:p text:style-name="Standard"><text:tab/>r_ads_reg_b is (number of registers to read at the same time) -1. <text:s/></text:p>
      <text:p text:style-name="Standard"/>
      <text:p text:style-name="Standard"><text:s text:c="4"/>* Example <text:s/></text:p>
      <text:p text:style-name="Standard"><text:tab/>If you want read CONFIG1, CONFIG2, LOFF at the same time, o_ads_reg_c &lt;= 0010000100000010. <text:s text:c="3"/></text:p>
      <text:p text:style-name="Standard"><text:tab/>If you want read LOFF only, o_ads_reg_c &lt;= 0010001100000000 <text:s/></text:p>
      <text:p text:style-name="Standard"/>
      <text:p text:style-name="Standard">* o_SPI_CLK <text:s text:c="2"/></text:p>
      <text:p text:style-name="Standard"><text:s text:c="2"/>* SCLK determined by CLKS_PER_HALF_BIT is assigned this port. <text:s/></text:p>
      <text:p text:style-name="Standard"><text:s text:c="2"/>* CLKS_PER_HALF_BIT is 25, so o_SPI_CLK &lt;= 1MHz (50M / (25 * 2)) <text:s/></text:p>
      <text:p text:style-name="Standard"/>
      <text:p text:style-name="Standard">* o_SPI_MOSI <text:s text:c="2"/></text:p>
      <text:p text:style-name="Standard"><text:s text:c="2"/>* It is 1bit piece of bits that DE2-115 sends to ADS1292, including opcode, register addree etc. <text:s/></text:p>
      <text:p text:style-name="Standard"/>
      <text:p text:style-name="Standard">* reg o_ADS1292_RESET <text:s text:c="2"/></text:p>
      <text:p text:style-name="Standard"><text:s text:c="2"/>* It is pulled high at idle mode, power on reset state. <text:s/></text:p>
      <text:p text:style-name="Standard"><text:soft-page-break/></text:p>
      <text:p text:style-name="Standard">* reg o_ADS1292_START <text:s text:c="2"/></text:p>
      <text:p text:style-name="Standard"><text:s text:c="2"/>* It goes high when start pin is pulled high or in RDATAC mode.</text:p>
      <text:p text:style-name="Standard"/>
      <text:p text:style-name="Standard">* reg o_SPI_CSN <text:s text:c="2"/></text:p>
      <text:p text:style-name="Standard"><text:s text:c="2"/>* It remain low when ADS1292 communicate with master. <text:s/></text:p>
      <text:p text:style-name="Standard"><text:tab/> It goes high in idle mode or waiting specific state.</text:p>
      <text:p text:style-name="Standard"/>
      <text:p text:style-name="Standard"/>
      <text:p text:style-name="Standard"/>
      <text:p text:style-name="Standard"/>
      <text:p text:style-name="Standard">## sensor_core</text:p>
      <text:p text:style-name="Standard">### Input <text:s text:c="4"/></text:p>
      <text:p text:style-name="Standard">##### UART Controller <text:s text:c="3"/></text:p>
      <text:p text:style-name="Standard">* i_UART_DATA_TX_READY <text:s text:c="6"/></text:p>
      <text:p text:style-name="Standard"><text:s text:c="2"/>* 1'b1: either MPR121 or ADS1292 fully received Bio-signal <text:s text:c="4"/></text:p>
      <text:p text:style-name="Standard">* i_UART_DATA_RX[15:8] <text:s text:c="4"/></text:p>
      <text:p text:style-name="Standard"><text:s text:c="2"/>* 8'h6D : read setted data from MPR reg address **i_UART_DATA_RX[7:0]** <text:s text:c="12"/></text:p>
      <text:p text:style-name="Standard"><text:s text:c="2"/>* 8'h61 : read setted data from ADS reg address **i_UART_DATA_RX[7:0]** <text:s text:c="20"/></text:p>
      <text:p text:style-name="Standard"><text:s text:c="2"/>* 8'h52 : Alternately get bio_signal from MPR and ADS <text:s text:c="7"/></text:p>
      <text:p text:style-name="Standard"><text:s text:c="2"/>* 8'h53 : stop getting bio_signal from MPR and ADS <text:s text:c="5"/></text:p>
      <text:p text:style-name="Standard"><text:s text:c="2"/>* __8'h46 : ???__ <text:s text:c="4"/></text:p>
      <text:p text:style-name="Standard"><text:s text:c="2"/>* __8'h66 : ???__ <text:s text:c="4"/><text:tab/></text:p>
      <text:p text:style-name="Standard">* i_UART_DATA_RX_VALID <text:s text:c="9"/></text:p>
      <text:p text:style-name="Standard"><text:s text:c="2"/>* 1'b1: FPGA fully recieved single byte info from UART <text:s text:c="2"/></text:p>
      <text:p text:style-name="Standard"/>
      <text:p text:style-name="Standard">##### MPR121 <text:s text:c="4"/></text:p>
      <text:p text:style-name="Standard">* i_MPR121_DATA_OUT[7:0] <text:s text:c="9"/></text:p>
      <text:p text:style-name="Standard"><text:s text:c="2"/>* alternately recieve touch status from sensor **0~7** and **8~11** <text:s text:c="7"/></text:p>
      <text:p text:style-name="Standard">* i_MPR121_INIT_SET <text:s text:c="5"/></text:p>
      <text:p text:style-name="Standard"><text:s text:c="2"/>* 1'b1 : initiation code successfully passed to MPR <text:s text:c="5"/></text:p>
      <text:p text:style-name="Standard">* i_MPR121_BUSY <text:s text:c="6"/></text:p>
      <text:p text:style-name="Standard"><text:s text:c="2"/>* 1'b1 : MPR either on WRITE or READ state <text:s text:c="6"/></text:p>
      <text:p text:style-name="Standard">* i_MPR121_FAIL <text:s text:c="4"/></text:p>
      <text:p text:style-name="Standard"><text:s text:c="2"/>* 1'b1 : unexpected error occured during process <text:s text:c="8"/></text:p>
      <text:p text:style-name="Standard"/>
      <text:p text:style-name="Standard">##### ADS1292 <text:s text:c="5"/></text:p>
      <text:p text:style-name="Standard">* i_ADS1292_DATA_OUT <text:s text:c="6"/></text:p>
      <text:p text:style-name="Standard"><text:s text:c="2"/>* i_ADS1292_DATA_OUT[71:48] : ADS status data <text:s text:c="5"/></text:p>
      <text:p text:style-name="Standard"><text:s text:c="2"/>* i_ADS1292_DATA_OUT[47:24] ; ADS CH1 data <text:s text:c="5"/></text:p>
      <text:p text:style-name="Standard"><text:s text:c="2"/>* i_ADS1292_DATA_OUT[23:0] : ADS CH2 data <text:s text:c="9"/></text:p>
      <text:p text:style-name="Standard">* i_ADS1292_INIT_SET <text:s text:c="6"/></text:p>
      <text:p text:style-name="Standard"><text:s text:c="2"/>* 1'b1 : initiation code successfully passed to ADS <text:s text:c="6"/></text:p>
      <text:p text:style-name="Standard">* i_ADS1292_DATA_READY <text:s text:c="5"/></text:p>
      <text:p text:style-name="Standard"><text:s text:c="2"/>* 1'b1 : **i_ADS1292_DATA_OUT[71:0]** are ready to be passed by ADS <text:s text:c="6"/></text:p>
      <text:p text:style-name="Standard">* i_ADS1292_BUSY <text:s text:c="6"/></text:p>
      <text:p text:style-name="Standard"><text:s text:c="2"/>* 1'b1 : ADS either on WRITE or READ state <text:s text:c="5"/></text:p>
      <text:p text:style-name="Standard">* i_ADS1292_FAIL <text:s text:c="4"/></text:p>
      <text:p text:style-name="Standard"><text:s text:c="2"/>* 1'b1 : unexpected error occured during process <text:s text:c="5"/></text:p>
      <text:p text:style-name="Standard"><text:soft-page-break/></text:p>
      <text:p text:style-name="Standard">##### System I/O <text:s text:c="5"/></text:p>
      <text:p text:style-name="Standard">* i_CLK : 25MHz clock <text:s text:c="3"/></text:p>
      <text:p text:style-name="Standard">* i_RST <text:s text:c="6"/></text:p>
      <text:p text:style-name="Standard"><text:s text:c="3"/>* 1'b1 : reset all process <text:s text:c="5"/></text:p>
      <text:p text:style-name="Standard"/>
      <text:p text:style-name="Standard"/>
      <text:p text:style-name="Standard">### Output <text:s text:c="6"/></text:p>
      <text:p text:style-name="Standard">##### UART Controller <text:s text:c="7"/></text:p>
      <text:p text:style-name="Standard">* o_UART_DATA_TX <text:s text:c="11"/></text:p>
      <text:p text:style-name="Standard"><text:s text:c="2"/>* o_UART_DATA_TX[79:72] <text:s text:c="6"/></text:p>
      <text:p text:style-name="Standard"><text:s text:c="4"/>* 8'hBB : <text:s/>send MPR sensor data <text:s text:c="7"/></text:p>
      <text:p text:style-name="Standard"><text:s text:c="4"/>* 8'hAA : send ADS sensor data <text:s text:c="6"/></text:p>
      <text:p text:style-name="Standard"><text:s text:c="4"/>* 8'h6D : send MPR register data <text:s text:c="5"/></text:p>
      <text:p text:style-name="Standard"><text:s text:c="4"/>* 8'h61 : send ADS register data <text:s text:c="7"/></text:p>
      <text:p text:style-name="Standard">* o_UART_DATA_TX_VALID <text:s text:c="5"/></text:p>
      <text:p text:style-name="Standard"><text:s text:c="3"/>* 1'b1 : 80bit data are fully recieved <text:s text:c="5"/></text:p>
      <text:p text:style-name="Standard"/>
      <text:p text:style-name="Standard">##### MPR121 <text:s text:c="4"/></text:p>
      <text:p text:style-name="Standard">* o_MPR121_REG_ADDR[7:0] : specific register address of MPR to write or read <text:s text:c="5"/></text:p>
      <text:p text:style-name="Standard">* o_MPR121_DATA_IN[7:0] : data to write on specific MPR address <text:s text:c="3"/></text:p>
      <text:p text:style-name="Standard">* o_MPR121_WRITE_ENABLE <text:s text:c="5"/></text:p>
      <text:p text:style-name="Standard"><text:s text:c="2"/>* 1'b1 : order MPR to be on write state <text:s text:c="10"/></text:p>
      <text:p text:style-name="Standard">* o_MPR121_READ_ENABLE <text:s text:c="5"/></text:p>
      <text:p text:style-name="Standard"><text:s text:c="2"/>* 1'b1 : order MPR to be on data recieve state <text:s text:c="6"/></text:p>
      <text:p text:style-name="Standard"/>
      <text:p text:style-name="Standard">##### System connection with MPR121 data <text:s text:c="5"/></text:p>
      <text:p text:style-name="Standard">* o_MPR121_TOUCH_STATUS <text:s text:c="7"/></text:p>
      <text:p text:style-name="Standard"><text:s text:c="2"/>* o_MPR121_TOUCH_STATUS[11:8] : touch sensor 8~11 status <text:s text:c="6"/></text:p>
      <text:p text:style-name="Standard"><text:s text:c="2"/>* o_MPR121_TOUCH_STATUS[7:0] : touch sensor 0~7 status <text:s text:c="6"/></text:p>
      <text:p text:style-name="Standard">* o_MPR121_ERROR <text:s text:c="6"/></text:p>
      <text:p text:style-name="Standard"><text:s text:c="2"/>* 1'b1: LEDR[16] light on <text:s text:c="8"/></text:p>
      <text:p text:style-name="Standard"/>
      <text:p text:style-name="Standard">##### ADS1292 <text:s text:c="5"/></text:p>
      <text:p text:style-name="Standard">* o_ADS1292_CONTROL [2:0] <text:s text:c="12"/></text:p>
      <text:p text:style-name="Standard"><text:s text:c="2"/>* 3'b001 : ADS on system command <text:s/>mode <text:s text:c="5"/></text:p>
      <text:p text:style-name="Standard"><text:s text:c="2"/>* 3'b010 : ADS on write register mode <text:s text:c="5"/></text:p>
      <text:p text:style-name="Standard"><text:s text:c="2"/>* 3'b011 : ADS on read register mode <text:s text:c="5"/></text:p>
      <text:p text:style-name="Standard"><text:s text:c="2"/>* 3'b100 : ADS on read data continuously mode <text:s text:c="9"/></text:p>
      <text:p text:style-name="Standard"><text:s text:c="2"/>* 3'b101 : ADS on stop data continuously mode <text:s text:c="6"/></text:p>
      <text:p text:style-name="Standard"><text:s text:c="2"/>* 3'b111 : ADS on send dummy mode <text:s text:c="7"/></text:p>
      <text:p text:style-name="Standard">* o_ADS1292_COMMAND [7:0] : send user defined command according to **o_ADS1292_CONTROL[2:0]** <text:s text:c="5"/></text:p>
      <text:p text:style-name="Standard">* o_ADS1292_REG_ADDR [7:0] : specific register address of ADS to write or read <text:s text:c="6"/></text:p>
      <text:p text:style-name="Standard">* o_ADS1292_DATA_IN[ [7:0] : data to write on specific ADS address <text:s text:c="4"/></text:p>
      <text:p text:style-name="Standard"/>
      <text:p text:style-name="Standard">##### System I/O <text:s text:c="5"/></text:p>
      <text:p text:style-name="Standard">* o_CHIP_SET <text:s text:c="6"/></text:p>
      <text:p text:style-name="Standard"><text:s text:c="2"/>* 1'b1 : <text:s/>both MPR and ADS chip set done <text:s text:c="6"/></text:p>
      <text:p text:style-name="Standard"><text:soft-page-break/>* o_RUN_SET <text:s text:c="6"/></text:p>
      <text:p text:style-name="Standard"><text:s text:c="2"/>* 1'b1 : both MPR and ADS run set done <text:s text:c="9"/></text:p>
      <text:p text:style-name="Standard">* o_CORE_BUSY <text:s text:c="7"/></text:p>
      <text:p text:style-name="Standard"><text:s text:c="2"/>* 1'b1 : both MPR and ADS on reading data state</text:p>
      <text:p text:style-name="Standard"/>
      <text:p text:style-name="Standard">## uart_controller</text:p>
      <text:p text:style-name="Standard"/>
      <text:p text:style-name="Standard"/>
      <text:p text:style-name="Standard">## sensor_core.v <text:s text:c="7"/></text:p>
      <text:p text:style-name="Standard">### Input <text:s text:c="4"/></text:p>
      <text:p text:style-name="Standard">##### UART Controller <text:s text:c="3"/></text:p>
      <text:p text:style-name="Standard">* i_UART_DATA_TX_READY <text:s text:c="6"/></text:p>
      <text:p text:style-name="Standard"><text:s text:c="2"/>* 1'b1: either MPR121 or ADS1292 fully received Bio-signal <text:s text:c="4"/></text:p>
      <text:p text:style-name="Standard">* i_UART_DATA_RX[15:8] <text:s text:c="4"/></text:p>
      <text:p text:style-name="Standard"><text:s text:c="2"/>* 8'h6D : read setted data from MPR reg address **i_UART_DATA_RX[7:0]** <text:s text:c="12"/></text:p>
      <text:p text:style-name="Standard"><text:s text:c="2"/>* 8'h61 : read setted data from ADS reg address **i_UART_DATA_RX[7:0]** <text:s text:c="20"/></text:p>
      <text:p text:style-name="Standard"><text:s text:c="2"/>* 8'h52 : Alternately get bio_signal from MPR and ADS <text:s text:c="7"/></text:p>
      <text:p text:style-name="Standard"><text:s text:c="2"/>* 8'h53 : stop getting bio_signal from MPR and ADS <text:s text:c="5"/></text:p>
      <text:p text:style-name="Standard"><text:s text:c="2"/>* __8'h46 : ???__ <text:s text:c="4"/></text:p>
      <text:p text:style-name="Standard"><text:s text:c="2"/>* __8'h66 : ???__ <text:s text:c="4"/><text:tab/></text:p>
      <text:p text:style-name="Standard">* i_UART_DATA_RX_VALID <text:s text:c="9"/></text:p>
      <text:p text:style-name="Standard"><text:s text:c="2"/>* 1'b1: FPGA fully recieved single byte info from UART <text:s text:c="2"/></text:p>
      <text:p text:style-name="Standard"/>
      <text:p text:style-name="Standard">##### MPR121 <text:s text:c="4"/></text:p>
      <text:p text:style-name="Standard">* i_MPR121_DATA_OUT[7:0] <text:s text:c="9"/></text:p>
      <text:p text:style-name="Standard"><text:s text:c="2"/>* alternately recieve touch status from sensor **0~7** and **8~11** <text:s text:c="7"/></text:p>
      <text:p text:style-name="Standard">* i_MPR121_INIT_SET <text:s text:c="5"/></text:p>
      <text:p text:style-name="Standard"><text:s text:c="2"/>* 1'b1 : initiation code successfully passed to MPR <text:s text:c="5"/></text:p>
      <text:p text:style-name="Standard">* i_MPR121_BUSY <text:s text:c="6"/></text:p>
      <text:p text:style-name="Standard"><text:s text:c="2"/>* 1'b1 : MPR either on WRITE or READ state <text:s text:c="6"/></text:p>
      <text:p text:style-name="Standard">* i_MPR121_FAIL <text:s text:c="4"/></text:p>
      <text:p text:style-name="Standard"><text:s text:c="2"/>* 1'b1 : unexpected error occured during process <text:s text:c="8"/></text:p>
      <text:p text:style-name="Standard"/>
      <text:p text:style-name="Standard">##### ADS1292 <text:s text:c="5"/></text:p>
      <text:p text:style-name="Standard">* i_ADS1292_DATA_OUT <text:s text:c="6"/></text:p>
      <text:p text:style-name="Standard"><text:s text:c="2"/>* i_ADS1292_DATA_OUT[71:48] : ADS status data <text:s text:c="5"/></text:p>
      <text:p text:style-name="Standard"><text:s text:c="2"/>* i_ADS1292_DATA_OUT[47:24] ; ADS CH1 data <text:s text:c="5"/></text:p>
      <text:p text:style-name="Standard"><text:s text:c="2"/>* i_ADS1292_DATA_OUT[23:0] : ADS CH2 data <text:s text:c="9"/></text:p>
      <text:p text:style-name="Standard">* i_ADS1292_INIT_SET <text:s text:c="6"/></text:p>
      <text:p text:style-name="Standard"><text:s text:c="2"/>* 1'b1 : initiation code successfully passed to ADS <text:s text:c="6"/></text:p>
      <text:p text:style-name="Standard">* i_ADS1292_DATA_READY <text:s text:c="5"/></text:p>
      <text:p text:style-name="Standard"><text:s text:c="2"/>* 1'b1 : **i_ADS1292_DATA_OUT[71:0]** are ready to be passed by ADS <text:s text:c="6"/></text:p>
      <text:p text:style-name="Standard">* i_ADS1292_BUSY <text:s text:c="6"/></text:p>
      <text:p text:style-name="Standard"><text:s text:c="2"/>* 1'b1 : ADS either on WRITE or READ state <text:s text:c="5"/></text:p>
      <text:p text:style-name="Standard">* i_ADS1292_FAIL <text:s text:c="4"/></text:p>
      <text:p text:style-name="Standard"><text:s text:c="2"/>* 1'b1 : unexpected error occured during process <text:s text:c="5"/></text:p>
      <text:p text:style-name="Standard"/>
      <text:p text:style-name="Standard">##### System I/O <text:s text:c="5"/></text:p>
      <text:p text:style-name="Standard">* i_CLK : 25MHz clock <text:s text:c="3"/></text:p>
      <text:p text:style-name="Standard"><text:soft-page-break/>* i_RST <text:s text:c="6"/></text:p>
      <text:p text:style-name="Standard"><text:s text:c="3"/>* 1'b1 : reset all process <text:s text:c="5"/></text:p>
      <text:p text:style-name="Standard"/>
      <text:p text:style-name="Standard"/>
      <text:p text:style-name="Standard">### Output <text:s text:c="6"/></text:p>
      <text:p text:style-name="Standard">##### UART Controller <text:s text:c="7"/></text:p>
      <text:p text:style-name="Standard">* o_UART_DATA_TX <text:s text:c="11"/></text:p>
      <text:p text:style-name="Standard"><text:s text:c="2"/>* o_UART_DATA_TX[79:72] <text:s text:c="6"/></text:p>
      <text:p text:style-name="Standard"><text:s text:c="4"/>* 8'hBB : <text:s/>send MPR sensor data <text:s text:c="7"/></text:p>
      <text:p text:style-name="Standard"><text:s text:c="4"/>* 8'hAA : send ADS sensor data <text:s text:c="6"/></text:p>
      <text:p text:style-name="Standard"><text:s text:c="4"/>* 8'h6D : send MPR register data <text:s text:c="5"/></text:p>
      <text:p text:style-name="Standard"><text:s text:c="4"/>* 8'h61 : send ADS register data <text:s text:c="7"/></text:p>
      <text:p text:style-name="Standard">* o_UART_DATA_TX_VALID <text:s text:c="5"/></text:p>
      <text:p text:style-name="Standard"><text:s text:c="3"/>* 1'b1 : 80bit data are fully recieved <text:s text:c="5"/></text:p>
      <text:p text:style-name="Standard"/>
      <text:p text:style-name="Standard">##### MPR121 <text:s text:c="4"/></text:p>
      <text:p text:style-name="Standard">* o_MPR121_REG_ADDR[7:0] : specific register address of MPR to write or read <text:s text:c="5"/></text:p>
      <text:p text:style-name="Standard">* o_MPR121_DATA_IN[7:0] : data to write on specific MPR address <text:s text:c="3"/></text:p>
      <text:p text:style-name="Standard">* o_MPR121_WRITE_ENABLE <text:s text:c="5"/></text:p>
      <text:p text:style-name="Standard"><text:s text:c="2"/>* 1'b1 : order MPR to be on write state <text:s text:c="10"/></text:p>
      <text:p text:style-name="Standard">* o_MPR121_READ_ENABLE <text:s text:c="5"/></text:p>
      <text:p text:style-name="Standard"><text:s text:c="2"/>* 1'b1 : order MPR to be on data recieve state <text:s text:c="6"/></text:p>
      <text:p text:style-name="Standard"/>
      <text:p text:style-name="Standard">##### System connection with MPR121 data <text:s text:c="5"/></text:p>
      <text:p text:style-name="Standard">* o_MPR121_TOUCH_STATUS <text:s text:c="7"/></text:p>
      <text:p text:style-name="Standard"><text:s text:c="2"/>* o_MPR121_TOUCH_STATUS[11:8] : touch sensor 8~11 status <text:s text:c="6"/></text:p>
      <text:p text:style-name="Standard"><text:s text:c="2"/>* o_MPR121_TOUCH_STATUS[7:0] : touch sensor 0~7 status <text:s text:c="6"/></text:p>
      <text:p text:style-name="Standard">* o_MPR121_ERROR <text:s text:c="6"/></text:p>
      <text:p text:style-name="Standard"><text:s text:c="2"/>* 1'b1: LEDR[16] light on <text:s text:c="8"/></text:p>
      <text:p text:style-name="Standard"/>
      <text:p text:style-name="Standard">##### ADS1292 <text:s text:c="5"/></text:p>
      <text:p text:style-name="Standard">* o_ADS1292_CONTROL [2:0] <text:s text:c="12"/></text:p>
      <text:p text:style-name="Standard"><text:s text:c="2"/>* 3'b001 : ADS on system command <text:s/>mode <text:s text:c="5"/></text:p>
      <text:p text:style-name="Standard"><text:s text:c="2"/>* 3'b010 : ADS on write register mode <text:s text:c="5"/></text:p>
      <text:p text:style-name="Standard"><text:s text:c="2"/>* 3'b011 : ADS on read register mode <text:s text:c="5"/></text:p>
      <text:p text:style-name="Standard"><text:s text:c="2"/>* 3'b100 : ADS on read data continuously mode <text:s text:c="9"/></text:p>
      <text:p text:style-name="Standard"><text:s text:c="2"/>* 3'b101 : ADS on stop data continuously mode <text:s text:c="6"/></text:p>
      <text:p text:style-name="Standard"><text:s text:c="2"/>* 3'b111 : ADS on send dummy mode <text:s text:c="7"/></text:p>
      <text:p text:style-name="Standard">* o_ADS1292_COMMAND [7:0] : send user defined command according to **o_ADS1292_CONTROL[2:0]** <text:s text:c="5"/></text:p>
      <text:p text:style-name="Standard">* o_ADS1292_REG_ADDR [7:0] : specific register address of ADS to write or read <text:s text:c="6"/></text:p>
      <text:p text:style-name="Standard">* o_ADS1292_DATA_IN[ [7:0] : data to write on specific ADS address <text:s text:c="4"/></text:p>
      <text:p text:style-name="Standard"/>
      <text:p text:style-name="Standard">##### System I/O <text:s text:c="5"/></text:p>
      <text:p text:style-name="Standard">* o_CHIP_SET <text:s text:c="6"/></text:p>
      <text:p text:style-name="Standard"><text:s text:c="2"/>* 1'b1 : <text:s/>both MPR and ADS chip set done <text:s text:c="6"/></text:p>
      <text:p text:style-name="Standard">* o_RUN_SET <text:s text:c="6"/></text:p>
      <text:p text:style-name="Standard"><text:s text:c="2"/>* 1'b1 : both MPR and ADS run set done <text:s text:c="9"/></text:p>
      <text:p text:style-name="Standard">* o_CORE_BUSY <text:s text:c="7"/></text:p>
      <text:p text:style-name="Standard"><text:soft-page-break/><text:s text:c="2"/>* 1'b1 : both MPR and ADS on reading data state <text:s text:c="18"/></text:p>
      <text:p text:style-name="Standard"/>
      <text:p text:style-name="Standard"/>
      <text:p text:style-name="Standard"/>
      <text:p text:style-name="Standard"><text:s/>-***Italic***: module name</text:p>
      <text:p text:style-name="Standard"/>
      <text:p text:style-name="Standard"><text:s/>-**Bold**: reg or wire name</text:p>
      <text:p text:style-name="Standard"/>
      <text:p text:style-name="Standard">![screensh](./reference/Image/khu_sensor_blockdiagram.png)</text:p>
      <text:p text:style-name="Standard"/>
      <text:p text:style-name="Standard"># Content</text:p>
      <text:p text:style-name="Standard"/>
      <text:p text:style-name="Standard"/>
      <text:p text:style-name="Standard"># Module Detail</text:p>
      <text:p text:style-name="Standard"/>
      <text:p text:style-name="Standard">## UART</text:p>
      <text:p text:style-name="Standard"/>
      <text:p text:style-name="Standard"/>
      <text:p text:style-name="Standard">- - -</text:p>
      <text:p text:style-name="Standard"/>
      <text:p text:style-name="Standard">### my_pll.v</text:p>
      <text:p text:style-name="Standard"/>
      <text:p text:style-name="Standard">- - -</text:p>
      <text:p text:style-name="Standard"/>
      <text:p text:style-name="Standard">designed phase locked loop</text:p>
      <text:p text:style-name="Standard"/>
      <text:p text:style-name="Standard">* input: 50M clock</text:p>
      <text:p text:style-name="Standard"/>
      <text:p text:style-name="Standard">* output: 5M, 25M, 100M clock</text:p>
      <text:p text:style-name="Standard"/>
      <text:p text:style-name="Standard"/>
      <text:p text:style-name="Standard">- - -</text:p>
      <text:p text:style-name="Standard"/>
      <text:p text:style-name="Standard">### uart_controller.v</text:p>
      <text:p text:style-name="Standard"/>
      <text:p text:style-name="Standard"/>
      <text:p text:style-name="Standard">* input clock: 25M <text:s/>- tried to match with MPR's clock 25M</text:p>
      <text:p text:style-name="Standard"/>
      <text:p text:style-name="Standard">* baud rate: 115200</text:p>
      <text:p text:style-name="Standard"/>
      <text:p text:style-name="Standard">* UART_CLKS_PER_BIT: 25M/115200 = 217</text:p>
      <text:p text:style-name="Standard"/>
      <text:p text:style-name="Standard">##### - LUT FOR uart_controller.v</text:p>
      <text:p text:style-name="Standard"/>
      <text:p text:style-name="Standard">|Parameters|hex|definition|</text:p>
      <text:p text:style-name="Standard">|---:|---:|---:|</text:p>
      <text:p text:style-name="Standard">|UART_SG_RUN|8'h52|Turn devices on |</text:p>
      <text:p text:style-name="Standard">|UART_SG_STOP|8'h53|Turn devices off|</text:p>
      <text:p text:style-name="Standard">|UART_SG_ADS_FINISH|8'h46| ADS Data ready|</text:p>
      <text:p text:style-name="Standard"><text:soft-page-break/>|UART_SG_ADS_READ_REG|8'h61| ADS Register read|</text:p>
      <text:p text:style-name="Standard"/>
      <text:p text:style-name="Standard">##### - LUT FOR uart_controller state</text:p>
      <text:p text:style-name="Standard"/>
      <text:p text:style-name="Standard">|State|hex|definiton|</text:p>
      <text:p text:style-name="Standard">|---:|---|---|</text:p>
      <text:p text:style-name="Standard">|ST_IDLE|8'd0| checking 'w_uart_data_Rx' stage|</text:p>
      <text:p text:style-name="Standard">|ST_RX_READ_REG_ADDR|8'd4| PC wants to read REG, so concentrate two 'w_uart_data_Rx'|</text:p>
      <text:p text:style-name="Standard"/>
      <text:p text:style-name="Standard"/>
      <text:p text:style-name="Standard">&gt; uart_controller.v verifies data sent from PC</text:p>
      <text:p text:style-name="Standard"/>
      <text:p text:style-name="Standard"/>
      <text:p text:style-name="Standard">### uart_tx.v</text:p>
      <text:p text:style-name="Standard"/>
      <text:p text:style-name="Standard">* **i_UART_DATA_TX_VALID** bit high(1) will initiate uart_tx</text:p>
      <text:p text:style-name="Standard"/>
      <text:p text:style-name="Standard">* In our case there are two types of tx data <text:s text:c="4"/></text:p>
      <text:p text:style-name="Standard"><text:s text:c="2"/>* **40Bits** : when header is **ADS_SEND_DATA**</text:p>
      <text:p text:style-name="Standard"><text:s text:c="2"/>* **24Bits** : when header is **MPR_SEND_DATA, ADS_READ_DATA, MPR_READ_DATA**</text:p>
      <text:p text:style-name="Standard"/>
      <text:p text:style-name="Standard">* The only different of two case is how many reps uart_tx has to repeat.(uart can send or receive 8 bits at once)</text:p>
      <text:p text:style-name="Standard"/>
      <text:p text:style-name="Standard">* So, from [39:32] to [7:0] start sending it by giving signal **r_uart_data_tx_valid** high(1) <text:s text:c="3"/></text:p>
      <text:p text:style-name="Standard"><text:s text:c="2"/>* **r_uart_data_tx_valid** : data setting for uart tx is ready, begin uart_tx communication</text:p>
      <text:p text:style-name="Standard"/>
      <text:p text:style-name="Standard">* **o_Tx_Active** : always goes high(1) during communication</text:p>
      <text:p text:style-name="Standard"/>
      <text:p text:style-name="Standard">* **o_Tx_Serial** : single bit data that really sent to PC. consisting **r_Tx_Data's ** from LSB to MSB</text:p>
      <text:p text:style-name="Standard">### uart_rx.v</text:p>
      <text:p text:style-name="Standard"/>
      <text:p text:style-name="Standard">* **i_Rx_Serial** (i_UART_RXD==UART_RXD) inputs low to begin ***UART_RX***</text:p>
      <text:p text:style-name="Standard"/>
      <text:p text:style-name="Standard">* After two cycle **i_Rx_Serial(i_UART_RXD)** replicated to **r_Rx_Data** <text:s/></text:p>
      <text:p text:style-name="Standard"/>
      <text:p text:style-name="Standard">* When **r_Clock_count** reaches (CLKS_PER_BIT-1)/2=108, change state to **s_RX_START_BIT**</text:p>
      <text:p text:style-name="Standard"/>
      <text:p text:style-name="Standard">* **r_Rx_Byte[7:0]** getting filled with **r_Rx_Data** from LSB to MSB (r_Rx_Data doesn't have to be low this time)</text:p>
      <text:p text:style-name="Standard"/>
      <text:p text:style-name="Standard">* After **r_Rx_Byte[7:0]** is filled, change state and wait (CLKS_PER_BIT-1) cycle</text:p>
      <text:p text:style-name="Standard"/>
      <text:p text:style-name="Standard">* When **r_Clock_count** reaches (CLKS_PER_BIT-1), state changes with register **r_Rx_Dv** high,</text:p>
      <text:p text:style-name="Standard"/>
      <text:p text:style-name="Standard">* At s_CLEANUP state change register '**r_Rx_Dv**' back to low</text:p>
      <text:p text:style-name="Standard"><text:soft-page-break/></text:p>
      <text:p text:style-name="Standard">* assign **o_Rx_DV, O_Rx_Byte** with **r_Rx_DV, r_Rx_Byte**</text:p>
      <text:p text:style-name="Standard"/>
      <text:p text:style-name="Standard"/>
      <text:p text:style-name="Standard">|r_SM_Main(State) | s_IDLE | s_RX_START_BIT | s_RX_DATA_BITS | s_RX_STOP_BIT | s_CLEANUP |</text:p>
      <text:p text:style-name="Standard">|----------:|--------:|----------------:|----------------:|---------------:|-----------:|</text:p>
      <text:p text:style-name="Standard">|Cycle Cost|-|(CLKS_PER_BIT-1)/2|CLKS_PER_BIT * 8 |CLKS_PER_BIT|1|</text:p>
      <text:p text:style-name="Standard">|r_Rx_DV|0-&gt;0|0-&gt;0|0-&gt;0|0-&gt;&lt;span style="color:red"&gt;1&lt;/span&gt;|1-&gt;0|</text:p>
      <text:p text:style-name="Standard">|r_Rx_Data|0|0|1,0|1,0|1,0|</text:p>
      <text:p text:style-name="Standard">|r_Rx_Byte|00000000|00000000|hgfedcba(start from LSB)|-| -|</text:p>
      <text:p text:style-name="Standard"/>
      <text:p text:style-name="Standard"><text:s/>&gt;uart_rx.v send 8bit data PC send, plus makes output r_Rx_Dv high right after 1 byte is filled. goes back to 0 at next cycle</text:p>
      <text:p text:style-name="Standard"/>
      <text:p text:style-name="Standard"/>
      <text:p text:style-name="Standard">### sensor_core.v</text:p>
      <text:p text:style-name="Standard"/>
      <text:p text:style-name="Standard">- - -</text:p>
      <text:p text:style-name="Standard"/>
      <text:p text:style-name="Standard">### spi_master.v</text:p>
      <text:p text:style-name="Standard"/>
      <text:p text:style-name="Standard">* input clock: 50M</text:p>
      <text:p text:style-name="Standard"/>
      <text:p text:style-name="Standard">* spi_mode=1, (CPOL,CPHA)=(0,1)</text:p>
      <text:p text:style-name="Standard"/>
      <text:p text:style-name="Standard">* CLKS_PER_HALF_BIT= 49,</text:p>
      <text:p text:style-name="Standard"/>
      <text:p text:style-name="Standard"><text:s/>- i_CLK/(CLKS_PER_HALF_BIT*2)=f_CLK=512kHz</text:p>
      <text:p text:style-name="Standard"/>
      <text:p text:style-name="Standard">##### MOSI</text:p>
      <text:p text:style-name="Standard">&gt;<text:tab/>&gt; as **i_TX_DV(r_spi_data_in_valid)** goes high for a moment, **r_SPI_CLK_Edges** becomes 16, **o_TX_Ready** becomes 1'b0 <text:s text:c="4"/></text:p>
      <text:p text:style-name="Standard">&gt; <text:tab/>&gt; to prevent unwanted data change, we used cycle delay</text:p>
      <text:p text:style-name="Standard"/>
      <text:p text:style-name="Standard">&lt;pre&gt;</text:p>
      <text:p text:style-name="Standard">&lt;code&gt;</text:p>
      <text:p text:style-name="Standard"><text:s/>always @(posedge i_Clk or negedge i_Rst_L)</text:p>
      <text:p text:style-name="Standard"><text:s text:c="2"/>begin</text:p>
      <text:p text:style-name="Standard"><text:s text:c="4"/>if (~i_Rst_L)</text:p>
      <text:p text:style-name="Standard"><text:s text:c="4"/>begin</text:p>
      <text:p text:style-name="Standard"><text:s text:c="6"/>r_TX_Byte &lt;= 8'h00;</text:p>
      <text:p text:style-name="Standard"><text:s text:c="6"/>r_TX_DV <text:s text:c="2"/>&lt;= 1'b0;</text:p>
      <text:p text:style-name="Standard"><text:s text:c="4"/>end</text:p>
      <text:p text:style-name="Standard"><text:s text:c="4"/>else</text:p>
      <text:p text:style-name="Standard"><text:s text:c="6"/>begin</text:p>
      <text:p text:style-name="Standard"><text:s text:c="8"/>r_TX_DV &lt;= i_TX_DV; // 1 clock cycle delay !!! <text:s/></text:p>
      <text:p text:style-name="Standard"><text:s text:c="8"/>if (i_TX_DV)</text:p>
      <text:p text:style-name="Standard"><text:s text:c="8"/>begin</text:p>
      <text:p text:style-name="Standard"><text:soft-page-break/><text:s text:c="10"/>r_TX_Byte &lt;= i_TX_Byte;</text:p>
      <text:p text:style-name="Standard"><text:s text:c="8"/>end</text:p>
      <text:p text:style-name="Standard"><text:s text:c="6"/>end</text:p>
      <text:p text:style-name="Standard"><text:s text:c="2"/>end</text:p>
      <text:p text:style-name="Standard">&lt;/code&gt;</text:p>
      <text:p text:style-name="Standard">&lt;/pre&gt;</text:p>
      <text:p text:style-name="Standard"/>
      <text:p text:style-name="Standard">&gt; <text:tab/>&gt; after **i_TX_DV** becomes low again, make SPI it's own 16 cycle using reg **r_Trailing_Egde, r_Leading_Egde**</text:p>
      <text:p text:style-name="Standard"/>
      <text:p text:style-name="Standard">&lt;p align="center"&gt;</text:p>
      <text:p text:style-name="Standard"><text:s text:c="2"/>&lt;img width="600" height="200" src="./reference/Image/spi_clock.PNG"&gt;</text:p>
      <text:p text:style-name="Standard">&lt;/p&gt;</text:p>
      <text:p text:style-name="Standard"/>
      <text:p text:style-name="Standard"/>
      <text:p text:style-name="Standard">&gt; <text:tab/>&gt; now at the Edge of spi_clock send single bit of input Byte **i_TX_Byte** from MSB to LSB</text:p>
      <text:p text:style-name="Standard"/>
      <text:p text:style-name="Standard">&lt;pre&gt;</text:p>
      <text:p text:style-name="Standard">&lt;code&gt;</text:p>
      <text:p text:style-name="Standard"><text:s/>else if ((r_Leading_Edge &amp; w_CPHA) | (r_Trailing_Edge &amp; ~w_CPHA))</text:p>
      <text:p text:style-name="Standard"><text:s text:c="6"/>begin</text:p>
      <text:p text:style-name="Standard"><text:s text:c="8"/>r_TX_Bit_Count &lt;= r_TX_Bit_Count - 1;</text:p>
      <text:p text:style-name="Standard"><text:s text:c="8"/>o_SPI_MOSI <text:s text:c="4"/>&lt;= r_TX_Byte[r_TX_Bit_Count];</text:p>
      <text:p text:style-name="Standard"><text:s/>end</text:p>
      <text:p text:style-name="Standard">&lt;/code&gt;</text:p>
      <text:p text:style-name="Standard">&lt;/pre&gt; <text:s/></text:p>
      <text:p text:style-name="Standard"/>
      <text:p text:style-name="Standard">&gt;<text:tab/>&gt; when data(**o_MOSI**) send is done, give **o_TX_Ready** 1'b1</text:p>
      <text:p text:style-name="Standard"/>
      <text:p text:style-name="Standard"/>
      <text:p text:style-name="Standard">###### MISO</text:p>
      <text:p text:style-name="Standard"/>
      <text:p text:style-name="Standard">&gt;<text:tab/>&gt; When **i_TX_DV** turns to high(1'b1),ini <text:s text:c="4"/></text:p>
      <text:p text:style-name="Standard">&gt;<text:tab/>&gt; Start filling **o_RX_Byte[7:0]** with **i_SPI_MISO[0:0]** ( will cost 7 cycle) <text:s text:c="4"/></text:p>
      <text:p text:style-name="Standard"/>
      <text:p text:style-name="Standard">&lt;pre&gt;</text:p>
      <text:p text:style-name="Standard">&lt;code&gt;</text:p>
      <text:p text:style-name="Standard"><text:s/>if (o_TX_Ready)</text:p>
      <text:p text:style-name="Standard"><text:s text:c="6"/>begin</text:p>
      <text:p text:style-name="Standard"><text:s text:c="8"/>r_RX_Bit_Count &lt;= 3'b111;</text:p>
      <text:p text:style-name="Standard"><text:s text:c="6"/>end</text:p>
      <text:p text:style-name="Standard"><text:s text:c="6"/>else if ((r_Leading_Edge &amp; ~w_CPHA) | (r_Trailing_Edge &amp; w_CPHA))</text:p>
      <text:p text:style-name="Standard"><text:s text:c="6"/>begin</text:p>
      <text:p text:style-name="Standard"><text:s text:c="8"/>o_RX_Byte[r_RX_Bit_Count] &lt;= i_SPI_MISO;</text:p>
      <text:p text:style-name="Standard"><text:s text:c="8"/>r_RX_Bit_Count <text:s text:c="11"/>&lt;= r_RX_Bit_Count - 1;</text:p>
      <text:p text:style-name="Standard"><text:s text:c="8"/>if (r_RX_Bit_Count == 3'b000)</text:p>
      <text:p text:style-name="Standard"><text:s text:c="8"/>begin</text:p>
      <text:p text:style-name="Standard"><text:s text:c="10"/>o_RX_DV <text:s text:c="2"/>&lt;= 1'b1; <text:s text:c="2"/>// Byte done, pulse Data Valid</text:p>
      <text:p text:style-name="Standard"><text:s text:c="8"/>end</text:p>
      <text:p text:style-name="Standard"><text:soft-page-break/><text:s text:c="6"/>end</text:p>
      <text:p text:style-name="Standard">&lt;/code&gt;</text:p>
      <text:p text:style-name="Standard">&lt;/pre&gt;</text:p>
      <text:p text:style-name="Standard"/>
      <text:p text:style-name="Standard">&gt;<text:tab/>&gt; When **o_RX_Byte** is all filled, export **o_RX_DV &lt;= 1'b1**</text:p>
      <text:p text:style-name="Standard"/>
      <text:p text:style-name="Standard">### ads1292_controller.v</text:p>
      <text:p text:style-name="Standard"/>
      <text:p text:style-name="Standard">* input clock: 50M</text:p>
      <text:p text:style-name="Standard"/>
      <text:p text:style-name="Standard">* **o_ADS1292_START** : 1'b1 when ads starts, start here means when ads returns data. So at RREG or WREG <text:s/>command, **o_ADS1292_START** goes 1'b0</text:p>
      <text:p text:style-name="Standard"/>
      <text:p text:style-name="Standard">* **o_SPI_CSN** : meaning chip select, there are various chips(ex. ADS1292, ADS1291 ... ) and you can only communicate with one chip using SPI protocol.</text:p>
      <text:p text:style-name="Standard"><text:s text:c="3"/>- After the serial communication is finished, ***always wait four or more tCLK cycles*** before taking CS high <text:s text:c="3"/></text:p>
      <text:p text:style-name="Standard"><text:s text:c="3"/>- When CS is taken high, the serial interface is reset(SCLK and DIN are ignored,and DOUT enters a high-impedance state)</text:p>
      <text:p text:style-name="Standard"/>
      <text:p text:style-name="Standard">* **i_ADS1292_DRDY** : output of ads1292, meaning new conversion data are ready</text:p>
      <text:p text:style-name="Standard"/>
      <text:p text:style-name="Standard">### mpr121_controller.v</text:p>
      <text:p text:style-name="Standard"/>
      <text:p text:style-name="Standard">### i2c_master.v</text:p>
      <text:p text:style-name="Standard"/>
      <text:p text:style-name="Standard">### khu_sensor_top.v(top module)</text:p>
      <text:p text:style-name="Standard"/>
      <text:p text:style-name="Standard"/>
      <text:p text:style-name="Standard"># khu_sensor</text:p>
      <text:p text:style-name="Standard"/>
      <text:p text:style-name="Standard">## Introduction</text:p>
      <text:p text:style-name="Standard"/>
      <text:p text:style-name="Standard">## Contents</text:p>
      <text:p text:style-name="Standard"/>
      <text:p text:style-name="Standard">* [Prerequesites](#prerequisites)</text:p>
      <text:p text:style-name="Standard">* [BlockDiagram](#BlockDiagram)</text:p>
      <text:p text:style-name="Standard">* [Modules](#Modules)</text:p>
      <text:p text:style-name="Standard"><text:tab/>- [khu_sensor_top](#khu_sensor_top)</text:p>
      <text:p text:style-name="Standard"><text:tab/>- [ads1292_controller](#ads1292_controller)</text:p>
      <text:p text:style-name="Standard"><text:tab/> <text:s/>+ [spi_master](#spi_master)</text:p>
      <text:p text:style-name="Standard"><text:tab/>- [mpr121_controller](#mpr121_controller)</text:p>
      <text:p text:style-name="Standard"><text:tab/> <text:s/>+ [i2c_master](#i2c_master)</text:p>
      <text:p text:style-name="Standard"><text:tab/>- [sensor_core](#sensor_core)</text:p>
      <text:p text:style-name="Standard"><text:tab/>- [uart_controller](#uart_controller)</text:p>
      <text:p text:style-name="Standard"><text:tab/> <text:s/>+ [uart_rx](#uart_rx)</text:p>
      <text:p text:style-name="Standard"><text:tab/> <text:s/>+ [uart_tx](#uart_tx)</text:p>
      <text:p text:style-name="Standard">* [Reference](#Reference)</text:p>
      <text:p text:style-name="Standard"/>
      <text:p text:style-name="Standard"><text:soft-page-break/></text:p>
      <text:p text:style-name="Standard"/>
      <text:p text:style-name="Standard"/>
      <text:p text:style-name="Standard">## Prerequisites</text:p>
      <text:p text:style-name="Standard"/>
      <text:p text:style-name="Standard">- Quartus II (Version 15.0)</text:p>
      <text:p text:style-name="Standard">- DE2-115 Board (Cyclone IV E, EP4CE115F29C7)</text:p>
      <text:p text:style-name="Standard">- MPR121 (Touch Sensor)</text:p>
      <text:p text:style-name="Standard">- ADS1292 (ECG Sensors)</text:p>
      <text:p text:style-name="Standard"/>
      <text:p text:style-name="Standard"/>
      <text:p text:style-name="Standard">## BlockDiagram</text:p>
      <text:p text:style-name="Standard">![Block Diagram](./reference/Image/khu_sensor_blockdiagram.png)</text:p>
      <text:p text:style-name="Standard"/>
      <text:p text:style-name="Standard"/>
      <text:p text:style-name="Standard">## Modules</text:p>
      <text:p text:style-name="Standard"/>
      <text:p text:style-name="Standard">## khu_sensor_top</text:p>
      <text:p text:style-name="Standard">'khu_sensor_top' module assigns pins of fpga to parameters. The parameters are used to communicate with ADS1292(SPI), MPR121(I2C), PC(UART).</text:p>
      <text:p text:style-name="Standard"/>
      <text:p text:style-name="Standard">## ads1292_controller</text:p>
      <text:p text:style-name="Standard">'ads1292_controller' module directly communicates with ADS1292 sensor through spi_master. States are defined in this module, and parameters are set valid to each state. The parameters defiend by reference/ADS1292/ADS1292.pdf. <text:s text:c="7"/></text:p>
      <text:p text:style-name="Standard"/>
      <text:p text:style-name="Standard">### Input Port</text:p>
      <text:p text:style-name="Standard"/>
      <text:p text:style-name="Standard">* i_CLK</text:p>
      <text:p text:style-name="Standard"><text:s text:c="2"/>* 50MHz</text:p>
      <text:p text:style-name="Standard"/>
      <text:p text:style-name="Standard">* i_RSTN</text:p>
      <text:p text:style-name="Standard"><text:s text:c="2"/>* It is pulled low when reset button(KEY[0]) is clicked.</text:p>
      <text:p text:style-name="Standard"/>
      <text:p text:style-name="Standard">* [2:0] i_ADS1292_CONTROL : Decide ADS1292's mode <text:s text:c="4"/></text:p>
      <text:p text:style-name="Standard"><text:s text:c="2"/>* 3'b000 -&gt; IDLE mode <text:s text:c="5"/></text:p>
      <text:p text:style-name="Standard"><text:s text:c="2"/>* 3'b001 -&gt; SYSCMD mode <text:s text:c="5"/></text:p>
      <text:p text:style-name="Standard"><text:s text:c="2"/>* 3'b010 -&gt; WREG mode</text:p>
      <text:p text:style-name="Standard"><text:s text:c="2"/>* 3'b011 -&gt; RREG mode <text:s text:c="5"/></text:p>
      <text:p text:style-name="Standard"><text:s text:c="2"/>* 3'b100 -&gt; RDATAC mode <text:s text:c="5"/></text:p>
      <text:p text:style-name="Standard"><text:s text:c="2"/>* 3'b101 -&gt; SDATAC mode <text:s text:c="5"/></text:p>
      <text:p text:style-name="Standard"><text:s text:c="2"/>* 3'b111 -&gt; DUMMY mode <text:s text:c="5"/></text:p>
      <text:p text:style-name="Standard"/>
      <text:p text:style-name="Standard">* [7:0] i_ADS1292_COMMAND : Defined opcode command for setting ADS's state <text:s text:c="2"/></text:p>
      <text:p text:style-name="Standard"><text:s text:c="2"/>* 8'h06 -&gt; RESET <text:s text:c="7"/></text:p>
      <text:p text:style-name="Standard"><text:s text:c="2"/>* 8'h08 -&gt; START <text:s text:c="5"/></text:p>
      <text:p text:style-name="Standard"><text:s text:c="2"/>* 8'h0A -&gt; STOP <text:s text:c="5"/></text:p>
      <text:p text:style-name="Standard"><text:s text:c="2"/>* 8'h10 -&gt; RDATAC <text:s text:c="7"/></text:p>
      <text:p text:style-name="Standard"><text:s text:c="2"/>* 8'h11 -&gt; SDATAC <text:s text:c="6"/></text:p>
      <text:p text:style-name="Standard"><text:soft-page-break/></text:p>
      <text:p text:style-name="Standard">* [7:0] i_ADS1292_REG_ADDR : Register address to write or read data <text:s text:c="2"/></text:p>
      <text:p text:style-name="Standard"><text:s text:c="2"/>* 8'h01 -&gt; CONFIG1 <text:s text:c="5"/></text:p>
      <text:p text:style-name="Standard"><text:s text:c="2"/>* 8'h02 -&gt; CONFIG2 <text:s text:c="10"/></text:p>
      <text:p text:style-name="Standard"><text:s text:c="2"/>* 8'h03 -&gt; LOFF <text:s text:c="9"/></text:p>
      <text:p text:style-name="Standard"><text:s text:c="2"/>* 8'h04 -&gt; CH1SET <text:s text:c="6"/></text:p>
      <text:p text:style-name="Standard"><text:s text:c="2"/>* 8'h05 -&gt; CH2SET <text:s text:c="8"/></text:p>
      <text:p text:style-name="Standard"><text:s text:c="2"/>* 8'h06 -&gt; RLD_SENS <text:s text:c="5"/></text:p>
      <text:p text:style-name="Standard"><text:s text:c="2"/>* 8'h07 -&gt; LOFF_SENS <text:s text:c="6"/></text:p>
      <text:p text:style-name="Standard"><text:s text:c="2"/>* 8'h08 -&gt; LOFF_STAT <text:s text:c="7"/></text:p>
      <text:p text:style-name="Standard"><text:s text:c="2"/>* 8'h09 -&gt; RESP1 <text:s text:c="7"/></text:p>
      <text:p text:style-name="Standard"><text:s text:c="2"/>* 8'h0A -&gt; RESP2 <text:s text:c="7"/></text:p>
      <text:p text:style-name="Standard"><text:s text:c="2"/>* 8'h0B -&gt; GPIO <text:s text:c="9"/></text:p>
      <text:p text:style-name="Standard"/>
      <text:p text:style-name="Standard">* [7:0] i_ADS1292_DATA_IN : Register data to be written in specific register <text:s text:c="2"/></text:p>
      <text:p text:style-name="Standard"><text:s text:c="2"/>* 8'h01 -&gt; written in CONFIG1 <text:s/></text:p>
      <text:p text:style-name="Standard"><text:s text:c="2"/>* 8'hE0 -&gt; written in CONFIG2 <text:s/></text:p>
      <text:p text:style-name="Standard"><text:s text:c="2"/>* 8'h10 -&gt; written in LOFF <text:s/></text:p>
      <text:p text:style-name="Standard"><text:s text:c="2"/>* 8'h00 -&gt; written in CH1SET <text:s/></text:p>
      <text:p text:style-name="Standard"><text:s text:c="2"/>* 8'h00 -&gt; written in CH2SET <text:s/></text:p>
      <text:p text:style-name="Standard"><text:s text:c="2"/>* 8'h2C -&gt; written in RLD_SENS <text:s/></text:p>
      <text:p text:style-name="Standard"><text:s text:c="2"/>* 8'h0E -&gt; written in LOFF_SENS <text:s/></text:p>
      <text:p text:style-name="Standard"><text:s text:c="2"/>* 8'h00 -&gt; written in LOFF_STAT <text:s/></text:p>
      <text:p text:style-name="Standard"><text:s text:c="2"/>* 8'h02 -&gt; written in RESP1 <text:s/></text:p>
      <text:p text:style-name="Standard"><text:s text:c="2"/>* 8'h87 -&gt; written in RESP2 <text:s/></text:p>
      <text:p text:style-name="Standard"><text:s text:c="2"/>* 8'h00 -&gt; written in GPIO <text:s/></text:p>
      <text:p text:style-name="Standard"/>
      <text:p text:style-name="Standard">* i_SPI_MISO : 1 bit data that ADS1292 sends to DE2-115 <text:s text:c="3"/></text:p>
      <text:p text:style-name="Standard"><text:s text:c="2"/>* Written data of register : In RREG mode <text:s text:c="5"/></text:p>
      <text:p text:style-name="Standard"><text:s text:c="2"/>* Conversion data (1bit out of 72bit) : In RDATAC mode <text:s text:c="5"/></text:p>
      <text:p text:style-name="Standard"/>
      <text:p text:style-name="Standard">* i_ADS1292_DRDY : 1bit data that ADS1292 sends to DE2-115 when <text:s/>conversion data ready <text:s text:c="2"/></text:p>
      <text:p text:style-name="Standard"><text:s text:c="2"/>* First 1'b0 -&gt; 1'b1 : Go High with start pin</text:p>
      <text:p text:style-name="Standard"><text:s text:c="2"/>* First 1'b1 -&gt; 1'b0 : Conversion data is ready</text:p>
      <text:p text:style-name="Standard"><text:s text:c="2"/>* Second 1'b0 -&gt; 1'b1 : Output conversion data</text:p>
      <text:p text:style-name="Standard"/>
      <text:p text:style-name="Standard">### Output Port</text:p>
      <text:p text:style-name="Standard"/>
      <text:p text:style-name="Standard">* reg [71:0] o_ADS1292_DATA_OUT <text:s text:c="2"/></text:p>
      <text:p text:style-name="Standard"><text:s text:c="2"/>* In RDATAC mode, a set of 1'bit i_SPI_MISO data. <text:s/></text:p>
      <text:p text:style-name="Standard"/>
      <text:p text:style-name="Standard">* reg o_ADS1292_INIT_SET <text:s text:c="2"/></text:p>
      <text:p text:style-name="Standard"><text:s text:c="2"/>* It is pulled high when ADS1292 wait for power-on reset. <text:s/></text:p>
      <text:p text:style-name="Standard"/>
      <text:p text:style-name="Standard">* reg o_ADS1292_DATA_READY <text:s text:c="2"/></text:p>
      <text:p text:style-name="Standard"><text:s text:c="2"/>* In RDATAC mode, it goes high when 72bit conversion data are ready <text:s/></text:p>
      <text:p text:style-name="Standard"/>
      <text:p text:style-name="Standard">* reg o_ADS1292_BUSY <text:s text:c="2"/></text:p>
      <text:p text:style-name="Standard"><text:s text:c="2"/>* It goes high when ADS1292 operates in a particular mode. <text:s/></text:p>
      <text:p text:style-name="Standard"><text:soft-page-break/></text:p>
      <text:p text:style-name="Standard">* reg o_ADS1292_FAIL <text:s text:c="2"/></text:p>
      <text:p text:style-name="Standard"/>
      <text:p text:style-name="Standard">* [15:0] o_ads_reg_c <text:s text:c="2"/></text:p>
      <text:p text:style-name="Standard"><text:s text:c="2"/>* In RREG mode, o_ads_reg_c is the combination of r_ads_reg_a and r_ads_reg_b. <text:s/></text:p>
      <text:p text:style-name="Standard"><text:tab/>r_ads_reg_a is register address to read. <text:s/></text:p>
      <text:p text:style-name="Standard"><text:tab/>r_ads_reg_b is (number of registers to read at the same time) -1. <text:s/></text:p>
      <text:p text:style-name="Standard"/>
      <text:p text:style-name="Standard"><text:s text:c="4"/>* Example <text:s/></text:p>
      <text:p text:style-name="Standard"><text:tab/>If you want read CONFIG1, CONFIG2, LOFF at the same time, o_ads_reg_c &lt;= 0010000100000010. <text:s text:c="3"/></text:p>
      <text:p text:style-name="Standard"><text:tab/>If you want read LOFF only, o_ads_reg_c &lt;= 0010001100000000 <text:s/></text:p>
      <text:p text:style-name="Standard"/>
      <text:p text:style-name="Standard">* o_SPI_CLK <text:s text:c="2"/></text:p>
      <text:p text:style-name="Standard"><text:s text:c="2"/>* SCLK determined by CLKS_PER_HALF_BIT is assigned this port. <text:s/></text:p>
      <text:p text:style-name="Standard"><text:s text:c="2"/>* CLKS_PER_HALF_BIT is 25, so o_SPI_CLK &lt;= 1MHz (50M / (25 * 2)) <text:s/></text:p>
      <text:p text:style-name="Standard"/>
      <text:p text:style-name="Standard">* o_SPI_MOSI <text:s text:c="2"/></text:p>
      <text:p text:style-name="Standard"><text:s text:c="2"/>* It is 1bit piece of bits that DE2-115 sends to ADS1292, including opcode, register addree etc. <text:s/></text:p>
      <text:p text:style-name="Standard"/>
      <text:p text:style-name="Standard">* o_ADS1292_RESET <text:s text:c="2"/></text:p>
      <text:p text:style-name="Standard"><text:s text:c="2"/>* It is pulled high at idle mode, power on reset state. <text:s/></text:p>
      <text:p text:style-name="Standard"/>
      <text:p text:style-name="Standard">* o_ADS1292_START <text:s text:c="2"/></text:p>
      <text:p text:style-name="Standard"><text:s text:c="2"/>* It goes high when start pin is pulled high or in RDATAC mode.</text:p>
      <text:p text:style-name="Standard"/>
      <text:p text:style-name="Standard">* o_SPI_CSN <text:s text:c="2"/></text:p>
      <text:p text:style-name="Standard"><text:s text:c="2"/>* It remain low when ADS1292 communicate with master. <text:s/></text:p>
      <text:p text:style-name="Standard"><text:tab/> It goes high in idle mode or waiting specific stat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# Module Detail</text:p>
      <text:p text:style-name="Standard"/>
      <text:p text:style-name="Standard">## UART</text:p>
      <text:p text:style-name="Standard"/>
      <text:p text:style-name="Standard"/>
      <text:p text:style-name="Standard">- - -</text:p>
      <text:p text:style-name="Standard"/>
      <text:p text:style-name="Standard">### my_pll.v</text:p>
      <text:p text:style-name="Standard"/>
      <text:p text:style-name="Standard"><text:soft-page-break/>- - -</text:p>
      <text:p text:style-name="Standard"/>
      <text:p text:style-name="Standard">designed phase locked loop</text:p>
      <text:p text:style-name="Standard"/>
      <text:p text:style-name="Standard">* input: 50M clock</text:p>
      <text:p text:style-name="Standard"/>
      <text:p text:style-name="Standard">* output: 5M, 25M, 100M clock</text:p>
      <text:p text:style-name="Standard"/>
      <text:p text:style-name="Standard"/>
      <text:p text:style-name="Standard">- - -</text:p>
      <text:p text:style-name="Standard"/>
      <text:p text:style-name="Standard">### uart_controller.v</text:p>
      <text:p text:style-name="Standard"/>
      <text:p text:style-name="Standard"/>
      <text:p text:style-name="Standard">* input clock: 25M <text:s/>- tried to match with MPR's clock 25M</text:p>
      <text:p text:style-name="Standard"/>
      <text:p text:style-name="Standard">* baud rate: 115200</text:p>
      <text:p text:style-name="Standard"/>
      <text:p text:style-name="Standard">* UART_CLKS_PER_BIT: 25M/115200 = 217</text:p>
      <text:p text:style-name="Standard"/>
      <text:p text:style-name="Standard">##### - LUT FOR uart_controller.v</text:p>
      <text:p text:style-name="Standard"/>
      <text:p text:style-name="Standard">|Parameters|hex|definition|</text:p>
      <text:p text:style-name="Standard">|---:|---:|---:|</text:p>
      <text:p text:style-name="Standard">|UART_SG_RUN|8'h52|Turn devices on |</text:p>
      <text:p text:style-name="Standard">|UART_SG_STOP|8'h53|Turn devices off|</text:p>
      <text:p text:style-name="Standard">|UART_SG_ADS_FINISH|8'h46| ADS Data ready|</text:p>
      <text:p text:style-name="Standard">|UART_SG_ADS_READ_REG|8'h61| ADS Register read|</text:p>
      <text:p text:style-name="Standard"/>
      <text:p text:style-name="Standard">##### - LUT FOR uart_controller state</text:p>
      <text:p text:style-name="Standard"/>
      <text:p text:style-name="Standard">|State|hex|definiton|</text:p>
      <text:p text:style-name="Standard">|---:|---|---|</text:p>
      <text:p text:style-name="Standard">|ST_IDLE|8'd0| checking 'w_uart_data_Rx' stage|</text:p>
      <text:p text:style-name="Standard">|ST_RX_READ_REG_ADDR|8'd4| PC wants to read REG, so concentrate two 'w_uart_data_Rx'|</text:p>
      <text:p text:style-name="Standard"/>
      <text:p text:style-name="Standard"/>
      <text:p text:style-name="Standard">&gt; uart_controller.v verifies data sent from PC</text:p>
      <text:p text:style-name="Standard"/>
      <text:p text:style-name="Standard"/>
      <text:p text:style-name="Standard">### uart_tx.v</text:p>
      <text:p text:style-name="Standard"/>
      <text:p text:style-name="Standard">* **i_UART_DATA_TX_VALID** bit high(1) will initiate uart_tx</text:p>
      <text:p text:style-name="Standard"/>
      <text:p text:style-name="Standard">* In our case there are two types of tx data <text:s text:c="4"/></text:p>
      <text:p text:style-name="Standard"><text:s text:c="2"/>* **40Bits** : when header is **ADS_SEND_DATA**</text:p>
      <text:p text:style-name="Standard"><text:s text:c="2"/>* **24Bits** : when header is **MPR_SEND_DATA, ADS_READ_DATA, MPR_READ_DATA**</text:p>
      <text:p text:style-name="Standard"/>
      <text:p text:style-name="Standard"><text:soft-page-break/>* The only different of two case is how many reps uart_tx has to repeat.(uart can send or receive 8 bits at once)</text:p>
      <text:p text:style-name="Standard"/>
      <text:p text:style-name="Standard">* So, from [39:32] to [7:0] start sending it by giving signal **r_uart_data_tx_valid** high(1) <text:s text:c="3"/></text:p>
      <text:p text:style-name="Standard"><text:s text:c="2"/>* **r_uart_data_tx_valid** : data setting for uart tx is ready, begin uart_tx communication</text:p>
      <text:p text:style-name="Standard"/>
      <text:p text:style-name="Standard">* **o_Tx_Active** : always goes high(1) during communication</text:p>
      <text:p text:style-name="Standard"/>
      <text:p text:style-name="Standard">* **o_Tx_Serial** : single bit data that really sent to PC. consisting **r_Tx_Data's ** from LSB to MSB</text:p>
      <text:p text:style-name="Standard">### uart_rx.v</text:p>
      <text:p text:style-name="Standard"/>
      <text:p text:style-name="Standard">* **i_Rx_Serial** (i_UART_RXD==UART_RXD) inputs low to begin ***UART_RX***</text:p>
      <text:p text:style-name="Standard"/>
      <text:p text:style-name="Standard">* After two cycle **i_Rx_Serial(i_UART_RXD)** replicated to **r_Rx_Data** <text:s/></text:p>
      <text:p text:style-name="Standard"/>
      <text:p text:style-name="Standard">* When **r_Clock_count** reaches (CLKS_PER_BIT-1)/2=108, change state to **s_RX_START_BIT**</text:p>
      <text:p text:style-name="Standard"/>
      <text:p text:style-name="Standard">* **r_Rx_Byte[7:0]** getting filled with **r_Rx_Data** from LSB to MSB (r_Rx_Data doesn't have to be low this time)</text:p>
      <text:p text:style-name="Standard"/>
      <text:p text:style-name="Standard">* After **r_Rx_Byte[7:0]** is filled, change state and wait (CLKS_PER_BIT-1) cycle</text:p>
      <text:p text:style-name="Standard"/>
      <text:p text:style-name="Standard">* When **r_Clock_count** reaches (CLKS_PER_BIT-1), state changes with register **r_Rx_Dv** high,</text:p>
      <text:p text:style-name="Standard"/>
      <text:p text:style-name="Standard">* At s_CLEANUP state change register '**r_Rx_Dv**' back to low</text:p>
      <text:p text:style-name="Standard"/>
      <text:p text:style-name="Standard">* assign **o_Rx_DV, O_Rx_Byte** with **r_Rx_DV, r_Rx_Byte**</text:p>
      <text:p text:style-name="Standard"/>
      <text:p text:style-name="Standard"/>
      <text:p text:style-name="Standard">|r_SM_Main(State) | s_IDLE | s_RX_START_BIT | s_RX_DATA_BITS | s_RX_STOP_BIT | s_CLEANUP |</text:p>
      <text:p text:style-name="Standard">|----------:|--------:|----------------:|----------------:|---------------:|-----------:|</text:p>
      <text:p text:style-name="Standard">|Cycle Cost|-|(CLKS_PER_BIT-1)/2|CLKS_PER_BIT * 8 |CLKS_PER_BIT|1|</text:p>
      <text:p text:style-name="Standard">|r_Rx_DV|0-&gt;0|0-&gt;0|0-&gt;0|0-&gt;&lt;span style="color:red"&gt;1&lt;/span&gt;|1-&gt;0|</text:p>
      <text:p text:style-name="Standard">|r_Rx_Data|0|0|1,0|1,0|1,0|</text:p>
      <text:p text:style-name="Standard">|r_Rx_Byte|00000000|00000000|hgfedcba(start from LSB)|-| -|</text:p>
      <text:p text:style-name="Standard"/>
      <text:p text:style-name="Standard"><text:s/>&gt;uart_rx.v send 8bit data PC send, plus makes output r_Rx_Dv high right after 1 byte is filled. goes back to 0 at next cycle</text:p>
      <text:p text:style-name="Standard"/>
      <text:p text:style-name="Standard"/>
      <text:p text:style-name="Standard">### sensor_core.v</text:p>
      <text:p text:style-name="Standard"/>
      <text:p text:style-name="Standard">- - -</text:p>
      <text:p text:style-name="Standard"/>
      <text:p text:style-name="Standard">### spi_master.v</text:p>
      <text:p text:style-name="Standard"><text:soft-page-break/></text:p>
      <text:p text:style-name="Standard">* input clock: 50M</text:p>
      <text:p text:style-name="Standard"/>
      <text:p text:style-name="Standard">* spi_mode=1, (CPOL,CPHA)=(0,1)</text:p>
      <text:p text:style-name="Standard"/>
      <text:p text:style-name="Standard">* CLKS_PER_HALF_BIT= 49,</text:p>
      <text:p text:style-name="Standard"/>
      <text:p text:style-name="Standard"><text:s/>- i_CLK/(CLKS_PER_HALF_BIT*2)=f_CLK=512kHz</text:p>
      <text:p text:style-name="Standard"/>
      <text:p text:style-name="Standard">##### MOSI</text:p>
      <text:p text:style-name="Standard">&gt;<text:tab/>&gt; as **i_TX_DV(r_spi_data_in_valid)** goes high for a moment, **r_SPI_CLK_Edges** becomes 16, **o_TX_Ready** becomes 1'b0 <text:s text:c="4"/></text:p>
      <text:p text:style-name="Standard">&gt; <text:tab/>&gt; to prevent unwanted data change, we used cycle delay</text:p>
      <text:p text:style-name="Standard"/>
      <text:p text:style-name="Standard">&lt;pre&gt;</text:p>
      <text:p text:style-name="Standard">&lt;code&gt;</text:p>
      <text:p text:style-name="Standard"><text:s/>always @(posedge i_Clk or negedge i_Rst_L)</text:p>
      <text:p text:style-name="Standard"><text:s text:c="2"/>begin</text:p>
      <text:p text:style-name="Standard"><text:s text:c="4"/>if (~i_Rst_L)</text:p>
      <text:p text:style-name="Standard"><text:s text:c="4"/>begin</text:p>
      <text:p text:style-name="Standard"><text:s text:c="6"/>r_TX_Byte &lt;= 8'h00;</text:p>
      <text:p text:style-name="Standard"><text:s text:c="6"/>r_TX_DV <text:s text:c="2"/>&lt;= 1'b0;</text:p>
      <text:p text:style-name="Standard"><text:s text:c="4"/>end</text:p>
      <text:p text:style-name="Standard"><text:s text:c="4"/>else</text:p>
      <text:p text:style-name="Standard"><text:s text:c="6"/>begin</text:p>
      <text:p text:style-name="Standard"><text:s text:c="8"/>r_TX_DV &lt;= i_TX_DV; // 1 clock cycle delay !!! <text:s/></text:p>
      <text:p text:style-name="Standard"><text:s text:c="8"/>if (i_TX_DV)</text:p>
      <text:p text:style-name="Standard"><text:s text:c="8"/>begin</text:p>
      <text:p text:style-name="Standard"><text:s text:c="10"/>r_TX_Byte &lt;= i_TX_Byte;</text:p>
      <text:p text:style-name="Standard"><text:s text:c="8"/>end</text:p>
      <text:p text:style-name="Standard"><text:s text:c="6"/>end</text:p>
      <text:p text:style-name="Standard"><text:s text:c="2"/>end</text:p>
      <text:p text:style-name="Standard">&lt;/code&gt;</text:p>
      <text:p text:style-name="Standard">&lt;/pre&gt;</text:p>
      <text:p text:style-name="Standard"/>
      <text:p text:style-name="Standard">&gt; <text:tab/>&gt; after **i_TX_DV** becomes low again, make SPI it's own 16 cycle using reg **r_Trailing_Egde, r_Leading_Egde**</text:p>
      <text:p text:style-name="Standard"/>
      <text:p text:style-name="Standard">&lt;p align="center"&gt;</text:p>
      <text:p text:style-name="Standard"><text:s text:c="2"/>&lt;img width="600" height="200" src="./reference/Image/spi_clock.PNG"&gt;</text:p>
      <text:p text:style-name="Standard">&lt;/p&gt;</text:p>
      <text:p text:style-name="Standard"/>
      <text:p text:style-name="Standard"/>
      <text:p text:style-name="Standard">&gt; <text:tab/>&gt; now at the Edge of spi_clock send single bit of input Byte **i_TX_Byte** from MSB to LSB</text:p>
      <text:p text:style-name="Standard"/>
      <text:p text:style-name="Standard">&lt;pre&gt;</text:p>
      <text:p text:style-name="Standard">&lt;code&gt;</text:p>
      <text:p text:style-name="Standard"><text:s/>else if ((r_Leading_Edge &amp; w_CPHA) | (r_Trailing_Edge &amp; ~w_CPHA))</text:p>
      <text:p text:style-name="Standard"><text:s text:c="6"/>begin</text:p>
      <text:p text:style-name="Standard"><text:soft-page-break/><text:s text:c="8"/>r_TX_Bit_Count &lt;= r_TX_Bit_Count - 1;</text:p>
      <text:p text:style-name="Standard"><text:s text:c="8"/>o_SPI_MOSI <text:s text:c="4"/>&lt;= r_TX_Byte[r_TX_Bit_Count];</text:p>
      <text:p text:style-name="Standard"><text:s/>end</text:p>
      <text:p text:style-name="Standard">&lt;/code&gt;</text:p>
      <text:p text:style-name="Standard">&lt;/pre&gt; <text:s/></text:p>
      <text:p text:style-name="Standard"/>
      <text:p text:style-name="Standard">&gt;<text:tab/>&gt; when data(**o_MOSI**) send is done, give **o_TX_Ready** 1'b1</text:p>
      <text:p text:style-name="Standard"/>
      <text:p text:style-name="Standard"/>
      <text:p text:style-name="Standard">###### MISO</text:p>
      <text:p text:style-name="Standard"/>
      <text:p text:style-name="Standard">&gt;<text:tab/>&gt; When **i_TX_DV** turns to high(1'b1),ini <text:s text:c="4"/></text:p>
      <text:p text:style-name="Standard">&gt;<text:tab/>&gt; Start filling **o_RX_Byte[7:0]** with **i_SPI_MISO[0:0]** ( will cost 7 cycle) <text:s text:c="4"/></text:p>
      <text:p text:style-name="Standard"/>
      <text:p text:style-name="Standard">&lt;pre&gt;</text:p>
      <text:p text:style-name="Standard">&lt;code&gt;</text:p>
      <text:p text:style-name="Standard"><text:s/>if (o_TX_Ready)</text:p>
      <text:p text:style-name="Standard"><text:s text:c="6"/>begin</text:p>
      <text:p text:style-name="Standard"><text:s text:c="8"/>r_RX_Bit_Count &lt;= 3'b111;</text:p>
      <text:p text:style-name="Standard"><text:s text:c="6"/>end</text:p>
      <text:p text:style-name="Standard"><text:s text:c="6"/>else if ((r_Leading_Edge &amp; ~w_CPHA) | (r_Trailing_Edge &amp; w_CPHA))</text:p>
      <text:p text:style-name="Standard"><text:s text:c="6"/>begin</text:p>
      <text:p text:style-name="Standard"><text:s text:c="8"/>o_RX_Byte[r_RX_Bit_Count] &lt;= i_SPI_MISO;</text:p>
      <text:p text:style-name="Standard"><text:s text:c="8"/>r_RX_Bit_Count <text:s text:c="11"/>&lt;= r_RX_Bit_Count - 1;</text:p>
      <text:p text:style-name="Standard"><text:s text:c="8"/>if (r_RX_Bit_Count == 3'b000)</text:p>
      <text:p text:style-name="Standard"><text:s text:c="8"/>begin</text:p>
      <text:p text:style-name="Standard"><text:s text:c="10"/>o_RX_DV <text:s text:c="2"/>&lt;= 1'b1; <text:s text:c="2"/>// Byte done, pulse Data Valid</text:p>
      <text:p text:style-name="Standard"><text:s text:c="8"/>end</text:p>
      <text:p text:style-name="Standard"><text:s text:c="6"/>end</text:p>
      <text:p text:style-name="Standard">&lt;/code&gt;</text:p>
      <text:p text:style-name="Standard">&lt;/pre&gt;</text:p>
      <text:p text:style-name="Standard"/>
      <text:p text:style-name="Standard">&gt;<text:tab/>&gt; When **o_RX_Byte** is all filled, export **o_RX_DV &lt;= 1'b1**</text:p>
      <text:p text:style-name="Standard"/>
      <text:p text:style-name="Standard">### ads1292_controller.v</text:p>
      <text:p text:style-name="Standard"/>
      <text:p text:style-name="Standard">* input clock: 50M</text:p>
      <text:p text:style-name="Standard"/>
      <text:p text:style-name="Standard">* **o_ADS1292_START** : 1'b1 when ads starts, start here means when ads returns data. So at RREG or WREG <text:s/>command, **o_ADS1292_START** goes 1'b0</text:p>
      <text:p text:style-name="Standard"/>
      <text:p text:style-name="Standard">* **o_SPI_CSN** : meaning chip select, there are various chips(ex. ADS1292, ADS1291 ... ) and you can only communicate with one chip using SPI protocol.</text:p>
      <text:p text:style-name="Standard"><text:s text:c="3"/>- After the serial communication is finished, ***always wait four or more tCLK cycles*** before taking CS high <text:s text:c="3"/></text:p>
      <text:p text:style-name="Standard"><text:s text:c="3"/>- When CS is taken high, the serial interface is reset(SCLK and DIN are ignored,and DOUT enters a high-impedance state)</text:p>
      <text:p text:style-name="Standard"/>
      <text:p text:style-name="Standard">* **i_ADS1292_DRDY** : output of ads1292, meaning new conversion data are ready</text:p>
      <text:p text:style-name="Standard"><text:soft-page-break/></text:p>
      <text:p text:style-name="Standard">### mpr121_controller.v</text:p>
      <text:p text:style-name="Standard"/>
      <text:p text:style-name="Standard">### i2c_master.v</text:p>
      <text:p text:style-name="Standard"/>
      <text:p text:style-name="Standard">### khu_sensor_top.v(top modul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3T00:42:14.701501541</meta:creation-date>
    <meta:editing-duration>PT2H30M12S</meta:editing-duration>
    <meta:editing-cycles>9</meta:editing-cycles>
    <meta:generator>LibreOffice/6.0.7.3$Linux_X86_64 LibreOffice_project/00m0$Build-3</meta:generator>
    <dc:date>2020-11-19T20:43:06.263163788</dc:date>
    <meta:document-statistic meta:table-count="0" meta:image-count="0" meta:object-count="0" meta:page-count="54" meta:paragraph-count="1754" meta:word-count="10934" meta:character-count="78705" meta:non-whitespace-character-count="62841"/>
  </office:meta>
</office:document-meta>
</file>